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B00000090F3E3DB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21cm" fo:margin-left="-0.15cm" table:align="left" style:writing-mode="lr-tb"/>
    </style:style>
    <style:style style:name="Table1.A" style:family="table-column">
      <style:table-column-properties style:column-width="2.632cm"/>
    </style:style>
    <style:style style:name="Table1.B" style:family="table-column">
      <style:table-column-properties style:column-width="2cm"/>
    </style:style>
    <style:style style:name="Table1.C" style:family="table-column">
      <style:table-column-properties style:column-width="4.501cm"/>
    </style:style>
    <style:style style:name="Table1.D" style:family="table-column">
      <style:table-column-properties style:column-width="1.501cm"/>
    </style:style>
    <style:style style:name="Table1.E" style:family="table-column">
      <style:table-column-properties style:column-width="6.287cm"/>
    </style:style>
    <style:style style:name="Table1.1" style:family="table-row">
      <style:table-row-properties style:min-row-height="0.529cm" fo:keep-together="always"/>
    </style:style>
    <style:style style:name="Table1.A1" style:family="table-cell">
      <style:table-cell-properties style:vertical-align="bottom" fo:padding="0cm" fo:border-left="0.5pt solid #000000" fo:border-right="none" fo:border-top="0.5pt solid #000000" fo:border-bottom="0.5pt solid #000000" style:writing-mode="lr-tb"/>
    </style:style>
    <style:style style:name="Table1.E1" style:family="table-cell">
      <style:table-cell-properties style:vertical-align="bottom" fo:padding="0cm" fo:border="0.5pt solid #000000" style:writing-mode="lr-tb"/>
    </style:style>
    <style:style style:name="Table1.2" style:family="table-row">
      <style:table-row-properties style:min-row-height="0.594cm" fo:keep-together="always"/>
    </style:style>
    <style:style style:name="Table1.A2" style:family="table-cell">
      <style:table-cell-properties style:vertical-align="middle" fo:padding="0cm" fo:border-left="0.5pt solid #000000" fo:border-right="none" fo:border-top="none" fo:border-bottom="1pt solid #000000" style:writing-mode="lr-tb"/>
    </style:style>
    <style:style style:name="Table1.B2" style:family="table-cell">
      <style:table-cell-properties style:vertical-align="middle" fo:padding="0cm" fo:border-left="0.5pt solid #000000" fo:border-right="none" fo:border-top="0.5pt solid #000000" fo:border-bottom="1pt solid #000000" style:writing-mode="lr-tb"/>
    </style:style>
    <style:style style:name="Table1.C2" style:family="table-cell">
      <style:table-cell-properties style:vertical-align="bottom" fo:padding="0cm" fo:border-left="0.5pt solid #000000" fo:border-right="none" fo:border-top="0.5pt solid #000000" fo:border-bottom="none" style:writing-mode="lr-tb"/>
    </style:style>
    <style:style style:name="Table1.D2" style:family="table-cell">
      <style:table-cell-properties style:vertical-align="top" fo:padding="0cm" fo:border-left="0.5pt solid #000000" fo:border-right="none" fo:border-top="none" fo:border-bottom="0.5pt solid #000000" style:writing-mode="lr-tb"/>
    </style:style>
    <style:style style:name="Table1.E2" style:family="table-cell">
      <style:table-cell-properties style:vertical-align="top" fo:padding="0cm" fo:border="0.5pt solid #000000" style:writing-mode="lr-tb"/>
    </style:style>
    <style:style style:name="Table1.3" style:family="table-row">
      <style:table-row-properties style:min-row-height="0.709cm" fo:keep-together="always"/>
    </style:style>
    <style:style style:name="Table1.4" style:family="table-row">
      <style:table-row-properties style:min-row-height="0.72cm" fo:keep-together="always"/>
    </style:style>
    <style:style style:name="Table1.D4" style:family="table-cell">
      <style:table-cell-properties style:vertical-align="top" fo:padding="0cm" fo:border-left="0.5pt solid #000000" fo:border-right="none" fo:border-top="none" fo:border-bottom="1pt solid #000000" style:writing-mode="lr-tb"/>
    </style:style>
    <style:style style:name="Table1.E4" style:family="table-cell">
      <style:table-cell-properties style:vertical-align="top" fo:padding="0cm" fo:border-left="0.5pt solid #000000" fo:border-right="0.5pt solid #000000" fo:border-top="0.5pt solid #000000" fo:border-bottom="1pt solid #000000" style:writing-mode="lr-tb"/>
    </style:style>
    <style:style style:name="Table2" style:family="table">
      <style:table-properties style:width="16.956cm" fo:margin-left="-0.168cm" table:align="left" style:writing-mode="lr-tb"/>
    </style:style>
    <style:style style:name="Table2.A" style:family="table-column">
      <style:table-column-properties style:column-width="0.381cm"/>
    </style:style>
    <style:style style:name="Table2.B" style:family="table-column">
      <style:table-column-properties style:column-width="2.254cm"/>
    </style:style>
    <style:style style:name="Table2.C" style:family="table-column">
      <style:table-column-properties style:column-width="6.015cm"/>
    </style:style>
    <style:style style:name="Table2.D" style:family="table-column">
      <style:table-column-properties style:column-width="2.004cm"/>
    </style:style>
    <style:style style:name="Table2.E" style:family="table-column">
      <style:table-column-properties style:column-width="2.055cm"/>
    </style:style>
    <style:style style:name="Table2.F" style:family="table-column">
      <style:table-column-properties style:column-width="4.247cm"/>
    </style:style>
    <style:style style:name="Table2.1" style:family="table-row">
      <style:table-row-properties style:min-row-height="0.84cm" fo:keep-together="always"/>
    </style:style>
    <style:style style:name="Table2.A1" style:family="table-cell">
      <style:table-cell-properties style:vertical-align="top" fo:padding="0cm" fo:border-left="0.5pt solid #000000" fo:border-right="none" fo:border-top="1pt solid #000000" fo:border-bottom="0.5pt solid #000000" style:writing-mode="lr-tb"/>
    </style:style>
    <style:style style:name="Table2.F1" style:family="table-cell">
      <style:table-cell-properties style:vertical-align="top" fo:padding="0cm" fo:border-left="0.5pt solid #000000" fo:border-right="0.5pt solid #000000" fo:border-top="1pt solid #000000" fo:border-bottom="0.5pt solid #000000" style:writing-mode="lr-tb"/>
    </style:style>
    <style:style style:name="Table2.2" style:family="table-row">
      <style:table-row-properties style:min-row-height="0.041cm" fo:keep-together="always"/>
    </style:style>
    <style:style style:name="Table2.A2" style:family="table-cell">
      <style:table-cell-properties style:vertical-align="bottom" fo:padding="0cm" fo:border-left="1pt solid #000000" fo:border-right="none" fo:border-top="none" fo:border-bottom="0.5pt solid #000000" style:writing-mode="lr-tb"/>
    </style:style>
    <style:style style:name="Table2.B2" style:family="table-cell">
      <style:table-cell-properties style:vertical-align="top" fo:padding="0cm" fo:border-left="0.5pt solid #000000" fo:border-right="none" fo:border-top="none" fo:border-bottom="0.5pt solid #000000" style:writing-mode="lr-tb"/>
    </style:style>
    <style:style style:name="Table2.C2" style:family="table-cell">
      <style:table-cell-properties style:vertical-align="bottom" fo:padding="0cm" fo:border-left="0.5pt solid #000000" fo:border-right="none" fo:border-top="none" fo:border-bottom="0.5pt solid #000000" style:writing-mode="lr-tb"/>
    </style:style>
    <style:style style:name="Table2.F2" style:family="table-cell">
      <style:table-cell-properties style:vertical-align="bottom" fo:padding="0cm" fo:border-left="0.5pt solid #000000" fo:border-right="1pt solid #000000" fo:border-top="none" fo:border-bottom="0.5pt solid #000000" style:writing-mode="lr-tb"/>
    </style:style>
    <style:style style:name="Table3" style:family="table">
      <style:table-properties style:width="17.17cm" fo:margin-left="-0.15cm" table:align="left" style:writing-mode="lr-tb"/>
    </style:style>
    <style:style style:name="Table3.A" style:family="table-column">
      <style:table-column-properties style:column-width="4.627cm"/>
    </style:style>
    <style:style style:name="Table3.B" style:family="table-column">
      <style:table-column-properties style:column-width="1.753cm"/>
    </style:style>
    <style:style style:name="Table3.C" style:family="table-column">
      <style:table-column-properties style:column-width="2.002cm"/>
    </style:style>
    <style:style style:name="Table3.D" style:family="table-column">
      <style:table-column-properties style:column-width="1.752cm"/>
    </style:style>
    <style:style style:name="Table3.E" style:family="table-column">
      <style:table-column-properties style:column-width="1.773cm"/>
    </style:style>
    <style:style style:name="Table3.F" style:family="table-column">
      <style:table-column-properties style:column-width="1.831cm"/>
    </style:style>
    <style:style style:name="Table3.G" style:family="table-column">
      <style:table-column-properties style:column-width="3.433cm"/>
    </style:style>
    <style:style style:name="Table3.1" style:family="table-row">
      <style:table-row-properties style:min-row-height="0.476cm" fo:keep-together="always"/>
    </style:style>
    <style:style style:name="Table3.A1" style:family="table-cell">
      <style:table-cell-properties style:vertical-align="middle" fo:padding="0cm" fo:border-left="0.5pt solid #000000" fo:border-right="none" fo:border-top="0.5pt solid #000000" fo:border-bottom="none" style:writing-mode="lr-tb"/>
    </style:style>
    <style:style style:name="Table3.B1" style:family="table-cell">
      <style:table-cell-properties style:vertical-align="middle" fo:padding="0cm" fo:border-left="0.5pt solid #000000" fo:border-right="none" fo:border-top="0.5pt solid #000000" fo:border-bottom="0.5pt solid #000000" style:writing-mode="lr-tb"/>
    </style:style>
    <style:style style:name="Table3.G1" style:family="table-cell">
      <style:table-cell-properties style:vertical-align="middle" fo:padding="0cm" fo:border="0.5pt solid #000000" style:writing-mode="lr-tb"/>
    </style:style>
    <style:style style:name="Table3.A2" style:family="table-cell">
      <style:table-cell-properties style:vertical-align="bottom" fo:padding="0cm" fo:border-left="0.5pt solid #000000" fo:border-right="none" fo:border-top="none" fo:border-bottom="0.5pt solid #000000" style:writing-mode="lr-tb"/>
    </style:style>
    <style:style style:name="Table3.B2" style:family="table-cell">
      <style:table-cell-properties style:vertical-align="bottom" fo:padding="0cm" fo:border-left="0.5pt solid #000000" fo:border-right="none" fo:border-top="0.5pt solid #000000" fo:border-bottom="none" style:writing-mode="lr-tb"/>
    </style:style>
    <style:style style:name="Table3.E2" style:family="table-cell">
      <style:table-cell-properties style:vertical-align="bottom" fo:padding="0cm" fo:border-left="0.5pt solid #000000" fo:border-right="0.5pt solid #000000" fo:border-top="0.5pt solid #000000" fo:border-bottom="none" style:writing-mode="lr-tb"/>
    </style:style>
    <style:style style:name="Table3.A3" style:family="table-cell">
      <style:table-cell-properties style:vertical-align="bottom" fo:padding="0cm" fo:border-left="0.5pt solid #000000" fo:border-right="none" fo:border-top="0.5pt solid #000000" fo:border-bottom="0.5pt solid #000000" style:writing-mode="lr-tb"/>
    </style:style>
    <style:style style:name="Table3.E3" style:family="table-cell">
      <style:table-cell-properties style:vertical-align="bottom" fo:padding="0cm" fo:border="0.5pt solid #000000" style:writing-mode="lr-tb"/>
    </style:style>
    <style:style style:name="Table4" style:family="table">
      <style:table-properties style:width="15.753cm" fo:margin-left="-0.191cm" table:align="left" style:writing-mode="lr-tb"/>
    </style:style>
    <style:style style:name="Table4.A" style:family="table-column">
      <style:table-column-properties style:column-width="2.501cm"/>
    </style:style>
    <style:style style:name="Table4.B" style:family="table-column">
      <style:table-column-properties style:column-width="3.75cm"/>
    </style:style>
    <style:style style:name="Table4.C" style:family="table-column">
      <style:table-column-properties style:column-width="9.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4.A3" style:family="table-cell">
      <style:table-cell-properties style:vertical-align="top" fo:padding-left="0.191cm" fo:padding-right="0.191cm" fo:padding-top="0cm" fo:padding-bottom="0cm" fo:border="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5" style:family="table">
      <style:table-properties style:width="15.503cm" fo:margin-left="-0.191cm" table:align="left" style:writing-mode="lr-tb"/>
    </style:style>
    <style:style style:name="Table5.A" style:family="table-column">
      <style:table-column-properties style:column-width="2.503cm"/>
    </style:style>
    <style:style style:name="Table5.B" style:family="table-column">
      <style:table-column-properties style:column-width="3.748cm"/>
    </style:style>
    <style:style style:name="Table5.C" style:family="table-column">
      <style:table-column-properties style:column-width="9.2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A6"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6" style:family="table">
      <style:table-properties style:width="15.443cm" fo:margin-left="-0.191cm" table:align="left" style:writing-mode="lr-tb"/>
    </style:style>
    <style:style style:name="Table6.A" style:family="table-column">
      <style:table-column-properties style:column-width="2.441cm"/>
    </style:style>
    <style:style style:name="Table6.B" style:family="table-column">
      <style:table-column-properties style:column-width="6.251cm"/>
    </style:style>
    <style:style style:name="Table6.C" style:family="table-column">
      <style:table-column-properties style:column-width="6.75cm"/>
    </style:style>
    <style:style style:name="Table6.1" style:family="table-row">
      <style:table-row-properties style:min-row-height="0.556cm" fo:keep-together="auto"/>
    </style:style>
    <style:style style:name="Table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6.A3" style:family="table-cell">
      <style:table-cell-properties style:vertical-align="top" fo:padding-left="0.191cm" fo:padding-right="0.191cm" fo:padding-top="0cm" fo:padding-bottom="0cm" fo:border="none" style:writing-mode="lr-tb"/>
    </style:style>
    <style:style style:name="Table6.B3" style:family="table-cell">
      <style:table-cell-properties style:vertical-align="top" fo:padding-left="0.191cm" fo:padding-right="0.191cm" fo:padding-top="0cm" fo:padding-bottom="0cm" fo:border="none" style:writing-mode="lr-tb"/>
    </style:style>
    <style:style style:name="Table6.C3" style:family="table-cell">
      <style:table-cell-properties style:vertical-align="top" fo:padding-left="0.191cm" fo:padding-right="0.191cm" fo:padding-top="0cm" fo:padding-bottom="0cm" fo:border="none" style:writing-mode="lr-tb"/>
    </style:style>
    <style:style style:name="Table6.A5" style:family="table-cell">
      <style:table-cell-properties style:vertical-align="top" fo:padding-left="0.191cm" fo:padding-right="0.191cm" fo:padding-top="0cm" fo:padding-bottom="0cm" fo:border="none" style:writing-mode="lr-tb"/>
    </style:style>
    <style:style style:name="Table6.B5" style:family="table-cell">
      <style:table-cell-properties style:vertical-align="top" fo:padding-left="0.191cm" fo:padding-right="0.191cm" fo:padding-top="0cm" fo:padding-bottom="0cm" fo:border="none" style:writing-mode="lr-tb"/>
    </style:style>
    <style:style style:name="Table6.C5" style:family="table-cell">
      <style:table-cell-properties style:vertical-align="top" fo:padding-left="0.191cm" fo:padding-right="0.191cm" fo:padding-top="0cm" fo:padding-bottom="0cm" fo:border="none" style:writing-mode="lr-tb"/>
    </style:style>
    <style:style style:name="Table6.A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B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C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7" style:family="table">
      <style:table-properties style:width="15.815cm" fo:margin-left="-0.044cm" table:align="left" style:writing-mode="lr-tb"/>
    </style:style>
    <style:style style:name="Table7.A" style:family="table-column">
      <style:table-column-properties style:column-width="1.277cm"/>
    </style:style>
    <style:style style:name="Table7.B" style:family="table-column">
      <style:table-column-properties style:column-width="2.895cm"/>
    </style:style>
    <style:style style:name="Table7.C" style:family="table-column">
      <style:table-column-properties style:column-width="1.603cm"/>
    </style:style>
    <style:style style:name="Table7.D" style:family="table-column">
      <style:table-column-properties style:column-width="3.004cm"/>
    </style:style>
    <style:style style:name="Table7.E" style:family="table-column">
      <style:table-column-properties style:column-width="1.75cm"/>
    </style:style>
    <style:style style:name="Table7.F" style:family="table-column">
      <style:table-column-properties style:column-width="5.286cm"/>
    </style:style>
    <style:style style:name="Table7.1" style:family="table-row">
      <style:table-row-properties style:min-row-height="0.041cm" fo:keep-together="auto"/>
    </style:style>
    <style:style style:name="Table7.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8" style:family="table">
      <style:table-properties style:width="15.443cm" fo:margin-left="-0.191cm" table:align="left" style:writing-mode="lr-tb"/>
    </style:style>
    <style:style style:name="Table8.A" style:family="table-column">
      <style:table-column-properties style:column-width="2.441cm"/>
    </style:style>
    <style:style style:name="Table8.B" style:family="table-column">
      <style:table-column-properties style:column-width="6.251cm"/>
    </style:style>
    <style:style style:name="Table8.C" style:family="table-column">
      <style:table-column-properties style:column-width="6.75cm"/>
    </style:style>
    <style:style style:name="Table8.1" style:family="table-row">
      <style:table-row-properties style:min-row-height="0.556cm" fo:keep-together="auto"/>
    </style:style>
    <style:style style:name="Table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8.A3" style:family="table-cell">
      <style:table-cell-properties style:vertical-align="top" fo:padding-left="0.191cm" fo:padding-right="0.191cm" fo:padding-top="0cm" fo:padding-bottom="0cm" fo:border="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none" style:writing-mode="lr-tb"/>
    </style:style>
    <style:style style:name="Table8.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9" style:family="table">
      <style:table-properties style:width="14.372cm" fo:margin-left="-0.044cm" table:align="left" style:writing-mode="lr-tb"/>
    </style:style>
    <style:style style:name="Table9.A" style:family="table-column">
      <style:table-column-properties style:column-width="2.074cm"/>
    </style:style>
    <style:style style:name="Table9.B" style:family="table-column">
      <style:table-column-properties style:column-width="3.438cm"/>
    </style:style>
    <style:style style:name="Table9.C" style:family="table-column">
      <style:table-column-properties style:column-width="4.38cm"/>
    </style:style>
    <style:style style:name="Table9.D" style:family="table-column">
      <style:table-column-properties style:column-width="4.48cm"/>
    </style:style>
    <style:style style:name="Table9.1" style:family="table-row">
      <style:table-row-properties style:min-row-height="0.041cm" fo:keep-together="auto"/>
    </style:style>
    <style:style style:name="Table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5.443cm" fo:margin-left="-0.191cm" table:align="left" style:writing-mode="lr-tb"/>
    </style:style>
    <style:style style:name="Table10.A" style:family="table-column">
      <style:table-column-properties style:column-width="1.665cm"/>
    </style:style>
    <style:style style:name="Table10.B" style:family="table-column">
      <style:table-column-properties style:column-width="7.027cm"/>
    </style:style>
    <style:style style:name="Table10.C" style:family="table-column">
      <style:table-column-properties style:column-width="6.75cm"/>
    </style:style>
    <style:style style:name="Table10.1" style:family="table-row">
      <style:table-row-properties style:min-row-height="0.556cm" fo:keep-together="auto"/>
    </style:style>
    <style:style style:name="Table1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0.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0.A3" style:family="table-cell">
      <style:table-cell-properties style:vertical-align="top" fo:padding-left="0.191cm" fo:padding-right="0.191cm" fo:padding-top="0cm" fo:padding-bottom="0cm" fo:border="none" style:writing-mode="lr-tb"/>
    </style:style>
    <style:style style:name="Table10.B3" style:family="table-cell">
      <style:table-cell-properties style:vertical-align="top" fo:padding-left="0.191cm" fo:padding-right="0.191cm" fo:padding-top="0cm" fo:padding-bottom="0cm" fo:border="none" style:writing-mode="lr-tb"/>
    </style:style>
    <style:style style:name="Table10.C3" style:family="table-cell">
      <style:table-cell-properties style:vertical-align="top" fo:padding-left="0.191cm" fo:padding-right="0.191cm" fo:padding-top="0cm" fo:padding-bottom="0cm" fo:border="none" style:writing-mode="lr-tb"/>
    </style:style>
    <style:style style:name="Table10.A5" style:family="table-cell">
      <style:table-cell-properties style:vertical-align="top" fo:padding-left="0.191cm" fo:padding-right="0.191cm" fo:padding-top="0cm" fo:padding-bottom="0cm" fo:border="none" style:writing-mode="lr-tb"/>
    </style:style>
    <style:style style:name="Table10.B5" style:family="table-cell">
      <style:table-cell-properties style:vertical-align="top" fo:padding-left="0.191cm" fo:padding-right="0.191cm" fo:padding-top="0cm" fo:padding-bottom="0cm" fo:border="none" style:writing-mode="lr-tb"/>
    </style:style>
    <style:style style:name="Table10.C5" style:family="table-cell">
      <style:table-cell-properties style:vertical-align="top" fo:padding-left="0.191cm" fo:padding-right="0.191cm" fo:padding-top="0cm" fo:padding-bottom="0cm" fo:border="none" style:writing-mode="lr-tb"/>
    </style:style>
    <style:style style:name="Table10.A7" style:family="table-cell">
      <style:table-cell-properties style:vertical-align="top" fo:padding-left="0.191cm" fo:padding-right="0.191cm" fo:padding-top="0cm" fo:padding-bottom="0cm" fo:border="none" style:writing-mode="lr-tb"/>
    </style:style>
    <style:style style:name="Table10.B7" style:family="table-cell">
      <style:table-cell-properties style:vertical-align="top" fo:padding-left="0.191cm" fo:padding-right="0.191cm" fo:padding-top="0cm" fo:padding-bottom="0cm" fo:border="none" style:writing-mode="lr-tb"/>
    </style:style>
    <style:style style:name="Table10.C7" style:family="table-cell">
      <style:table-cell-properties style:vertical-align="top" fo:padding-left="0.191cm" fo:padding-right="0.191cm" fo:padding-top="0cm" fo:padding-bottom="0cm" fo:border="none" style:writing-mode="lr-tb"/>
    </style:style>
    <style:style style:name="Table10.A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B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C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1" style:family="table">
      <style:table-properties style:width="13.093cm" fo:margin-left="-0.044cm" table:align="left" style:writing-mode="lr-tb"/>
    </style:style>
    <style:style style:name="Table11.A" style:family="table-column">
      <style:table-column-properties style:column-width="1.543cm"/>
    </style:style>
    <style:style style:name="Table11.B" style:family="table-column">
      <style:table-column-properties style:column-width="1.418cm"/>
    </style:style>
    <style:style style:name="Table11.C" style:family="table-column">
      <style:table-column-properties style:column-width="1.61cm"/>
    </style:style>
    <style:style style:name="Table11.D" style:family="table-column">
      <style:table-column-properties style:column-width="1.676cm"/>
    </style:style>
    <style:style style:name="Table11.E" style:family="table-column">
      <style:table-column-properties style:column-width="1.531cm"/>
    </style:style>
    <style:style style:name="Table11.F" style:family="table-column">
      <style:table-column-properties style:column-width="1.778cm"/>
    </style:style>
    <style:style style:name="Table11.G" style:family="table-column">
      <style:table-column-properties style:column-width="1.852cm"/>
    </style:style>
    <style:style style:name="Table11.H" style:family="table-column">
      <style:table-column-properties style:column-width="1.685cm"/>
    </style:style>
    <style:style style:name="Table11.1" style:family="table-row">
      <style:table-row-properties style:min-row-height="0.041cm" fo:keep-together="auto"/>
    </style:style>
    <style:style style:name="Table11.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2" style:family="table">
      <style:table-properties style:width="14.296cm" fo:margin-left="-0.191cm" table:align="left" style:writing-mode="lr-tb"/>
    </style:style>
    <style:style style:name="Table12.A" style:family="table-column">
      <style:table-column-properties style:column-width="1.665cm"/>
    </style:style>
    <style:style style:name="Table12.B" style:family="table-column">
      <style:table-column-properties style:column-width="6.641cm"/>
    </style:style>
    <style:style style:name="Table12.C" style:family="table-column">
      <style:table-column-properties style:column-width="3.889cm"/>
    </style:style>
    <style:style style:name="Table12.D" style:family="table-column">
      <style:table-column-properties style:column-width="2.101cm"/>
    </style:style>
    <style:style style:name="Table12.1" style:family="table-row">
      <style:table-row-properties style:min-row-height="0.556cm" fo:keep-together="auto"/>
    </style:style>
    <style:style style:name="Table1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2.3" style:family="table-row">
      <style:table-row-properties style:min-row-height="0.67cm" fo:keep-together="auto"/>
    </style:style>
    <style:style style:name="Table12.A3" style:family="table-cell">
      <style:table-cell-properties style:vertical-align="top" fo:padding-left="0.191cm" fo:padding-right="0.191cm" fo:padding-top="0cm" fo:padding-bottom="0cm" fo:border="none" style:writing-mode="lr-tb"/>
    </style:style>
    <style:style style:name="Table12.B3" style:family="table-cell">
      <style:table-cell-properties style:vertical-align="top" fo:padding-left="0.191cm" fo:padding-right="0.191cm" fo:padding-top="0cm" fo:padding-bottom="0cm" fo:border="none" style:writing-mode="lr-tb"/>
    </style:style>
    <style:style style:name="Table12.C3" style:family="table-cell">
      <style:table-cell-properties style:vertical-align="top" fo:padding-left="0.191cm" fo:padding-right="0.191cm" fo:padding-top="0cm" fo:padding-bottom="0cm" fo:border="none" style:writing-mode="lr-tb"/>
    </style:style>
    <style:style style:name="Table12.D3" style:family="table-cell">
      <style:table-cell-properties style:vertical-align="top" fo:padding-left="0.191cm" fo:padding-right="0.191cm" fo:padding-top="0cm" fo:padding-bottom="0cm" fo:border="none" style:writing-mode="lr-tb"/>
    </style:style>
    <style:style style:name="Table12.4" style:family="table-row">
      <style:table-row-properties style:min-row-height="0.504cm" fo:keep-together="auto"/>
    </style:style>
    <style:style style:name="Table12.5" style:family="table-row">
      <style:table-row-properties style:min-row-height="0.529cm" fo:keep-together="auto"/>
    </style:style>
    <style:style style:name="Table12.A5" style:family="table-cell">
      <style:table-cell-properties style:vertical-align="top" fo:padding-left="0.191cm" fo:padding-right="0.191cm" fo:padding-top="0cm" fo:padding-bottom="0cm" fo:border="none" style:writing-mode="lr-tb"/>
    </style:style>
    <style:style style:name="Table12.B5" style:family="table-cell">
      <style:table-cell-properties style:vertical-align="top" fo:padding-left="0.191cm" fo:padding-right="0.191cm" fo:padding-top="0cm" fo:padding-bottom="0cm" fo:border="none" style:writing-mode="lr-tb"/>
    </style:style>
    <style:style style:name="Table12.C5" style:family="table-cell">
      <style:table-cell-properties style:vertical-align="top" fo:padding-left="0.191cm" fo:padding-right="0.191cm" fo:padding-top="0cm" fo:padding-bottom="0cm" fo:border="none" style:writing-mode="lr-tb"/>
    </style:style>
    <style:style style:name="Table12.D5" style:family="table-cell">
      <style:table-cell-properties style:vertical-align="top" fo:padding-left="0.191cm" fo:padding-right="0.191cm" fo:padding-top="0cm" fo:padding-bottom="0cm" fo:border="none" style:writing-mode="lr-tb"/>
    </style:style>
    <style:style style:name="Table12.A7" style:family="table-cell">
      <style:table-cell-properties style:vertical-align="top" fo:padding-left="0.191cm" fo:padding-right="0.191cm" fo:padding-top="0cm" fo:padding-bottom="0cm" fo:border="none" style:writing-mode="lr-tb"/>
    </style:style>
    <style:style style:name="Table12.B7" style:family="table-cell">
      <style:table-cell-properties style:vertical-align="top" fo:padding-left="0.191cm" fo:padding-right="0.191cm" fo:padding-top="0cm" fo:padding-bottom="0cm" fo:border="none" style:writing-mode="lr-tb"/>
    </style:style>
    <style:style style:name="Table12.C7" style:family="table-cell">
      <style:table-cell-properties style:vertical-align="top" fo:padding-left="0.191cm" fo:padding-right="0.191cm" fo:padding-top="0cm" fo:padding-bottom="0cm" fo:border="none" style:writing-mode="lr-tb"/>
    </style:style>
    <style:style style:name="Table12.D7" style:family="table-cell">
      <style:table-cell-properties style:vertical-align="top" fo:padding-left="0.191cm" fo:padding-right="0.191cm" fo:padding-top="0cm" fo:padding-bottom="0cm" fo:border="none" style:writing-mode="lr-tb"/>
    </style:style>
    <style:style style:name="Table12.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3" style:family="table">
      <style:table-properties style:width="13.57cm" fo:margin-left="-0.044cm" table:align="left" style:writing-mode="lr-tb"/>
    </style:style>
    <style:style style:name="Table13.A" style:family="table-column">
      <style:table-column-properties style:column-width="3.277cm"/>
    </style:style>
    <style:style style:name="Table13.B" style:family="table-column">
      <style:table-column-properties style:column-width="1.61cm"/>
    </style:style>
    <style:style style:name="Table13.C" style:family="table-column">
      <style:table-column-properties style:column-width="1.376cm"/>
    </style:style>
    <style:style style:name="Table13.D" style:family="table-column">
      <style:table-column-properties style:column-width="1.236cm"/>
    </style:style>
    <style:style style:name="Table13.F" style:family="table-column">
      <style:table-column-properties style:column-width="3.542cm"/>
    </style:style>
    <style:style style:name="Table13.G" style:family="table-column">
      <style:table-column-properties style:column-width="1.291cm"/>
    </style:style>
    <style:style style:name="Table13.1" style:family="table-row">
      <style:table-row-properties style:min-row-height="0.041cm" fo:keep-together="auto"/>
    </style:style>
    <style:style style:name="Table13.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9" style:family="table-cell">
      <style:table-cell-properties style:vertical-align="bottom" fo:padding-left="0.123cm" fo:padding-right="0.123cm" fo:padding-top="0cm" fo:padding-bottom="0cm" fo:border="none" style:writing-mode="lr-tb"/>
    </style:style>
    <style:style style:name="Table13.A10" style:family="table-cell">
      <style:table-cell-properties style:vertical-align="bottom" fo:padding-left="0.123cm" fo:padding-right="0.123cm" fo:padding-top="0cm" fo:padding-bottom="0cm" fo:border="none" style:writing-mode="lr-tb"/>
    </style:style>
    <style:style style:name="Table13.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7" style:family="table-cell">
      <style:table-cell-properties style:vertical-align="bottom" fo:padding-left="0.123cm" fo:padding-right="0.123cm" fo:padding-top="0cm" fo:padding-bottom="0cm" fo:border="none" style:writing-mode="lr-tb"/>
    </style:style>
    <style:style style:name="Table14" style:family="table">
      <style:table-properties style:width="14.296cm" fo:margin-left="-0.191cm" table:align="left" style:writing-mode="lr-tb"/>
    </style:style>
    <style:style style:name="Table14.A" style:family="table-column">
      <style:table-column-properties style:column-width="1.665cm"/>
    </style:style>
    <style:style style:name="Table14.B" style:family="table-column">
      <style:table-column-properties style:column-width="6.641cm"/>
    </style:style>
    <style:style style:name="Table14.C" style:family="table-column">
      <style:table-column-properties style:column-width="3.889cm"/>
    </style:style>
    <style:style style:name="Table14.D" style:family="table-column">
      <style:table-column-properties style:column-width="2.101cm"/>
    </style:style>
    <style:style style:name="Table14.1" style:family="table-row">
      <style:table-row-properties style:min-row-height="0.556cm" fo:keep-together="auto"/>
    </style:style>
    <style:style style:name="Table1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4.3" style:family="table-row">
      <style:table-row-properties style:min-row-height="0.67cm" fo:keep-together="auto"/>
    </style:style>
    <style:style style:name="Table14.A3" style:family="table-cell">
      <style:table-cell-properties style:vertical-align="top" fo:padding-left="0.191cm" fo:padding-right="0.191cm" fo:padding-top="0cm" fo:padding-bottom="0cm" fo:border="none" style:writing-mode="lr-tb"/>
    </style:style>
    <style:style style:name="Table14.B3" style:family="table-cell">
      <style:table-cell-properties style:vertical-align="top" fo:padding-left="0.191cm" fo:padding-right="0.191cm" fo:padding-top="0cm" fo:padding-bottom="0cm" fo:border="none" style:writing-mode="lr-tb"/>
    </style:style>
    <style:style style:name="Table14.C3" style:family="table-cell">
      <style:table-cell-properties style:vertical-align="top" fo:padding-left="0.191cm" fo:padding-right="0.191cm" fo:padding-top="0cm" fo:padding-bottom="0cm" fo:border="none" style:writing-mode="lr-tb"/>
    </style:style>
    <style:style style:name="Table14.D3" style:family="table-cell">
      <style:table-cell-properties style:vertical-align="top" fo:padding-left="0.191cm" fo:padding-right="0.191cm" fo:padding-top="0cm" fo:padding-bottom="0cm" fo:border="none" style:writing-mode="lr-tb"/>
    </style:style>
    <style:style style:name="Table14.4" style:family="table-row">
      <style:table-row-properties style:min-row-height="0.504cm" fo:keep-together="auto"/>
    </style:style>
    <style:style style:name="Table14.5" style:family="table-row">
      <style:table-row-properties style:min-row-height="0.529cm" fo:keep-together="auto"/>
    </style:style>
    <style:style style:name="Table14.A5" style:family="table-cell">
      <style:table-cell-properties style:vertical-align="top" fo:padding-left="0.191cm" fo:padding-right="0.191cm" fo:padding-top="0cm" fo:padding-bottom="0cm" fo:border="none" style:writing-mode="lr-tb"/>
    </style:style>
    <style:style style:name="Table14.B5" style:family="table-cell">
      <style:table-cell-properties style:vertical-align="top" fo:padding-left="0.191cm" fo:padding-right="0.191cm" fo:padding-top="0cm" fo:padding-bottom="0cm" fo:border="none" style:writing-mode="lr-tb"/>
    </style:style>
    <style:style style:name="Table14.C5" style:family="table-cell">
      <style:table-cell-properties style:vertical-align="top" fo:padding-left="0.191cm" fo:padding-right="0.191cm" fo:padding-top="0cm" fo:padding-bottom="0cm" fo:border="none" style:writing-mode="lr-tb"/>
    </style:style>
    <style:style style:name="Table14.D5" style:family="table-cell">
      <style:table-cell-properties style:vertical-align="top" fo:padding-left="0.191cm" fo:padding-right="0.191cm" fo:padding-top="0cm" fo:padding-bottom="0cm" fo:border="none" style:writing-mode="lr-tb"/>
    </style:style>
    <style:style style:name="Table14.A7" style:family="table-cell">
      <style:table-cell-properties style:vertical-align="top" fo:padding-left="0.191cm" fo:padding-right="0.191cm" fo:padding-top="0cm" fo:padding-bottom="0cm" fo:border="none" style:writing-mode="lr-tb"/>
    </style:style>
    <style:style style:name="Table14.B7" style:family="table-cell">
      <style:table-cell-properties style:vertical-align="top" fo:padding-left="0.191cm" fo:padding-right="0.191cm" fo:padding-top="0cm" fo:padding-bottom="0cm" fo:border="none" style:writing-mode="lr-tb"/>
    </style:style>
    <style:style style:name="Table14.C7" style:family="table-cell">
      <style:table-cell-properties style:vertical-align="top" fo:padding-left="0.191cm" fo:padding-right="0.191cm" fo:padding-top="0cm" fo:padding-bottom="0cm" fo:border="none" style:writing-mode="lr-tb"/>
    </style:style>
    <style:style style:name="Table14.D7" style:family="table-cell">
      <style:table-cell-properties style:vertical-align="top" fo:padding-left="0.191cm" fo:padding-right="0.191cm" fo:padding-top="0cm" fo:padding-bottom="0cm" fo:border="none" style:writing-mode="lr-tb"/>
    </style:style>
    <style:style style:name="Table14.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5" style:family="table">
      <style:table-properties style:width="13.57cm" fo:margin-left="-0.044cm" table:align="left" style:writing-mode="lr-tb"/>
    </style:style>
    <style:style style:name="Table15.A" style:family="table-column">
      <style:table-column-properties style:column-width="3.277cm"/>
    </style:style>
    <style:style style:name="Table15.B" style:family="table-column">
      <style:table-column-properties style:column-width="1.61cm"/>
    </style:style>
    <style:style style:name="Table15.C" style:family="table-column">
      <style:table-column-properties style:column-width="1.376cm"/>
    </style:style>
    <style:style style:name="Table15.D" style:family="table-column">
      <style:table-column-properties style:column-width="1.236cm"/>
    </style:style>
    <style:style style:name="Table15.F" style:family="table-column">
      <style:table-column-properties style:column-width="3.542cm"/>
    </style:style>
    <style:style style:name="Table15.G" style:family="table-column">
      <style:table-column-properties style:column-width="1.291cm"/>
    </style:style>
    <style:style style:name="Table15.1" style:family="table-row">
      <style:table-row-properties style:min-row-height="0.041cm" fo:keep-together="auto"/>
    </style:style>
    <style:style style:name="Table15.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6" style:family="table">
      <style:table-properties style:width="9.943cm" fo:margin-left="-0.191cm" table:align="left" style:writing-mode="lr-tb"/>
    </style:style>
    <style:style style:name="Table16.A" style:family="table-column">
      <style:table-column-properties style:column-width="1.905cm"/>
    </style:style>
    <style:style style:name="Table16.B" style:family="table-column">
      <style:table-column-properties style:column-width="8.038cm"/>
    </style:style>
    <style:style style:name="Table16.1" style:family="table-row">
      <style:table-row-properties style:min-row-height="0.041cm" fo:keep-together="auto"/>
    </style:style>
    <style:style style:name="Table1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6.A3" style:family="table-cell">
      <style:table-cell-properties style:vertical-align="top" fo:padding-left="0.191cm" fo:padding-right="0.191cm" fo:padding-top="0cm" fo:padding-bottom="0cm" fo:border="none" style:writing-mode="lr-tb"/>
    </style:style>
    <style:style style:name="Table16.B3" style:family="table-cell">
      <style:table-cell-properties style:vertical-align="top" fo:padding-left="0.191cm" fo:padding-right="0.191cm" fo:padding-top="0cm" fo:padding-bottom="0cm" fo:border="none" style:writing-mode="lr-tb"/>
    </style:style>
    <style:style style:name="Table16.A5" style:family="table-cell">
      <style:table-cell-properties style:vertical-align="top" fo:padding-left="0.191cm" fo:padding-right="0.191cm" fo:padding-top="0cm" fo:padding-bottom="0cm" fo:border="none" style:writing-mode="lr-tb"/>
    </style:style>
    <style:style style:name="Table16.B5" style:family="table-cell">
      <style:table-cell-properties style:vertical-align="top" fo:padding-left="0.191cm" fo:padding-right="0.191cm" fo:padding-top="0cm" fo:padding-bottom="0cm" fo:border="none" style:writing-mode="lr-tb"/>
    </style:style>
    <style:style style:name="Table16.A7" style:family="table-cell">
      <style:table-cell-properties style:vertical-align="top" fo:padding-left="0.191cm" fo:padding-right="0.191cm" fo:padding-top="0cm" fo:padding-bottom="0cm" fo:border="none" style:writing-mode="lr-tb"/>
    </style:style>
    <style:style style:name="Table16.B7" style:family="table-cell">
      <style:table-cell-properties style:vertical-align="top" fo:padding-left="0.191cm" fo:padding-right="0.191cm" fo:padding-top="0cm" fo:padding-bottom="0cm" fo:border="none" style:writing-mode="lr-tb"/>
    </style:style>
    <style:style style:name="Table16.A9" style:family="table-cell">
      <style:table-cell-properties style:vertical-align="top" fo:padding-left="0.191cm" fo:padding-right="0.191cm" fo:padding-top="0cm" fo:padding-bottom="0cm" fo:border="none" style:writing-mode="lr-tb"/>
    </style:style>
    <style:style style:name="Table16.B9" style:family="table-cell">
      <style:table-cell-properties style:vertical-align="top" fo:padding-left="0.191cm" fo:padding-right="0.191cm" fo:padding-top="0cm" fo:padding-bottom="0cm" fo:border="none" style:writing-mode="lr-tb"/>
    </style:style>
    <style:style style:name="Table16.A11" style:family="table-cell">
      <style:table-cell-properties style:vertical-align="top" fo:padding-left="0.191cm" fo:padding-right="0.191cm" fo:padding-top="0cm" fo:padding-bottom="0cm" fo:border="none" style:writing-mode="lr-tb"/>
    </style:style>
    <style:style style:name="Table16.B11" style:family="table-cell">
      <style:table-cell-properties style:vertical-align="top" fo:padding-left="0.191cm" fo:padding-right="0.191cm" fo:padding-top="0cm" fo:padding-bottom="0cm" fo:border="none" style:writing-mode="lr-tb"/>
    </style:style>
    <style:style style:name="Table16.A13" style:family="table-cell">
      <style:table-cell-properties style:vertical-align="top" fo:padding-left="0.191cm" fo:padding-right="0.191cm" fo:padding-top="0cm" fo:padding-bottom="0cm" fo:border="none" style:writing-mode="lr-tb"/>
    </style:style>
    <style:style style:name="Table16.B13" style:family="table-cell">
      <style:table-cell-properties style:vertical-align="top" fo:padding-left="0.191cm" fo:padding-right="0.191cm" fo:padding-top="0cm" fo:padding-bottom="0cm" fo:border="none" style:writing-mode="lr-tb"/>
    </style:style>
    <style:style style:name="Table16.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7" style:family="table">
      <style:table-properties style:width="8.692cm" fo:margin-left="-0.191cm" table:align="left" style:writing-mode="lr-tb"/>
    </style:style>
    <style:style style:name="Table17.A" style:family="table-column">
      <style:table-column-properties style:column-width="1.861cm"/>
    </style:style>
    <style:style style:name="Table17.B" style:family="table-column">
      <style:table-column-properties style:column-width="6.832cm"/>
    </style:style>
    <style:style style:name="Table17.1" style:family="table-row">
      <style:table-row-properties style:min-row-height="0.041cm" fo:keep-together="auto"/>
    </style:style>
    <style:style style:name="Table17.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7.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7.A3" style:family="table-cell">
      <style:table-cell-properties style:vertical-align="top" fo:padding-left="0.191cm" fo:padding-right="0.191cm" fo:padding-top="0cm" fo:padding-bottom="0cm" fo:border="none" style:writing-mode="lr-tb"/>
    </style:style>
    <style:style style:name="Table17.B3" style:family="table-cell">
      <style:table-cell-properties style:vertical-align="top" fo:padding-left="0.191cm" fo:padding-right="0.191cm" fo:padding-top="0cm" fo:padding-bottom="0cm" fo:border="none" style:writing-mode="lr-tb"/>
    </style:style>
    <style:style style:name="Table17.A5" style:family="table-cell">
      <style:table-cell-properties style:vertical-align="top" fo:padding-left="0.191cm" fo:padding-right="0.191cm" fo:padding-top="0cm" fo:padding-bottom="0cm" fo:border="none" style:writing-mode="lr-tb"/>
    </style:style>
    <style:style style:name="Table17.B5" style:family="table-cell">
      <style:table-cell-properties style:vertical-align="top" fo:padding-left="0.191cm" fo:padding-right="0.191cm" fo:padding-top="0cm" fo:padding-bottom="0cm" fo:border="none" style:writing-mode="lr-tb"/>
    </style:style>
    <style:style style:name="Table17.A7" style:family="table-cell">
      <style:table-cell-properties style:vertical-align="top" fo:padding-left="0.191cm" fo:padding-right="0.191cm" fo:padding-top="0cm" fo:padding-bottom="0cm" fo:border="none" style:writing-mode="lr-tb"/>
    </style:style>
    <style:style style:name="Table17.B7" style:family="table-cell">
      <style:table-cell-properties style:vertical-align="top" fo:padding-left="0.191cm" fo:padding-right="0.191cm" fo:padding-top="0cm" fo:padding-bottom="0cm" fo:border="none" style:writing-mode="lr-tb"/>
    </style:style>
    <style:style style:name="Table17.A9" style:family="table-cell">
      <style:table-cell-properties style:vertical-align="top" fo:padding-left="0.191cm" fo:padding-right="0.191cm" fo:padding-top="0cm" fo:padding-bottom="0cm" fo:border="none" style:writing-mode="lr-tb"/>
    </style:style>
    <style:style style:name="Table17.B9" style:family="table-cell">
      <style:table-cell-properties style:vertical-align="top" fo:padding-left="0.191cm" fo:padding-right="0.191cm" fo:padding-top="0cm" fo:padding-bottom="0cm" fo:border="none" style:writing-mode="lr-tb"/>
    </style:style>
    <style:style style:name="Table17.A11" style:family="table-cell">
      <style:table-cell-properties style:vertical-align="top" fo:padding-left="0.191cm" fo:padding-right="0.191cm" fo:padding-top="0cm" fo:padding-bottom="0cm" fo:border="none" style:writing-mode="lr-tb"/>
    </style:style>
    <style:style style:name="Table17.B11" style:family="table-cell">
      <style:table-cell-properties style:vertical-align="top" fo:padding-left="0.191cm" fo:padding-right="0.191cm" fo:padding-top="0cm" fo:padding-bottom="0cm" fo:border="none" style:writing-mode="lr-tb"/>
    </style:style>
    <style:style style:name="Table17.A13" style:family="table-cell">
      <style:table-cell-properties style:vertical-align="top" fo:padding-left="0.191cm" fo:padding-right="0.191cm" fo:padding-top="0cm" fo:padding-bottom="0cm" fo:border="none" style:writing-mode="lr-tb"/>
    </style:style>
    <style:style style:name="Table17.B13" style:family="table-cell">
      <style:table-cell-properties style:vertical-align="top" fo:padding-left="0.191cm" fo:padding-right="0.191cm" fo:padding-top="0cm" fo:padding-bottom="0cm" fo:border="none" style:writing-mode="lr-tb"/>
    </style:style>
    <style:style style:name="Table17.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8" style:family="table">
      <style:table-properties style:width="11.169cm" fo:margin-left="-0.191cm" table:align="left" style:writing-mode="lr-tb"/>
    </style:style>
    <style:style style:name="Table18.A" style:family="table-column">
      <style:table-column-properties style:column-width="1.665cm"/>
    </style:style>
    <style:style style:name="Table18.B" style:family="table-column">
      <style:table-column-properties style:column-width="5.383cm"/>
    </style:style>
    <style:style style:name="Table18.C" style:family="table-column">
      <style:table-column-properties style:column-width="2.02cm"/>
    </style:style>
    <style:style style:name="Table18.D" style:family="table-column">
      <style:table-column-properties style:column-width="2.101cm"/>
    </style:style>
    <style:style style:name="Table18.1" style:family="table-row">
      <style:table-row-properties style:min-row-height="0.556cm" fo:keep-together="auto"/>
    </style:style>
    <style:style style:name="Table1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8.A3" style:family="table-cell">
      <style:table-cell-properties style:vertical-align="top" fo:padding-left="0.191cm" fo:padding-right="0.191cm" fo:padding-top="0cm" fo:padding-bottom="0cm" fo:border="none" style:writing-mode="lr-tb"/>
    </style:style>
    <style:style style:name="Table18.B3" style:family="table-cell">
      <style:table-cell-properties style:vertical-align="top" fo:padding-left="0.191cm" fo:padding-right="0.191cm" fo:padding-top="0cm" fo:padding-bottom="0cm" fo:border="none" style:writing-mode="lr-tb"/>
    </style:style>
    <style:style style:name="Table18.C3" style:family="table-cell">
      <style:table-cell-properties style:vertical-align="top" fo:padding-left="0.191cm" fo:padding-right="0.191cm" fo:padding-top="0cm" fo:padding-bottom="0cm" fo:border="none" style:writing-mode="lr-tb"/>
    </style:style>
    <style:style style:name="Table18.D3" style:family="table-cell">
      <style:table-cell-properties style:vertical-align="top" fo:padding-left="0.191cm" fo:padding-right="0.191cm" fo:padding-top="0cm" fo:padding-bottom="0cm" fo:border="none" style:writing-mode="lr-tb"/>
    </style:style>
    <style:style style:name="Table18.A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9" style:family="table">
      <style:table-properties style:width="7.925cm" fo:margin-left="-0.044cm" table:align="left" style:writing-mode="lr-tb"/>
    </style:style>
    <style:style style:name="Table19.A" style:family="table-column">
      <style:table-column-properties style:column-width="2.365cm"/>
    </style:style>
    <style:style style:name="Table19.B" style:family="table-column">
      <style:table-column-properties style:column-width="1.498cm"/>
    </style:style>
    <style:style style:name="Table19.C" style:family="table-column">
      <style:table-column-properties style:column-width="4.062cm"/>
    </style:style>
    <style:style style:name="Table19.1" style:family="table-row">
      <style:table-row-properties style:min-row-height="0.646cm" fo:keep-together="auto"/>
    </style:style>
    <style:style style:name="Table1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9.2" style:family="table-row">
      <style:table-row-properties style:min-row-height="0.041cm" fo:keep-together="auto"/>
    </style:style>
    <style:style style:name="Table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0" style:family="table">
      <style:table-properties style:width="15.753cm" fo:margin-left="-0.191cm" table:align="left" style:writing-mode="lr-tb"/>
    </style:style>
    <style:style style:name="Table20.A" style:family="table-column">
      <style:table-column-properties style:column-width="4.001cm"/>
    </style:style>
    <style:style style:name="Table20.B" style:family="table-column">
      <style:table-column-properties style:column-width="6.255cm"/>
    </style:style>
    <style:style style:name="Table20.C" style:family="table-column">
      <style:table-column-properties style:column-width="5.49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0.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1" style:family="table">
      <style:table-properties style:width="15.753cm" fo:margin-left="-0.191cm" table:align="left" style:writing-mode="lr-tb"/>
    </style:style>
    <style:style style:name="Table21.A" style:family="table-column">
      <style:table-column-properties style:column-width="4.001cm"/>
    </style:style>
    <style:style style:name="Table21.B" style:family="table-column">
      <style:table-column-properties style:column-width="6.255cm"/>
    </style:style>
    <style:style style:name="Table21.C" style:family="table-column">
      <style:table-column-properties style:column-width="5.498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1.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2" style:family="table">
      <style:table-properties style:width="15.753cm" fo:margin-left="-0.191cm" table:align="left" style:writing-mode="lr-tb"/>
    </style:style>
    <style:style style:name="Table22.A" style:family="table-column">
      <style:table-column-properties style:column-width="4.001cm"/>
    </style:style>
    <style:style style:name="Table22.B" style:family="table-column">
      <style:table-column-properties style:column-width="6.255cm"/>
    </style:style>
    <style:style style:name="Table22.C" style:family="table-column">
      <style:table-column-properties style:column-width="5.49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2.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3" style:family="table">
      <style:table-properties style:width="14.432cm" fo:margin-left="-0.191cm" table:align="left" style:writing-mode="lr-tb"/>
    </style:style>
    <style:style style:name="Table23.A" style:family="table-column">
      <style:table-column-properties style:column-width="1.707cm"/>
    </style:style>
    <style:style style:name="Table23.B" style:family="table-column">
      <style:table-column-properties style:column-width="6.641cm"/>
    </style:style>
    <style:style style:name="Table23.C" style:family="table-column">
      <style:table-column-properties style:column-width="6.084cm"/>
    </style:style>
    <style:style style:name="Table23.1" style:family="table-row">
      <style:table-row-properties style:min-row-height="0.041cm" fo:keep-together="auto"/>
    </style:style>
    <style:style style:name="Table23.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3.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3.A3" style:family="table-cell">
      <style:table-cell-properties style:vertical-align="top" fo:padding-left="0.191cm" fo:padding-right="0.191cm" fo:padding-top="0cm" fo:padding-bottom="0cm" fo:border="none" style:writing-mode="lr-tb"/>
    </style:style>
    <style:style style:name="Table23.B3" style:family="table-cell">
      <style:table-cell-properties style:vertical-align="top" fo:padding-left="0.191cm" fo:padding-right="0.191cm" fo:padding-top="0cm" fo:padding-bottom="0cm" fo:border="none" style:writing-mode="lr-tb"/>
    </style:style>
    <style:style style:name="Table23.C3" style:family="table-cell">
      <style:table-cell-properties style:vertical-align="top" fo:padding-left="0.191cm" fo:padding-right="0.191cm" fo:padding-top="0cm" fo:padding-bottom="0cm" fo:border="none" style:writing-mode="lr-tb"/>
    </style:style>
    <style:style style:name="Table23.A5" style:family="table-cell">
      <style:table-cell-properties style:vertical-align="top" fo:padding-left="0.191cm" fo:padding-right="0.191cm" fo:padding-top="0cm" fo:padding-bottom="0cm" fo:border="none" style:writing-mode="lr-tb"/>
    </style:style>
    <style:style style:name="Table23.B5" style:family="table-cell">
      <style:table-cell-properties style:vertical-align="top" fo:padding-left="0.191cm" fo:padding-right="0.191cm" fo:padding-top="0cm" fo:padding-bottom="0cm" fo:border="none" style:writing-mode="lr-tb"/>
    </style:style>
    <style:style style:name="Table23.C5" style:family="table-cell">
      <style:table-cell-properties style:vertical-align="top" fo:padding-left="0.191cm" fo:padding-right="0.191cm" fo:padding-top="0cm" fo:padding-bottom="0cm" fo:border="none" style:writing-mode="lr-tb"/>
    </style:style>
    <style:style style:name="Table23.A7" style:family="table-cell">
      <style:table-cell-properties style:vertical-align="top" fo:padding-left="0.191cm" fo:padding-right="0.191cm" fo:padding-top="0cm" fo:padding-bottom="0cm" fo:border="none" style:writing-mode="lr-tb"/>
    </style:style>
    <style:style style:name="Table23.B7" style:family="table-cell">
      <style:table-cell-properties style:vertical-align="top" fo:padding-left="0.191cm" fo:padding-right="0.191cm" fo:padding-top="0cm" fo:padding-bottom="0cm" fo:border="none" style:writing-mode="lr-tb"/>
    </style:style>
    <style:style style:name="Table23.C7" style:family="table-cell">
      <style:table-cell-properties style:vertical-align="top" fo:padding-left="0.191cm" fo:padding-right="0.191cm" fo:padding-top="0cm" fo:padding-bottom="0cm" fo:border="none" style:writing-mode="lr-tb"/>
    </style:style>
    <style:style style:name="Table23.8" style:family="table-row">
      <style:table-row-properties style:min-row-height="0.579cm" fo:keep-together="auto"/>
    </style:style>
    <style:style style:name="Table23.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4" style:family="table">
      <style:table-properties style:width="16.219cm" fo:margin-left="-0.191cm" table:align="left" style:writing-mode="lr-tb"/>
    </style:style>
    <style:style style:name="Table24.A" style:family="table-column">
      <style:table-column-properties style:column-width="1.905cm"/>
    </style:style>
    <style:style style:name="Table24.B" style:family="table-column">
      <style:table-column-properties style:column-width="6.615cm"/>
    </style:style>
    <style:style style:name="Table24.C" style:family="table-column">
      <style:table-column-properties style:column-width="7.699cm"/>
    </style:style>
    <style:style style:name="Table24.1" style:family="table-row">
      <style:table-row-properties style:min-row-height="0.041cm" fo:keep-together="auto"/>
    </style:style>
    <style:style style:name="Table2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4.A3" style:family="table-cell">
      <style:table-cell-properties style:vertical-align="top" fo:padding-left="0.191cm" fo:padding-right="0.191cm" fo:padding-top="0cm" fo:padding-bottom="0cm" fo:border="none" style:writing-mode="lr-tb"/>
    </style:style>
    <style:style style:name="Table24.B3" style:family="table-cell">
      <style:table-cell-properties style:vertical-align="top" fo:padding-left="0.191cm" fo:padding-right="0.191cm" fo:padding-top="0cm" fo:padding-bottom="0cm" fo:border="none" style:writing-mode="lr-tb"/>
    </style:style>
    <style:style style:name="Table24.C3" style:family="table-cell">
      <style:table-cell-properties style:vertical-align="top" fo:padding-left="0.191cm" fo:padding-right="0.191cm" fo:padding-top="0cm" fo:padding-bottom="0cm" fo:border="none" style:writing-mode="lr-tb"/>
    </style:style>
    <style:style style:name="Table24.A5" style:family="table-cell">
      <style:table-cell-properties style:vertical-align="top" fo:padding-left="0.191cm" fo:padding-right="0.191cm" fo:padding-top="0cm" fo:padding-bottom="0cm" fo:border="none" style:writing-mode="lr-tb"/>
    </style:style>
    <style:style style:name="Table24.B5" style:family="table-cell">
      <style:table-cell-properties style:vertical-align="top" fo:padding-left="0.191cm" fo:padding-right="0.191cm" fo:padding-top="0cm" fo:padding-bottom="0cm" fo:border="none" style:writing-mode="lr-tb"/>
    </style:style>
    <style:style style:name="Table24.C5" style:family="table-cell">
      <style:table-cell-properties style:vertical-align="top" fo:padding-left="0.191cm" fo:padding-right="0.191cm" fo:padding-top="0cm" fo:padding-bottom="0cm" fo:border="none" style:writing-mode="lr-tb"/>
    </style:style>
    <style:style style:name="Table24.A7" style:family="table-cell">
      <style:table-cell-properties style:vertical-align="top" fo:padding-left="0.191cm" fo:padding-right="0.191cm" fo:padding-top="0cm" fo:padding-bottom="0cm" fo:border="none" style:writing-mode="lr-tb"/>
    </style:style>
    <style:style style:name="Table24.B7" style:family="table-cell">
      <style:table-cell-properties style:vertical-align="top" fo:padding-left="0.191cm" fo:padding-right="0.191cm" fo:padding-top="0cm" fo:padding-bottom="0cm" fo:border="none" style:writing-mode="lr-tb"/>
    </style:style>
    <style:style style:name="Table24.C7" style:family="table-cell">
      <style:table-cell-properties style:vertical-align="top" fo:padding-left="0.191cm" fo:padding-right="0.191cm" fo:padding-top="0cm" fo:padding-bottom="0cm" fo:border="none" style:writing-mode="lr-tb"/>
    </style:style>
    <style:style style:name="Table24.A9" style:family="table-cell">
      <style:table-cell-properties style:vertical-align="top" fo:padding-left="0.191cm" fo:padding-right="0.191cm" fo:padding-top="0cm" fo:padding-bottom="0cm" fo:border="none" style:writing-mode="lr-tb"/>
    </style:style>
    <style:style style:name="Table24.B9" style:family="table-cell">
      <style:table-cell-properties style:vertical-align="top" fo:padding-left="0.191cm" fo:padding-right="0.191cm" fo:padding-top="0cm" fo:padding-bottom="0cm" fo:border="none" style:writing-mode="lr-tb"/>
    </style:style>
    <style:style style:name="Table24.C9" style:family="table-cell">
      <style:table-cell-properties style:vertical-align="top" fo:padding-left="0.191cm" fo:padding-right="0.191cm" fo:padding-top="0cm" fo:padding-bottom="0cm" fo:border="none" style:writing-mode="lr-tb"/>
    </style:style>
    <style:style style:name="Table24.A11" style:family="table-cell">
      <style:table-cell-properties style:vertical-align="top" fo:padding-left="0.191cm" fo:padding-right="0.191cm" fo:padding-top="0cm" fo:padding-bottom="0cm" fo:border="none" style:writing-mode="lr-tb"/>
    </style:style>
    <style:style style:name="Table24.B11" style:family="table-cell">
      <style:table-cell-properties style:vertical-align="top" fo:padding-left="0.191cm" fo:padding-right="0.191cm" fo:padding-top="0cm" fo:padding-bottom="0cm" fo:border="none" style:writing-mode="lr-tb"/>
    </style:style>
    <style:style style:name="Table24.C11" style:family="table-cell">
      <style:table-cell-properties style:vertical-align="top" fo:padding-left="0.191cm" fo:padding-right="0.191cm" fo:padding-top="0cm" fo:padding-bottom="0cm" fo:border="none" style:writing-mode="lr-tb"/>
    </style:style>
    <style:style style:name="Table24.A13" style:family="table-cell">
      <style:table-cell-properties style:vertical-align="top" fo:padding-left="0.191cm" fo:padding-right="0.191cm" fo:padding-top="0cm" fo:padding-bottom="0cm" fo:border="none" style:writing-mode="lr-tb"/>
    </style:style>
    <style:style style:name="Table24.B13" style:family="table-cell">
      <style:table-cell-properties style:vertical-align="top" fo:padding-left="0.191cm" fo:padding-right="0.191cm" fo:padding-top="0cm" fo:padding-bottom="0cm" fo:border="none" style:writing-mode="lr-tb"/>
    </style:style>
    <style:style style:name="Table24.C13" style:family="table-cell">
      <style:table-cell-properties style:vertical-align="top" fo:padding-left="0.191cm" fo:padding-right="0.191cm" fo:padding-top="0cm" fo:padding-bottom="0cm" fo:border="none" style:writing-mode="lr-tb"/>
    </style:style>
    <style:style style:name="Table24.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5" style:family="table">
      <style:table-properties style:width="16.193cm" fo:margin-left="-0.191cm" table:align="left" style:writing-mode="lr-tb"/>
    </style:style>
    <style:style style:name="Table25.A" style:family="table-column">
      <style:table-column-properties style:column-width="1.861cm"/>
    </style:style>
    <style:style style:name="Table25.B" style:family="table-column">
      <style:table-column-properties style:column-width="6.082cm"/>
    </style:style>
    <style:style style:name="Table25.C" style:family="table-column">
      <style:table-column-properties style:column-width="8.25cm"/>
    </style:style>
    <style:style style:name="Table25.1" style:family="table-row">
      <style:table-row-properties style:min-row-height="0.041cm" fo:keep-together="auto"/>
    </style:style>
    <style:style style:name="Table2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5.A3" style:family="table-cell">
      <style:table-cell-properties style:vertical-align="top" fo:padding-left="0.191cm" fo:padding-right="0.191cm" fo:padding-top="0cm" fo:padding-bottom="0cm" fo:border="none" style:writing-mode="lr-tb"/>
    </style:style>
    <style:style style:name="Table25.B3" style:family="table-cell">
      <style:table-cell-properties style:vertical-align="top" fo:padding-left="0.191cm" fo:padding-right="0.191cm" fo:padding-top="0cm" fo:padding-bottom="0cm" fo:border="none" style:writing-mode="lr-tb"/>
    </style:style>
    <style:style style:name="Table25.C3" style:family="table-cell">
      <style:table-cell-properties style:vertical-align="top" fo:padding-left="0.191cm" fo:padding-right="0.191cm" fo:padding-top="0cm" fo:padding-bottom="0cm" fo:border="none" style:writing-mode="lr-tb"/>
    </style:style>
    <style:style style:name="Table25.A5" style:family="table-cell">
      <style:table-cell-properties style:vertical-align="top" fo:padding-left="0.191cm" fo:padding-right="0.191cm" fo:padding-top="0cm" fo:padding-bottom="0cm" fo:border="none" style:writing-mode="lr-tb"/>
    </style:style>
    <style:style style:name="Table25.B5" style:family="table-cell">
      <style:table-cell-properties style:vertical-align="top" fo:padding-left="0.191cm" fo:padding-right="0.191cm" fo:padding-top="0cm" fo:padding-bottom="0cm" fo:border="none" style:writing-mode="lr-tb"/>
    </style:style>
    <style:style style:name="Table25.C5" style:family="table-cell">
      <style:table-cell-properties style:vertical-align="top" fo:padding-left="0.191cm" fo:padding-right="0.191cm" fo:padding-top="0cm" fo:padding-bottom="0cm" fo:border="none" style:writing-mode="lr-tb"/>
    </style:style>
    <style:style style:name="Table25.A7" style:family="table-cell">
      <style:table-cell-properties style:vertical-align="top" fo:padding-left="0.191cm" fo:padding-right="0.191cm" fo:padding-top="0cm" fo:padding-bottom="0cm" fo:border="none" style:writing-mode="lr-tb"/>
    </style:style>
    <style:style style:name="Table25.B7" style:family="table-cell">
      <style:table-cell-properties style:vertical-align="top" fo:padding-left="0.191cm" fo:padding-right="0.191cm" fo:padding-top="0cm" fo:padding-bottom="0cm" fo:border="none" style:writing-mode="lr-tb"/>
    </style:style>
    <style:style style:name="Table25.C7" style:family="table-cell">
      <style:table-cell-properties style:vertical-align="top" fo:padding-left="0.191cm" fo:padding-right="0.191cm" fo:padding-top="0cm" fo:padding-bottom="0cm" fo:border="none" style:writing-mode="lr-tb"/>
    </style:style>
    <style:style style:name="Table25.A9" style:family="table-cell">
      <style:table-cell-properties style:vertical-align="top" fo:padding-left="0.191cm" fo:padding-right="0.191cm" fo:padding-top="0cm" fo:padding-bottom="0cm" fo:border="none" style:writing-mode="lr-tb"/>
    </style:style>
    <style:style style:name="Table25.B9" style:family="table-cell">
      <style:table-cell-properties style:vertical-align="top" fo:padding-left="0.191cm" fo:padding-right="0.191cm" fo:padding-top="0cm" fo:padding-bottom="0cm" fo:border="none" style:writing-mode="lr-tb"/>
    </style:style>
    <style:style style:name="Table25.C9" style:family="table-cell">
      <style:table-cell-properties style:vertical-align="top" fo:padding-left="0.191cm" fo:padding-right="0.191cm" fo:padding-top="0cm" fo:padding-bottom="0cm" fo:border="none" style:writing-mode="lr-tb"/>
    </style:style>
    <style:style style:name="Table25.A11" style:family="table-cell">
      <style:table-cell-properties style:vertical-align="top" fo:padding-left="0.191cm" fo:padding-right="0.191cm" fo:padding-top="0cm" fo:padding-bottom="0cm" fo:border="none" style:writing-mode="lr-tb"/>
    </style:style>
    <style:style style:name="Table25.B11" style:family="table-cell">
      <style:table-cell-properties style:vertical-align="top" fo:padding-left="0.191cm" fo:padding-right="0.191cm" fo:padding-top="0cm" fo:padding-bottom="0cm" fo:border="none" style:writing-mode="lr-tb"/>
    </style:style>
    <style:style style:name="Table25.C11" style:family="table-cell">
      <style:table-cell-properties style:vertical-align="top" fo:padding-left="0.191cm" fo:padding-right="0.191cm" fo:padding-top="0cm" fo:padding-bottom="0cm" fo:border="none" style:writing-mode="lr-tb"/>
    </style:style>
    <style:style style:name="Table25.A13" style:family="table-cell">
      <style:table-cell-properties style:vertical-align="top" fo:padding-left="0.191cm" fo:padding-right="0.191cm" fo:padding-top="0cm" fo:padding-bottom="0cm" fo:border="none" style:writing-mode="lr-tb"/>
    </style:style>
    <style:style style:name="Table25.B13" style:family="table-cell">
      <style:table-cell-properties style:vertical-align="top" fo:padding-left="0.191cm" fo:padding-right="0.191cm" fo:padding-top="0cm" fo:padding-bottom="0cm" fo:border="none" style:writing-mode="lr-tb"/>
    </style:style>
    <style:style style:name="Table25.C13" style:family="table-cell">
      <style:table-cell-properties style:vertical-align="top" fo:padding-left="0.191cm" fo:padding-right="0.191cm" fo:padding-top="0cm" fo:padding-bottom="0cm" fo:border="none" style:writing-mode="lr-tb"/>
    </style:style>
    <style:style style:name="Table25.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6" style:family="table">
      <style:table-properties style:width="16.307cm" table:align="left" style:writing-mode="lr-tb"/>
    </style:style>
    <style:style style:name="Table26.A" style:family="table-column">
      <style:table-column-properties style:column-width="1.707cm"/>
    </style:style>
    <style:style style:name="Table26.B" style:family="table-column">
      <style:table-column-properties style:column-width="6.235cm"/>
    </style:style>
    <style:style style:name="Table26.C" style:family="table-column">
      <style:table-column-properties style:column-width="8.364cm"/>
    </style:style>
    <style:style style:name="Table26.1" style:family="table-row">
      <style:table-row-properties style:min-row-height="0.041cm" fo:keep-together="auto"/>
    </style:style>
    <style:style style:name="Table2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6.A3" style:family="table-cell">
      <style:table-cell-properties style:vertical-align="top" fo:padding-left="0.191cm" fo:padding-right="0.191cm" fo:padding-top="0cm" fo:padding-bottom="0cm" fo:border="none" style:writing-mode="lr-tb"/>
    </style:style>
    <style:style style:name="Table26.B3" style:family="table-cell">
      <style:table-cell-properties style:vertical-align="top" fo:padding-left="0.191cm" fo:padding-right="0.191cm" fo:padding-top="0cm" fo:padding-bottom="0cm" fo:border="none" style:writing-mode="lr-tb"/>
    </style:style>
    <style:style style:name="Table26.C3" style:family="table-cell">
      <style:table-cell-properties style:vertical-align="top" fo:padding-left="0.191cm" fo:padding-right="0.191cm" fo:padding-top="0cm" fo:padding-bottom="0cm" fo:border="none" style:writing-mode="lr-tb"/>
    </style:style>
    <style:style style:name="Table26.A5" style:family="table-cell">
      <style:table-cell-properties style:vertical-align="top" fo:padding-left="0.191cm" fo:padding-right="0.191cm" fo:padding-top="0cm" fo:padding-bottom="0cm" fo:border="none" style:writing-mode="lr-tb"/>
    </style:style>
    <style:style style:name="Table26.B5" style:family="table-cell">
      <style:table-cell-properties style:vertical-align="top" fo:padding-left="0.191cm" fo:padding-right="0.191cm" fo:padding-top="0cm" fo:padding-bottom="0cm" fo:border="none" style:writing-mode="lr-tb"/>
    </style:style>
    <style:style style:name="Table26.C5" style:family="table-cell">
      <style:table-cell-properties style:vertical-align="top" fo:padding-left="0.191cm" fo:padding-right="0.191cm" fo:padding-top="0cm" fo:padding-bottom="0cm" fo:border="none" style:writing-mode="lr-tb"/>
    </style:style>
    <style:style style:name="Table26.A7" style:family="table-cell">
      <style:table-cell-properties style:vertical-align="top" fo:padding-left="0.191cm" fo:padding-right="0.191cm" fo:padding-top="0cm" fo:padding-bottom="0cm" fo:border="none" style:writing-mode="lr-tb"/>
    </style:style>
    <style:style style:name="Table26.B7" style:family="table-cell">
      <style:table-cell-properties style:vertical-align="top" fo:padding-left="0.191cm" fo:padding-right="0.191cm" fo:padding-top="0cm" fo:padding-bottom="0cm" fo:border="none" style:writing-mode="lr-tb"/>
    </style:style>
    <style:style style:name="Table26.C7" style:family="table-cell">
      <style:table-cell-properties style:vertical-align="top" fo:padding-left="0.191cm" fo:padding-right="0.191cm" fo:padding-top="0cm" fo:padding-bottom="0cm" fo:border="none" style:writing-mode="lr-tb"/>
    </style:style>
    <style:style style:name="Table26.8" style:family="table-row">
      <style:table-row-properties style:min-row-height="0.579cm" fo:keep-together="auto"/>
    </style:style>
    <style:style style:name="Table26.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7" style:family="table">
      <style:table-properties style:width="8.001cm" fo:margin-left="2.006cm" table:align="left" style:writing-mode="lr-tb"/>
    </style:style>
    <style:style style:name="Table27.A" style:family="table-column">
      <style:table-column-properties style:column-width="4.00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7.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28" style:family="table">
      <style:table-properties style:width="8.001cm" fo:margin-left="1.979cm" table:align="left" style:writing-mode="lr-tb"/>
    </style:style>
    <style:style style:name="Table28.A" style:family="table-column">
      <style:table-column-properties style:column-width="4.00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8.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P2" style:family="paragraph" style:parent-style-name="Standard">
      <style:paragraph-properties fo:margin-top="0cm" fo:margin-bottom="0.176cm"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cm" fo:margin-bottom="0.176cm"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cm" fo:margin-bottom="0.176cm" fo:text-align="center" style:justify-single-word="false"/>
      <style:text-properties fo:font-size="12pt" style:font-size-asian="12pt" style:font-name-complex="Arial" style:font-size-complex="12pt"/>
    </style:style>
    <style:style style:name="P5" style:family="paragraph" style:parent-style-name="Standard">
      <style:paragraph-properties fo:margin-top="0cm" fo:margin-bottom="0.176cm"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cm" fo:margin-bottom="0.176cm"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cm" fo:margin-bottom="0.176cm"/>
      <style:text-properties fo:font-style="italic" style:font-style-asian="italic" style:font-name-complex="Times New Roman"/>
    </style:style>
    <style:style style:name="P8" style:family="paragraph" style:parent-style-name="Standard">
      <style:paragraph-properties fo:margin-top="0cm" fo:margin-bottom="0.176cm" fo:text-align="center" style:justify-single-word="false"/>
      <style:text-properties fo:font-style="italic" style:font-style-asian="italic"/>
    </style:style>
    <style:style style:name="P9" style:family="paragraph" style:parent-style-name="Standard">
      <style:paragraph-properties fo:margin-top="0cm" fo:margin-bottom="0.176cm" fo:text-align="center" style:justify-single-word="false"/>
    </style:style>
    <style:style style:name="P10" style:family="paragraph" style:parent-style-name="Standard">
      <style:paragraph-properties fo:margin-top="0cm" fo:margin-bottom="0.176cm" fo:text-align="center" style:justify-single-word="false" style:snap-to-layout-grid="false"/>
    </style:style>
    <style:style style:name="P11" style:family="paragraph" style:parent-style-name="Standard">
      <style:paragraph-properties fo:margin-top="0cm" fo:margin-bottom="0.176cm"/>
      <style:text-properties fo:font-weight="bold" style:font-weight-asian="bold"/>
    </style:style>
    <style:style style:name="P12" style:family="paragraph" style:parent-style-name="Standard">
      <style:paragraph-properties fo:margin-top="0cm" fo:margin-bottom="0.176cm"/>
      <style:text-properties fo:font-weight="bold" style:font-weight-asian="bold" style:font-name-complex="Arial"/>
    </style:style>
    <style:style style:name="P13" style:family="paragraph" style:parent-style-name="Standard">
      <style:paragraph-properties fo:margin-top="0cm" fo:margin-bottom="0.176cm"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cm" fo:margin-bottom="0.176cm" style:snap-to-layout-grid="false"/>
      <style:text-properties fo:font-weight="bold" style:font-weight-asian="bold" style:font-name-complex="Arial"/>
    </style:style>
    <style:style style:name="P15" style:family="paragraph" style:parent-style-name="Standard">
      <style:paragraph-properties fo:margin-top="0cm" fo:margin-bottom="0.176cm" style:snap-to-layout-grid="false"/>
      <style:text-properties fo:font-weight="bold" style:font-weight-asian="bold"/>
    </style:style>
    <style:style style:name="P16" style:family="paragraph" style:parent-style-name="Standard">
      <style:paragraph-properties fo:margin-top="0cm" fo:margin-bottom="0.176cm" fo:text-align="end" style:justify-single-word="false" style:snap-to-layout-grid="false"/>
      <style:text-properties fo:font-weight="bold" style:font-weight-asian="bold"/>
    </style:style>
    <style:style style:name="P17" style:family="paragraph" style:parent-style-name="Standard">
      <style:paragraph-properties fo:margin-top="0cm" fo:margin-bottom="0.176cm" style:snap-to-layout-grid="false"/>
      <style:text-properties fo:font-weight="bold" style:font-name-asian="Arial" style:font-weight-asian="bold" style:font-name-complex="Arial"/>
    </style:style>
    <style:style style:name="P18" style:family="paragraph" style:parent-style-name="Standard">
      <style:paragraph-properties fo:margin-top="0cm" fo:margin-bottom="0.176cm" fo:text-align="center" style:justify-single-word="false"/>
      <style:text-properties fo:font-size="22pt" style:font-size-asian="22pt" style:font-name-complex="Arial" style:font-size-complex="22pt"/>
    </style:style>
    <style:style style:name="P19" style:family="paragraph" style:parent-style-name="Standard">
      <style:paragraph-properties fo:margin-top="0cm" fo:margin-bottom="0.176cm" style:snap-to-layout-grid="false"/>
      <style:text-properties style:font-name-complex="Arial"/>
    </style:style>
    <style:style style:name="P20" style:family="paragraph" style:parent-style-name="Standard">
      <style:paragraph-properties fo:margin-top="0cm" fo:margin-bottom="0.176cm" fo:text-align="end" style:justify-single-word="false"/>
      <style:text-properties style:font-name-complex="Arial"/>
    </style:style>
    <style:style style:name="P21" style:family="paragraph" style:parent-style-name="Standard">
      <style:paragraph-properties fo:margin-top="0cm" fo:margin-bottom="0.176cm" style:snap-to-layout-grid="false"/>
    </style:style>
    <style:style style:name="P22" style:family="paragraph" style:parent-style-name="Standard">
      <style:paragraph-properties fo:margin-top="0cm" fo:margin-bottom="0.176cm"/>
      <style:text-properties fo:color="#00b050" fo:font-weight="bold" style:font-weight-asian="bold"/>
    </style:style>
    <style:style style:name="P23" style:family="paragraph" style:parent-style-name="Standard">
      <style:paragraph-properties fo:margin-top="0cm" fo:margin-bottom="0.176cm" fo:text-align="end" style:justify-single-word="false"/>
    </style:style>
    <style:style style:name="P24" style:family="paragraph" style:parent-style-name="Standard">
      <style:paragraph-properties fo:margin-top="0cm" fo:margin-bottom="0.176cm" fo:text-align="end" style:justify-single-word="false" style:snap-to-layout-grid="false"/>
    </style:style>
    <style:style style:name="P25" style:family="paragraph" style:parent-style-name="Standard">
      <style:paragraph-properties fo:margin-top="0cm" fo:margin-bottom="0.176cm" fo:text-align="end" style:justify-single-word="false"/>
      <style:text-properties fo:color="#0070c0"/>
    </style:style>
    <style:style style:name="P26" style:family="paragraph" style:parent-style-name="Standard">
      <style:paragraph-properties fo:margin-top="0cm" fo:margin-bottom="0.176cm" fo:text-align="end" style:justify-single-word="false" style:snap-to-layout-grid="false"/>
      <style:text-properties fo:color="#0070c0"/>
    </style:style>
    <style:style style:name="P27" style:family="paragraph" style:parent-style-name="Standard">
      <style:paragraph-properties fo:margin-top="0cm" fo:margin-bottom="0.176cm" style:snap-to-layout-grid="false"/>
      <style:text-properties fo:color="#0070c0"/>
    </style:style>
    <style:style style:name="P28" style:family="paragraph" style:parent-style-name="Standard">
      <style:paragraph-properties fo:margin-top="0cm" fo:margin-bottom="0.176cm" fo:text-align="end" style:justify-single-word="false"/>
      <style:text-properties fo:color="#0070c0" style:font-name-complex="Arial"/>
    </style:style>
    <style:style style:name="P29" style:family="paragraph" style:parent-style-name="Standard">
      <style:paragraph-properties fo:margin-top="0cm" fo:margin-bottom="0.176cm"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cm" fo:margin-bottom="0.176cm" style:snap-to-layout-grid="false"/>
      <style:text-properties fo:color="#0070c0" fo:font-weight="bold" style:font-weight-asian="bold"/>
    </style:style>
    <style:style style:name="P31" style:family="paragraph" style:parent-style-name="Standard">
      <style:paragraph-properties fo:margin-top="0cm" fo:margin-bottom="0.176cm"/>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cm" fo:margin-bottom="0.176cm"/>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cm" fo:margin-bottom="0.176cm"/>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cm" fo:margin-bottom="0.176cm"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cm" fo:margin-bottom="0.176cm"/>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cm" fo:margin-bottom="0.176cm"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cm" fo:margin-bottom="0.176cm"/>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cm" fo:margin-bottom="0.176cm"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cm" fo:margin-bottom="0.176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cm" fo:margin-bottom="0.176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cm" fo:margin-bottom="0.176cm"/>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cm" fo:margin-bottom="0.176cm"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cm" fo:margin-bottom="0.176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cm" fo:margin-bottom="0.176cm"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cm" fo:margin-bottom="0.176cm"/>
      <style:text-properties fo:background-color="transparent"/>
    </style:style>
    <style:style style:name="P46" style:family="paragraph" style:parent-style-name="Standard">
      <style:paragraph-properties fo:margin-top="0cm" fo:margin-bottom="0.176cm" fo:text-align="center" style:justify-single-word="false"/>
      <style:text-properties fo:background-color="transparent"/>
    </style:style>
    <style:style style:name="P47" style:family="paragraph" style:parent-style-name="Header">
      <style:paragraph-properties fo:margin-top="0cm" fo:margin-bottom="0.176cm"/>
    </style:style>
    <style:style style:name="P48" style:family="paragraph" style:parent-style-name="Header">
      <style:paragraph-properties fo:margin-top="0cm" fo:margin-bottom="0.176cm"/>
      <style:text-properties fo:language="zxx" fo:country="none" style:language-asian="zxx" style:country-asian="none"/>
    </style:style>
    <style:style style:name="P49" style:family="paragraph" style:parent-style-name="Standard">
      <style:paragraph-properties fo:margin-top="0cm" fo:margin-bottom="0.176cm" fo:orphans="2" fo:widows="2" style:writing-mode="lr-tb"/>
    </style:style>
    <style:style style:name="P50" style:family="paragraph" style:parent-style-name="Standard">
      <style:paragraph-properties fo:margin-top="0cm" fo:margin-bottom="0.176cm" fo:orphans="2" fo:widows="2" style:writing-mode="lr-tb"/>
      <style:text-properties fo:background-color="transparent"/>
    </style:style>
    <style:style style:name="P51" style:family="paragraph" style:parent-style-name="Standard">
      <style:text-properties style:font-name="Times New Roman" fo:font-style="italic" style:font-style-asian="italic" style:font-name-complex="Times New Roman"/>
    </style:style>
    <style:style style:name="P52" style:family="paragraph" style:parent-style-name="Standard">
      <style:paragraph-properties style:snap-to-layout-grid="false"/>
      <style:text-properties style:font-name="Monotype Corsiva" fo:font-size="8pt" style:font-size-asian="8pt" style:font-name-complex="Monotype Corsiva"/>
    </style:style>
    <style:style style:name="P53" style:family="paragraph" style:parent-style-name="Standard">
      <style:text-properties fo:language="en" fo:country="US"/>
    </style:style>
    <style:style style:name="P54" style:family="paragraph" style:parent-style-name="Standard">
      <style:text-properties fo:language="es" fo:country="MX"/>
    </style:style>
    <style:style style:name="P55" style:family="paragraph" style:parent-style-name="Standard">
      <style:text-properties fo:language="es" fo:country="MX" style:font-name-asian="MS Mincho"/>
    </style:style>
    <style:style style:name="P56"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7" style:family="paragraph" style:parent-style-name="Standard">
      <style:text-properties fo:language="es" fo:country="MX" fo:font-style="normal" fo:font-weight="normal" style:font-name-asian="MS Mincho" style:font-style-asian="normal" style:font-weight-asian="normal" style:font-style-complex="normal" style:font-weight-complex="normal"/>
    </style:style>
    <style:style style:name="P58" style:family="paragraph" style:parent-style-name="Standard">
      <style:text-properties fo:language="es" fo:country="MX" style:font-name-complex="Arial"/>
    </style:style>
    <style:style style:name="P59" style:family="paragraph" style:parent-style-name="Standard">
      <style:text-properties fo:language="es" fo:country="MX" fo:background-color="transparent"/>
    </style:style>
    <style:style style:name="P60" style:family="paragraph" style:parent-style-name="Standard">
      <style:text-properties fo:language="es" fo:country="MX" fo:background-color="transparent" style:font-name-complex="Arial"/>
    </style:style>
    <style:style style:name="P61"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2"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3" style:family="paragraph" style:parent-style-name="Standard">
      <style:text-properties fo:font-weight="normal" style:font-weight-asian="normal" style:font-weight-complex="normal"/>
    </style:style>
    <style:style style:name="P64" style:family="paragraph" style:parent-style-name="Standard">
      <style:text-properties fo:color="#943634" style:font-name="Calibri" fo:font-size="11pt" fo:background-color="transparent" style:font-size-asian="11pt" style:font-name-complex="Calibri" style:font-size-complex="11pt"/>
    </style:style>
    <style:style style:name="P65" style:family="paragraph" style:parent-style-name="Standard">
      <style:text-properties fo:language="es" fo:country="AR" fo:background-color="transparent"/>
    </style:style>
    <style:style style:name="P66" style:family="paragraph" style:parent-style-name="Standard">
      <style:text-properties fo:background-color="transparent"/>
    </style:style>
    <style:style style:name="P67" style:family="paragraph" style:parent-style-name="Standard">
      <style:text-properties fo:background-color="transparent" style:font-name-asian="MS Mincho"/>
    </style:style>
    <style:style style:name="P68"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69"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0" style:family="paragraph" style:parent-style-name="Standard">
      <style:text-properties style:font-name-asian="Arial"/>
    </style:style>
    <style:style style:name="P71" style:family="paragraph" style:parent-style-name="Standard">
      <style:text-properties fo:font-size="13pt" fo:language="es" fo:country="MX" style:font-name-asian="MS Mincho" style:font-size-asian="13pt" style:font-size-complex="13pt"/>
    </style:style>
    <style:style style:name="P72" style:family="paragraph" style:parent-style-name="Standard">
      <style:text-properties fo:font-size="13pt" fo:language="es" fo:country="MX" fo:font-style="italic" fo:font-weight="bold" style:font-name-asian="MS Mincho" style:font-size-asian="13pt" style:font-style-asian="italic" style:font-weight-asian="bold" style:font-size-complex="13pt" style:font-style-complex="italic" style:font-weight-complex="bold"/>
    </style:style>
    <style:style style:name="P73" style:family="paragraph" style:parent-style-name="Standard">
      <style:text-properties fo:font-size="13pt" fo:font-weight="bold" style:font-size-asian="13pt" style:font-weight-asian="bold" style:font-size-complex="13pt" style:font-weight-complex="bold"/>
    </style:style>
    <style:style style:name="P74" style:family="paragraph" style:parent-style-name="Standard">
      <style:text-properties fo:font-size="14pt" fo:font-weight="bold" style:font-size-asian="14pt" style:font-weight-asian="bold" style:font-size-complex="14pt" style:font-weight-complex="bold"/>
    </style:style>
    <style:style style:name="P75" style:family="paragraph" style:parent-style-name="Header">
      <style:text-properties fo:language="zxx" fo:country="none" style:language-asian="zxx" style:country-asian="none"/>
    </style:style>
    <style:style style:name="P76" style:family="paragraph" style:parent-style-name="Standard">
      <style:paragraph-properties fo:margin-left="1.249cm" fo:margin-right="0cm" fo:text-indent="0cm" style:auto-text-indent="false"/>
      <style:text-properties fo:language="es" fo:country="MX"/>
    </style:style>
    <style:style style:name="P77" style:family="paragraph" style:parent-style-name="Standard">
      <style:paragraph-properties fo:margin-left="1.249cm" fo:margin-right="0cm" fo:text-align="justify" style:justify-single-word="false" fo:hyphenation-ladder-count="no-limit" fo:text-indent="0cm" style:auto-text-indent="false"/>
      <style:text-properties fo:language="es" fo:country="MX" fo:hyphenate="false" fo:hyphenation-remain-char-count="2" fo:hyphenation-push-char-count="2"/>
    </style:style>
    <style:style style:name="P78" style:family="paragraph" style:parent-style-name="Standard">
      <style:paragraph-properties fo:margin-left="1.249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79"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80" style:family="paragraph" style:parent-style-name="Standard">
      <style:paragraph-properties fo:margin-left="1.249cm" fo:margin-right="0cm" fo:margin-top="0.106cm" fo:margin-bottom="0.176cm" fo:text-indent="0cm" style:auto-text-indent="false">
        <style:tab-stops>
          <style:tab-stop style:position="1.249cm"/>
        </style:tab-stops>
      </style:paragraph-properties>
      <style:text-properties fo:background-color="transparent"/>
    </style:style>
    <style:style style:name="P81" style:family="paragraph" style:parent-style-name="Standard">
      <style:paragraph-properties fo:background-color="transparent">
        <style:background-image/>
      </style:paragraph-properties>
    </style:style>
    <style:style style:name="P82" style:family="paragraph" style:parent-style-name="Standard">
      <style:paragraph-properties fo:margin-left="1.27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83" style:family="paragraph" style:parent-style-name="Standard">
      <style:paragraph-properties fo:margin-top="0cm" fo:margin-bottom="0cm"/>
    </style:style>
    <style:style style:name="P84" style:family="paragraph" style:parent-style-name="Standard">
      <style:paragraph-properties fo:margin-top="0cm" fo:margin-bottom="0cm"/>
      <style:text-properties fo:color="#006100" style:font-name="Calibri" fo:font-size="8pt" fo:language="es" fo:country="AR" fo:background-color="transparent" style:font-size-asian="8pt" style:language-asian="es" style:country-asian="AR" style:font-name-complex="Calibri" style:font-size-complex="8pt"/>
    </style:style>
    <style:style style:name="P85" style:family="paragraph" style:parent-style-name="Standard">
      <style:paragraph-properties fo:margin-top="0cm" fo:margin-bottom="0cm"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86" style:family="paragraph" style:parent-style-name="Standard">
      <style:paragraph-properties fo:margin-top="0cm" fo:margin-bottom="0cm"/>
      <style:text-properties fo:color="#000000" style:font-name="Calibri" fo:font-size="8pt" fo:language="es" fo:country="AR" fo:background-color="transparent" style:font-size-asian="8pt" style:language-asian="es" style:country-asian="AR" style:font-name-complex="Calibri" style:font-size-complex="8pt"/>
    </style:style>
    <style:style style:name="P87" style:family="paragraph" style:parent-style-name="Standard">
      <style:paragraph-properties fo:margin-top="0cm" fo:margin-bottom="0cm"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88" style:family="paragraph" style:parent-style-name="Standard">
      <style:paragraph-properties fo:margin-top="0cm" fo:margin-bottom="0cm"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89" style:family="paragraph" style:parent-style-name="Standard">
      <style:paragraph-properties fo:margin-top="0cm" fo:margin-bottom="0cm"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90" style:family="paragraph" style:parent-style-name="Standard">
      <style:paragraph-properties fo:margin-top="0cm" fo:margin-bottom="0cm"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91" style:family="paragraph" style:parent-style-name="Standard">
      <style:paragraph-properties fo:margin-top="0cm" fo:margin-bottom="0cm"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92" style:family="paragraph" style:parent-style-name="Standard">
      <style:paragraph-properties fo:margin-top="0cm" fo:margin-bottom="0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93" style:family="paragraph" style:parent-style-name="Standard">
      <style:paragraph-properties fo:margin-top="0cm" fo:margin-bottom="0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94" style:family="paragraph" style:parent-style-name="Standard">
      <style:paragraph-properties fo:margin-top="0cm" fo:margin-bottom="0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95" style:family="paragraph" style:parent-style-name="Standard">
      <style:paragraph-properties fo:margin-top="0cm" fo:margin-bottom="0cm" fo:text-align="center" style:justify-single-word="false"/>
      <style:text-properties fo:color="#9c0006" style:font-name="Calibri" fo:language="es" fo:country="AR" fo:background-color="transparent" style:language-asian="es" style:country-asian="AR" style:font-name-complex="Calibri"/>
    </style:style>
    <style:style style:name="P96" style:family="paragraph" style:parent-style-name="Standard">
      <style:paragraph-properties fo:margin-top="0cm" fo:margin-bottom="0cm"/>
      <style:text-properties fo:language="en" fo:country="US"/>
    </style:style>
    <style:style style:name="P97" style:family="paragraph" style:parent-style-name="Footnote">
      <style:paragraph-properties fo:margin-top="0cm" fo:margin-bottom="0cm"/>
      <style:text-properties fo:background-color="transparent"/>
    </style:style>
    <style:style style:name="P98" style:family="paragraph" style:parent-style-name="Standard">
      <style:paragraph-properties fo:margin-top="0.106cm" fo:margin-bottom="0.176cm"/>
    </style:style>
    <style:style style:name="P99" style:family="paragraph" style:parent-style-name="Standard">
      <style:paragraph-properties fo:margin-top="0.106cm" fo:margin-bottom="0.176cm"/>
      <style:text-properties style:font-name-asian="MS Mincho"/>
    </style:style>
    <style:style style:name="P100" style:family="paragraph" style:parent-style-name="Standard">
      <style:paragraph-properties fo:margin-top="0.106cm" fo:margin-bottom="0.176cm"/>
      <style:text-properties fo:background-color="transparent"/>
    </style:style>
    <style:style style:name="P101" style:family="paragraph" style:parent-style-name="Standard">
      <style:paragraph-properties fo:margin-top="0.106cm" fo:margin-bottom="0.176cm"/>
      <style:text-properties fo:background-color="transparent" style:font-name-asian="MS Mincho"/>
    </style:style>
    <style:style style:name="P102" style:family="paragraph" style:parent-style-name="Standard">
      <style:paragraph-properties fo:margin-top="0.212cm" fo:margin-bottom="0.176cm"/>
      <style:text-properties fo:language="es" fo:country="AR" fo:background-color="transparent" style:font-name-asian="MS Mincho"/>
    </style:style>
    <style:style style:name="P103" style:family="paragraph" style:parent-style-name="Standard">
      <style:paragraph-properties fo:margin-top="0.212cm" fo:margin-bottom="0.176cm"/>
      <style:text-properties fo:background-color="transparent"/>
    </style:style>
    <style:style style:name="P104" style:family="paragraph" style:parent-style-name="Standard">
      <style:paragraph-properties fo:margin-top="0.212cm" fo:margin-bottom="0.176cm" fo:text-align="center" style:justify-single-word="false" fo:padding-left="0.141cm" fo:padding-right="0.141cm" fo:padding-top="0.035cm" fo:padding-bottom="0.035cm" fo:border="0.51pt solid #000000"/>
      <style:text-properties fo:language="es" fo:country="MX" fo:background-color="transparent" style:font-name-complex="Arial"/>
    </style:style>
    <style:style style:name="P105" style:family="paragraph" style:parent-style-name="Standard">
      <style:paragraph-properties fo:margin-top="0.212cm" fo:margin-bottom="0.176cm" fo:padding-left="0.141cm" fo:padding-right="0.141cm" fo:padding-top="0.035cm" fo:padding-bottom="0.035cm" fo:border="0.51pt solid #000000"/>
      <style:text-properties fo:background-color="transparent" style:font-name-asian="MS Mincho"/>
    </style:style>
    <style:style style:name="P106" style:family="paragraph" style:parent-style-name="Standard">
      <style:paragraph-properties fo:margin-top="0.212cm" fo:margin-bottom="0.176cm" fo:text-align="center" style:justify-single-word="false" fo:hyphenation-ladder-count="no-limit" fo:padding-left="0.141cm" fo:padding-right="0.141cm" fo:padding-top="0.035cm" fo:padding-bottom="0.035cm"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07" style:family="paragraph" style:parent-style-name="Standard">
      <style:paragraph-properties fo:margin-top="0cm" fo:margin-bottom="0.106cm"/>
      <style:text-properties fo:background-color="transparent"/>
    </style:style>
    <style:style style:name="P108" style:family="paragraph" style:parent-style-name="Standard">
      <style:paragraph-properties fo:margin-top="0cm" fo:margin-bottom="0.106cm"/>
      <style:text-properties fo:background-color="transparent" style:font-name-asian="MS Mincho"/>
    </style:style>
    <style:style style:name="P109" style:family="paragraph" style:parent-style-name="Standard">
      <style:paragraph-properties fo:margin-top="0cm" fo:margin-bottom="0.212cm" fo:text-align="center" style:justify-single-word="false" fo:padding-left="0.141cm" fo:padding-right="0.141cm" fo:padding-top="0.035cm" fo:padding-bottom="0.035cm" fo:border="0.51pt solid #000000"/>
      <style:text-properties fo:language="es" fo:country="MX" fo:background-color="transparent"/>
    </style:style>
    <style:style style:name="P110" style:family="paragraph" style:parent-style-name="Standard">
      <style:paragraph-properties fo:margin-left="0.4cm" fo:margin-right="0cm" fo:text-indent="0cm" style:auto-text-indent="false"/>
      <style:text-properties fo:language="es" fo:country="MX" fo:background-color="transparent" style:font-name-complex="Arial"/>
    </style:style>
    <style:style style:name="P111" style:family="paragraph" style:parent-style-name="Standard">
      <style:paragraph-properties fo:margin-left="0.635cm" fo:margin-right="0cm" fo:margin-top="0.423cm" fo:margin-bottom="0.176cm" fo:text-indent="0cm" style:auto-text-indent="false"/>
      <style:text-properties fo:language="es" fo:country="MX" style:text-underline-style="solid" style:text-underline-width="auto" style:text-underline-color="font-color" fo:background-color="transparent" style:font-name-complex="Arial"/>
    </style:style>
    <style:style style:name="P112" style:family="paragraph" style:parent-style-name="Standard">
      <style:paragraph-properties fo:margin-left="2.54cm" fo:margin-right="0cm" fo:text-indent="0cm" style:auto-text-indent="false"/>
      <style:text-properties fo:language="es" fo:country="AR" fo:background-color="transparent" style:language-asian="es" style:country-asian="AR" style:font-name-complex="Arial"/>
    </style:style>
    <style:style style:name="P113" style:family="paragraph" style:parent-style-name="Standard">
      <style:paragraph-properties fo:margin-left="2.159cm" fo:margin-right="0cm" fo:text-indent="0cm" style:auto-text-indent="false"/>
    </style:style>
    <style:style style:name="P114" style:family="paragraph" style:parent-style-name="Standard">
      <style:paragraph-properties fo:margin-left="2.498cm" fo:margin-right="0cm" fo:text-indent="0cm" style:auto-text-indent="false"/>
    </style:style>
    <style:style style:name="P115" style:family="paragraph" style:parent-style-name="Text_20_body">
      <style:text-properties fo:font-size="13pt" style:font-size-asian="13pt" style:font-size-complex="13pt"/>
    </style:style>
    <style:style style:name="P116" style:family="paragraph" style:parent-style-name="Text_20_body">
      <style:text-properties fo:font-size="12pt" style:font-size-asian="12pt" style:font-size-complex="12pt"/>
    </style:style>
    <style:style style:name="P117" style:family="paragraph" style:parent-style-name="Text_20_body">
      <style:text-properties fo:font-size="10pt" style:font-size-asian="10pt" style:font-size-complex="10pt"/>
    </style:style>
    <style:style style:name="P118" style:family="paragraph" style:parent-style-name="Text_20_body">
      <style:paragraph-properties>
        <style:tab-stops>
          <style:tab-stop style:position="1.852cm"/>
        </style:tab-stops>
      </style:paragraph-properties>
      <style:text-properties fo:font-size="10pt" style:font-size-asian="10pt" style:font-size-complex="10pt"/>
    </style:style>
    <style:style style:name="P119" style:family="paragraph" style:parent-style-name="Text_20_body">
      <style:text-properties style:font-name="Arial" fo:font-size="10pt" style:font-size-asian="10pt" style:font-size-complex="10pt"/>
    </style:style>
    <style:style style:name="P120" style:family="paragraph" style:parent-style-name="Text_20_body">
      <style:text-properties fo:font-size="14pt" style:font-size-asian="14pt" style:font-size-complex="14pt"/>
    </style:style>
    <style:style style:name="P121" style:family="paragraph" style:parent-style-name="Text_20_body">
      <style:paragraph-properties fo:break-before="page"/>
    </style:style>
    <style:style style:name="P122" style:family="paragraph" style:parent-style-name="Text_20_body">
      <style:paragraph-properties fo:break-before="page"/>
      <style:text-properties fo:font-size="14pt" fo:background-color="transparent" style:font-size-asian="14pt" style:font-size-complex="14pt"/>
    </style:style>
    <style:style style:name="P123" style:family="paragraph" style:parent-style-name="Text_20_body">
      <style:paragraph-properties fo:break-before="page"/>
      <style:text-properties fo:font-size="14pt" style:font-size-asian="14pt" style:font-size-complex="14pt"/>
    </style:style>
    <style:style style:name="P124" style:family="paragraph" style:parent-style-name="Standard_20__28_user_29_">
      <style:paragraph-properties fo:margin-top="0.212cm" fo:margin-bottom="0cm"/>
      <style:text-properties fo:language="es" fo:country="AR" fo:background-color="transparent" style:font-name-asian="MS Mincho"/>
    </style:style>
    <style:style style:name="P125" style:family="paragraph" style:parent-style-name="Standard_20__28_user_29_">
      <style:paragraph-properties fo:margin-top="0.212cm" fo:margin-bottom="0cm"/>
      <style:text-properties fo:background-color="transparent"/>
    </style:style>
    <style:style style:name="P126" style:family="paragraph" style:parent-style-name="Standard_20__28_user_29_">
      <style:paragraph-properties fo:margin-top="0.212cm" fo:margin-bottom="0cm"/>
      <style:text-properties fo:background-color="transparent" style:font-name-asian="MS Mincho"/>
    </style:style>
    <style:style style:name="P127"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28" style:family="paragraph" style:parent-style-name="Texto_20_sin_20_formato">
      <style:text-properties style:font-name="Arial" fo:font-weight="bold" style:font-weight-asian="bold" style:font-weight-complex="bold"/>
    </style:style>
    <style:style style:name="P129" style:family="paragraph" style:parent-style-name="Texto_20_sin_20_formato">
      <style:text-properties style:font-name="Arial" fo:font-size="14pt" fo:font-weight="bold" style:font-size-asian="14pt" style:font-weight-asian="bold" style:font-size-complex="14pt" style:font-weight-complex="bold"/>
    </style:style>
    <style:style style:name="P130"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31" style:family="paragraph" style:parent-style-name="Texto_20_sin_20_formato">
      <style:paragraph-properties fo:text-align="justify" style:justify-single-word="false"/>
      <style:text-properties fo:background-color="transparent" style:font-name-asian="MS Mincho"/>
    </style:style>
    <style:style style:name="P132"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33" style:family="paragraph" style:parent-style-name="Texto_20_sin_20_formato">
      <style:text-properties fo:font-size="12pt" fo:font-weight="bold" style:font-size-asian="12pt" style:font-weight-asian="bold" style:font-size-complex="12pt" style:font-weight-complex="bold"/>
    </style:style>
    <style:style style:name="P134" style:family="paragraph" style:parent-style-name="Texto_20_sin_20_formato">
      <style:text-properties fo:font-size="14pt" fo:font-weight="bold" style:font-size-asian="14pt" style:font-weight-asian="bold" style:font-size-complex="14pt" style:font-weight-complex="bold"/>
    </style:style>
    <style:style style:name="P135"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style>
    <style:style style:name="P136"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font-name-asian="MS Mincho"/>
    </style:style>
    <style:style style:name="P137"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38"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139" style:family="paragraph" style:parent-style-name="Texto_20_sin_20_formato">
      <style:paragraph-properties fo:margin-left="2.251cm" fo:margin-right="0.004cm" fo:text-indent="0cm" style:auto-text-indent="false" fo:background-color="#d6e3bc">
        <style:background-image/>
      </style:paragraph-properties>
      <style:text-properties fo:background-color="transparent" style:font-name-asian="MS Mincho"/>
    </style:style>
    <style:style style:name="P140" style:family="paragraph" style:parent-style-name="Texto_20_sin_20_formato">
      <style:paragraph-properties fo:margin-left="2.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41" style:family="paragraph" style:parent-style-name="Texto_20_sin_20_formato">
      <style:paragraph-properties fo:margin-left="0.751cm" fo:margin-right="0.004cm" fo:text-align="justify" style:justify-single-word="false" fo:text-indent="0cm" style:auto-text-indent="false" fo:background-color="#d6e3bc">
        <style:background-image/>
      </style:paragraph-properties>
      <style:text-properties fo:background-color="transparent"/>
    </style:style>
    <style:style style:name="P142" style:family="paragraph" style:parent-style-name="Texto_20_sin_20_formato">
      <style:paragraph-properties fo:margin-left="0.751cm" fo:margin-right="0.004cm" fo:text-indent="0cm" style:auto-text-indent="false" fo:background-color="#d6e3bc">
        <style:background-image/>
      </style:paragraph-properties>
      <style:text-properties fo:background-color="transparent" style:font-name-asian="MS Mincho"/>
    </style:style>
    <style:style style:name="P143"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style>
    <style:style style:name="P144"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font-name-asian="MS Mincho"/>
    </style:style>
    <style:style style:name="P145"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4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style>
    <style:style style:name="P147"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style>
    <style:style style:name="P148" style:family="paragraph" style:parent-style-name="Texto_20_sin_20_formato">
      <style:paragraph-properties fo:margin-left="1cm" fo:margin-right="0.004cm" fo:line-height="150%" fo:text-indent="0cm" style:auto-text-indent="false" fo:background-color="#d6e3bc">
        <style:background-image/>
      </style:paragraph-properties>
      <style:text-properties fo:background-color="transparent" style:font-name-asian="MS Mincho"/>
    </style:style>
    <style:style style:name="P149"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font-name-asian="MS Mincho"/>
    </style:style>
    <style:style style:name="P150"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151"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152"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153" style:family="paragraph" style:parent-style-name="Standard" style:list-style-name="WW8Num8">
      <style:paragraph-properties fo:text-align="justify" style:justify-single-word="false"/>
      <style:text-properties fo:language="es" fo:country="MX"/>
    </style:style>
    <style:style style:name="P154" style:family="paragraph" style:parent-style-name="Standard">
      <style:text-properties fo:language="es" fo:country="MX" fo:background-color="transparent"/>
    </style:style>
    <style:style style:name="P155" style:family="paragraph" style:parent-style-name="Standard" style:list-style-name="WW8Num27">
      <style:text-properties fo:language="es" fo:country="MX" fo:background-color="transparent"/>
    </style:style>
    <style:style style:name="P156" style:family="paragraph" style:parent-style-name="Standard" style:list-style-name="WW8Num12">
      <style:text-properties fo:language="es" fo:country="MX" fo:background-color="transparent"/>
    </style:style>
    <style:style style:name="P157" style:family="paragraph" style:parent-style-name="Standard" style:list-style-name="WW8Num23">
      <style:paragraph-properties fo:text-align="justify" style:justify-single-word="false"/>
      <style:text-properties fo:language="es" fo:country="MX" fo:background-color="transparent"/>
    </style:style>
    <style:style style:name="P158" style:family="paragraph" style:parent-style-name="Standard" style:list-style-name="WW8Num5">
      <style:paragraph-properties fo:text-align="justify" style:justify-single-word="false"/>
      <style:text-properties fo:language="es" fo:country="MX" fo:background-color="transparent"/>
    </style:style>
    <style:style style:name="P159" style:family="paragraph" style:parent-style-name="Standard" style:list-style-name="WW8Num34">
      <style:text-properties fo:language="es" fo:country="MX" fo:background-color="transparent" style:font-name-complex="Arial"/>
    </style:style>
    <style:style style:name="P160" style:family="paragraph" style:parent-style-name="Standard" style:list-style-name="WW8Num32">
      <style:text-properties fo:language="es" fo:country="MX" fo:background-color="transparent" style:font-name-complex="Arial"/>
    </style:style>
    <style:style style:name="P161" style:family="paragraph" style:parent-style-name="Standard" style:list-style-name="WW8Num14">
      <style:text-properties fo:language="es" fo:country="MX" fo:background-color="transparent" style:font-name-complex="Arial"/>
    </style:style>
    <style:style style:name="P162"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63" style:family="paragraph" style:parent-style-name="Standard" style:list-style-name="WW8Num34">
      <style:text-properties fo:language="es" fo:country="MX" fo:background-color="transparent"/>
    </style:style>
    <style:style style:name="P164" style:family="paragraph" style:parent-style-name="Standard" style:list-style-name="WW8Num4">
      <style:text-properties fo:language="es" fo:country="MX"/>
    </style:style>
    <style:style style:name="P165" style:family="paragraph" style:parent-style-name="Standard" style:list-style-name="WW8Num24">
      <style:text-properties fo:language="es" fo:country="MX"/>
    </style:style>
    <style:style style:name="P166" style:family="paragraph" style:parent-style-name="Standard" style:list-style-name="WW8Num10">
      <style:text-properties fo:language="es" fo:country="MX"/>
    </style:style>
    <style:style style:name="P167" style:family="paragraph" style:parent-style-name="Standard" style:list-style-name="WW8Num15">
      <style:text-properties fo:language="es" fo:country="MX"/>
    </style:style>
    <style:style style:name="P168" style:family="paragraph" style:parent-style-name="Standard" style:list-style-name="WW8Num11">
      <style:text-properties fo:language="es" fo:country="MX"/>
    </style:style>
    <style:style style:name="P169" style:family="paragraph" style:parent-style-name="Standard" style:list-style-name="WW8Num17">
      <style:text-properties fo:language="es" fo:country="MX"/>
    </style:style>
    <style:style style:name="P170" style:family="paragraph" style:parent-style-name="Standard">
      <style:text-properties fo:background-color="transparent"/>
    </style:style>
    <style:style style:name="P171" style:family="paragraph" style:parent-style-name="Standard" style:list-style-name="WW8Num27">
      <style:text-properties fo:background-color="transparent"/>
    </style:style>
    <style:style style:name="P172" style:family="paragraph" style:parent-style-name="Standard" style:list-style-name="WW8Num25">
      <style:text-properties fo:background-color="transparent"/>
    </style:style>
    <style:style style:name="P173" style:family="paragraph" style:parent-style-name="Standard" style:list-style-name="WW8Num33">
      <style:text-properties fo:background-color="transparent" style:font-name-asian="MS Mincho"/>
    </style:style>
    <style:style style:name="P174" style:family="paragraph" style:parent-style-name="Standard" style:list-style-name="WW8Num4">
      <style:text-properties fo:background-color="transparent"/>
    </style:style>
    <style:style style:name="P175" style:family="paragraph" style:parent-style-name="Standard" style:list-style-name="WW8Num5">
      <style:text-properties fo:background-color="transparent"/>
    </style:style>
    <style:style style:name="P176" style:family="paragraph" style:parent-style-name="Standard" style:list-style-name="WW8Num35">
      <style:text-properties fo:background-color="transparent"/>
    </style:style>
    <style:style style:name="P177" style:family="paragraph" style:parent-style-name="Standard" style:list-style-name="WW8Num33"/>
    <style:style style:name="P178" style:family="paragraph" style:parent-style-name="Standard" style:list-style-name="WW8Num29">
      <style:text-properties fo:language="es" fo:country="AR" fo:background-color="transparent" style:language-asian="es" style:country-asian="AR" style:font-name-complex="Arial"/>
    </style:style>
    <style:style style:name="P179" style:family="paragraph" style:parent-style-name="Standard">
      <style:text-properties fo:font-weight="bold" style:font-weight-asian="bold" style:font-weight-complex="bold"/>
    </style:style>
    <style:style style:name="P180" style:family="paragraph" style:parent-style-name="Standard" style:list-style-name="WW8Num28">
      <style:text-properties fo:font-weight="bold" style:font-weight-asian="bold" style:font-weight-complex="bold"/>
    </style:style>
    <style:style style:name="P181" style:family="paragraph" style:parent-style-name="Standard" style:list-style-name="WW8Num15"/>
    <style:style style:name="P182"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183" style:family="paragraph" style:parent-style-name="Standard" style:list-style-name="WW8Num11">
      <style:text-properties style:font-name-complex="Arial"/>
    </style:style>
    <style:style style:name="P184" style:family="paragraph" style:parent-style-name="Standard" style:list-style-name="WW8Num17">
      <style:text-properties style:font-name-complex="Arial"/>
    </style:style>
    <style:style style:name="P185" style:family="paragraph" style:parent-style-name="Standard" style:list-style-name="WW8Num8">
      <style:paragraph-properties fo:text-align="justify" style:justify-single-word="false"/>
    </style:style>
    <style:style style:name="P186" style:family="paragraph" style:parent-style-name="Standard" style:list-style-name="WW8Num31"/>
    <style:style style:name="P187" style:family="paragraph" style:parent-style-name="Standard">
      <style:text-properties fo:font-size="14pt" fo:font-weight="bold" style:font-size-asian="14pt" style:font-weight-asian="bold" style:font-size-complex="14pt" style:font-weight-complex="bold"/>
    </style:style>
    <style:style style:name="P188" style:family="paragraph" style:parent-style-name="Standard">
      <style:text-properties fo:font-size="14pt" fo:font-weight="bold" fo:background-color="transparent" style:font-size-asian="14pt" style:font-weight-asian="bold" style:font-size-complex="14pt" style:font-weight-complex="bold"/>
    </style:style>
    <style:style style:name="P18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90" style:family="paragraph" style:parent-style-name="Standard">
      <style:text-properties fo:font-size="14pt" style:text-underline-style="solid" style:text-underline-width="auto" style:text-underline-color="font-color" style:font-size-asian="14pt" style:font-size-complex="14pt"/>
    </style:style>
    <style:style style:name="P191" style:family="paragraph" style:parent-style-name="Standard">
      <style:text-properties style:text-underline-style="solid" style:text-underline-width="auto" style:text-underline-color="font-color"/>
    </style:style>
    <style:style style:name="P192" style:family="paragraph" style:parent-style-name="Standard" style:list-style-name="WW8Num33">
      <style:text-properties style:text-underline-style="solid" style:text-underline-width="auto" style:text-underline-color="font-color"/>
    </style:style>
    <style:style style:name="P193" style:family="paragraph" style:parent-style-name="Standard">
      <style:text-properties fo:font-size="16pt" fo:font-weight="bold" style:font-size-asian="16pt" style:font-weight-asian="bold" style:font-size-complex="16pt" style:font-weight-complex="bold"/>
    </style:style>
    <style:style style:name="P194" style:family="paragraph" style:parent-style-name="Standard">
      <style:text-properties fo:color="#ff0000" fo:background-color="transparent"/>
    </style:style>
    <style:style style:name="P195" style:family="paragraph" style:parent-style-name="Standard" style:master-page-name="Standard">
      <style:paragraph-properties style:page-number="auto"/>
    </style:style>
    <style:style style:name="P196" style:family="paragraph" style:parent-style-name="Standard" style:list-style-name="WW8Num2">
      <style:paragraph-properties fo:margin-left="1.259cm" fo:margin-right="0cm" fo:text-align="justify" style:justify-single-word="false" fo:hyphenation-ladder-count="no-limit" fo:text-indent="-0.63cm" style:auto-text-indent="false"/>
      <style:text-properties fo:font-weight="bold" fo:background-color="transparent" style:font-weight-asian="bold" style:font-name-complex="Arial" fo:hyphenate="false" fo:hyphenation-remain-char-count="2" fo:hyphenation-push-char-count="2"/>
    </style:style>
    <style:style style:name="P197" style:family="paragraph" style:parent-style-name="Standard" style:list-style-name="WW8Num21">
      <style:paragraph-properties fo:margin-left="1.259cm" fo:margin-right="0cm" fo:text-align="justify" style:justify-single-word="false" fo:text-indent="-0.63cm" style:auto-text-indent="false"/>
      <style:text-properties fo:language="es" fo:country="MX" fo:background-color="transparent"/>
    </style:style>
    <style:style style:name="P198" style:family="paragraph" style:parent-style-name="Standard" style:list-style-name="WW8Num5">
      <style:paragraph-properties fo:margin-left="1.259cm" fo:margin-right="0cm" fo:text-align="justify" style:justify-single-word="false" fo:text-indent="-0.63cm" style:auto-text-indent="false"/>
      <style:text-properties fo:language="es" fo:country="MX" fo:background-color="transparent"/>
    </style:style>
    <style:style style:name="P199" style:family="paragraph" style:parent-style-name="Standard" style:list-style-name="WW8Num5">
      <style:paragraph-properties fo:margin-left="1.259cm" fo:margin-right="0cm" fo:text-align="justify" style:justify-single-word="false" fo:text-indent="-0.63cm" style:auto-text-indent="false"/>
      <style:text-properties fo:language="es" fo:country="MX"/>
    </style:style>
    <style:style style:name="P200" style:family="paragraph" style:parent-style-name="Standard" style:list-style-name="WW8Num5">
      <style:paragraph-properties fo:margin-left="1.259cm" fo:margin-right="0cm" fo:text-align="justify" style:justify-single-word="false" fo:text-indent="-0.63cm" style:auto-text-indent="false"/>
      <style:text-properties fo:language="en" fo:country="US"/>
    </style:style>
    <style:style style:name="P201" style:family="paragraph" style:parent-style-name="Standard" style:list-style-name="WW8Num21">
      <style:paragraph-properties fo:margin-left="1.259cm" fo:margin-right="0cm" fo:margin-top="0cm" fo:margin-bottom="0.212cm" fo:text-align="justify" style:justify-single-word="false" fo:text-indent="-0.63cm" style:auto-text-indent="false"/>
      <style:text-properties fo:language="es" fo:country="MX" fo:background-color="transparent"/>
    </style:style>
    <style:style style:name="P202" style:family="paragraph" style:parent-style-name="Standard" style:list-style-name="WW8Num9">
      <style:paragraph-properties fo:margin-left="1.905cm" fo:margin-right="0cm" fo:text-indent="-0.635cm" style:auto-text-indent="false"/>
      <style:text-properties fo:background-color="transparent"/>
    </style:style>
    <style:style style:name="P203" style:family="paragraph" style:parent-style-name="Standard" style:list-style-name="WW8Num6">
      <style:paragraph-properties fo:margin-top="0.423cm" fo:margin-bottom="0.176cm"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04" style:family="paragraph" style:parent-style-name="Standard" style:list-style-name="WW8Num33">
      <style:paragraph-properties fo:margin-top="0.423cm" fo:margin-bottom="0.176cm"/>
      <style:text-properties fo:background-color="transparent" style:font-name-asian="MS Mincho"/>
    </style:style>
    <style:style style:name="P205" style:family="paragraph" style:parent-style-name="Standard" style:list-style-name="WW8Num13">
      <style:paragraph-properties fo:margin-top="0.423cm" fo:margin-bottom="0.176cm"/>
      <style:text-properties fo:background-color="transparent"/>
    </style:style>
    <style:style style:name="P206" style:family="paragraph" style:parent-style-name="Standard" style:list-style-name="WW8Num30">
      <style:paragraph-properties fo:margin-top="0.423cm" fo:margin-bottom="0.176cm"/>
      <style:text-properties fo:background-color="transparent"/>
    </style:style>
    <style:style style:name="P207" style:family="paragraph" style:parent-style-name="Standard" style:list-style-name="WW8Num29">
      <style:paragraph-properties fo:margin-top="0.423cm" fo:margin-bottom="0.176cm"/>
      <style:text-properties fo:language="es" fo:country="AR" fo:background-color="transparent" style:language-asian="es" style:country-asian="AR" style:font-name-complex="Arial"/>
    </style:style>
    <style:style style:name="P208"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09" style:family="paragraph" style:parent-style-name="Standard" style:list-style-name="WW8Num3">
      <style:paragraph-properties fo:margin-left="1.884cm" fo:margin-right="0cm" fo:text-align="justify" style:justify-single-word="false" fo:hyphenation-ladder-count="no-limit" fo:text-indent="-0.635cm" style:auto-text-indent="false">
        <style:tab-stops>
          <style:tab-stop style:position="1.884cm"/>
        </style:tab-stops>
      </style:paragraph-properties>
      <style:text-properties fo:language="es" fo:country="MX" style:font-name-complex="Arial" fo:hyphenate="false" fo:hyphenation-remain-char-count="2" fo:hyphenation-push-char-count="2"/>
    </style:style>
    <style:style style:name="P210" style:family="paragraph" style:parent-style-name="Standard">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11" style:family="paragraph" style:parent-style-name="Standard" style:list-style-name="WW8Num3">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12" style:family="paragraph" style:parent-style-name="Standard" style:list-style-name="WW8Num18">
      <style:paragraph-properties fo:margin-left="2.498cm" fo:margin-right="0cm" fo:text-align="justify" style:justify-single-word="false" fo:hyphenation-ladder-count="no-limit" fo:text-indent="-0.635cm" style:auto-text-indent="false">
        <style:tab-stops>
          <style:tab-stop style:position="2.498cm"/>
        </style:tab-stops>
      </style:paragraph-properties>
      <style:text-properties fo:language="es" fo:country="MX" style:font-name-complex="Arial" fo:hyphenate="false" fo:hyphenation-remain-char-count="2" fo:hyphenation-push-char-count="2"/>
    </style:style>
    <style:style style:name="P213" style:family="paragraph" style:parent-style-name="Standard" style:list-style-name="WW8Num33">
      <style:paragraph-properties fo:margin-left="0cm" fo:margin-right="0cm" fo:margin-top="0.423cm" fo:margin-bottom="0.423cm" fo:text-indent="0.099cm" style:auto-text-indent="false"/>
      <style:text-properties fo:background-color="transparent" style:font-name-asian="MS Mincho"/>
    </style:style>
    <style:style style:name="P214" style:family="paragraph" style:parent-style-name="Standard" style:list-style-name="WW8Num33">
      <style:paragraph-properties fo:margin-left="0cm" fo:margin-right="0cm" fo:margin-top="0.423cm" fo:margin-bottom="0.176cm" fo:text-indent="0.099cm" style:auto-text-indent="false"/>
      <style:text-properties fo:background-color="transparent" style:font-name-asian="MS Mincho"/>
    </style:style>
    <style:style style:name="P215" style:family="paragraph" style:parent-style-name="Standard" style:list-style-name="WW8Num33">
      <style:paragraph-properties fo:margin-left="0.079cm" fo:margin-right="0cm" fo:margin-top="0.423cm" fo:margin-bottom="0.176cm" fo:text-indent="0.099cm" style:auto-text-indent="false"/>
      <style:text-properties fo:background-color="transparent" style:font-name-asian="MS Mincho"/>
    </style:style>
    <style:style style:name="P216" style:family="paragraph" style:parent-style-name="Standard" style:list-style-name="WW8Num14">
      <style:paragraph-properties fo:margin-top="0.212cm" fo:margin-bottom="0.176cm"/>
      <style:text-properties fo:background-color="transparent"/>
    </style:style>
    <style:style style:name="P217" style:family="paragraph" style:parent-style-name="Standard" style:list-style-name="WW8Num14">
      <style:paragraph-properties fo:margin-top="0.212cm" fo:margin-bottom="0.176cm"/>
      <style:text-properties fo:background-color="transparent" style:font-name-asian="MS Mincho"/>
    </style:style>
    <style:style style:name="P218" style:family="paragraph" style:parent-style-name="Standard" style:list-style-name="WW8Num28">
      <style:paragraph-properties fo:margin-top="0.212cm" fo:margin-bottom="0.176cm"/>
      <style:text-properties fo:font-weight="bold" fo:background-color="transparent" style:font-name-asian="MS Mincho" style:font-weight-asian="bold" style:font-weight-complex="bold"/>
    </style:style>
    <style:style style:name="P219" style:family="paragraph" style:parent-style-name="Standard" style:list-style-name="WW8Num14">
      <style:paragraph-properties fo:margin-top="0cm" fo:margin-bottom="0.423cm"/>
      <style:text-properties fo:language="es" fo:country="MX" fo:background-color="transparent"/>
    </style:style>
    <style:style style:name="P220" style:family="paragraph" style:parent-style-name="Standard" style:list-style-name="WW8Num14">
      <style:paragraph-properties fo:margin-top="0cm" fo:margin-bottom="0.423cm"/>
      <style:text-properties fo:language="es" fo:country="MX" fo:background-color="transparent" style:font-name-complex="Arial"/>
    </style:style>
    <style:style style:name="P221" style:family="paragraph" style:parent-style-name="Standard" style:list-style-name="WW8Num5">
      <style:paragraph-properties fo:margin-top="0cm" fo:margin-bottom="0.212cm" fo:text-align="justify" style:justify-single-word="false"/>
      <style:text-properties fo:language="es" fo:country="MX" fo:background-color="transparent"/>
    </style:style>
    <style:style style:name="P222" style:family="paragraph" style:parent-style-name="Standard" style:list-style-name="WW8Num16">
      <style:paragraph-properties fo:margin-left="2.519cm" fo:margin-right="0cm" fo:text-indent="-0.635cm" style:auto-text-indent="false"/>
      <style:text-properties fo:language="es" fo:country="MX"/>
    </style:style>
    <style:style style:name="P223" style:family="paragraph" style:parent-style-name="Standard" style:list-style-name="WW8Num7">
      <style:paragraph-properties fo:margin-top="0.106cm" fo:margin-bottom="0.176cm"/>
    </style:style>
    <style:style style:name="P224" style:family="paragraph" style:parent-style-name="Standard" style:list-style-name="WW8Num8">
      <style:paragraph-properties fo:margin-top="0.106cm" fo:margin-bottom="0cm" fo:text-align="justify" style:justify-single-word="false"/>
      <style:text-properties fo:language="es" fo:country="MX"/>
    </style:style>
    <style:style style:name="P225" style:family="paragraph" style:parent-style-name="Standard">
      <style:paragraph-properties fo:break-before="page"/>
      <style:text-properties fo:font-size="14pt" fo:font-weight="bold" style:font-size-asian="14pt" style:font-weight-asian="bold" style:font-size-complex="14pt" style:font-weight-complex="bold"/>
    </style:style>
    <style:style style:name="P226"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227"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228" style:family="paragraph" style:parent-style-name="Standard">
      <style:paragraph-properties fo:margin-left="1.249cm" fo:margin-right="0cm" fo:text-indent="0cm" style:auto-text-indent="false"/>
      <style:text-properties fo:background-color="transparent"/>
    </style:style>
    <style:style style:name="P229" style:family="paragraph" style:parent-style-name="Standard">
      <style:paragraph-properties fo:margin-left="1.249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230"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231" style:family="paragraph" style:parent-style-name="Standard">
      <style:paragraph-properties fo:margin-left="1.27cm" fo:margin-right="0cm" fo:text-align="justify" style:justify-single-word="false" fo:hyphenation-ladder-count="no-limit" fo:text-indent="0cm" style:auto-text-indent="false"/>
      <style:text-properties fo:language="es" fo:country="MX" fo:background-color="transparent" style:font-name-complex="Arial" fo:hyphenate="false" fo:hyphenation-remain-char-count="2" fo:hyphenation-push-char-count="2"/>
    </style:style>
    <style:style style:name="P232" style:family="paragraph" style:parent-style-name="Standard">
      <style:paragraph-properties fo:margin-left="1.27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233" style:family="paragraph" style:parent-style-name="Standard">
      <style:paragraph-properties fo:margin-top="0.212cm" fo:margin-bottom="0cm"/>
      <style:text-properties fo:language="es" fo:country="MX" fo:background-color="transparent"/>
    </style:style>
    <style:style style:name="P234" style:family="paragraph" style:parent-style-name="Text_20_body" style:list-style-name="WW8Num28">
      <style:text-properties fo:font-size="10pt" style:font-size-asian="10pt" style:font-size-complex="10pt"/>
    </style:style>
    <style:style style:name="P235" style:family="paragraph" style:parent-style-name="Text_20_body" style:list-style-name="WW8Num28">
      <style:text-properties fo:font-size="10pt" fo:font-weight="bold" style:font-size-asian="10pt" style:font-weight-asian="bold" style:font-size-complex="10pt" style:font-weight-complex="bold"/>
    </style:style>
    <style:style style:name="P236" style:family="paragraph" style:parent-style-name="Heading_20_1">
      <style:paragraph-properties fo:break-before="page"/>
    </style:style>
    <style:style style:name="P237" style:family="paragraph" style:parent-style-name="Heading_20_2">
      <style:text-properties fo:language="es" fo:country="MX" style:font-name-asian="MS Mincho"/>
    </style:style>
    <style:style style:name="P238" style:family="paragraph" style:parent-style-name="Heading_20_2">
      <style:text-properties fo:language="es" fo:country="MX" fo:background-color="transparent"/>
    </style:style>
    <style:style style:name="P239" style:family="paragraph" style:parent-style-name="Heading_20_2">
      <style:text-properties fo:font-size="13pt" style:font-size-asian="13pt" style:font-size-complex="13pt"/>
    </style:style>
    <style:style style:name="P240" style:family="paragraph" style:parent-style-name="Heading_20_2">
      <style:text-properties fo:font-size="13pt" fo:language="es" fo:country="MX" fo:font-weight="bold" style:font-name-asian="MS Mincho" style:font-size-asian="13pt" style:font-weight-asian="bold" style:font-size-complex="13pt" style:font-weight-complex="bold"/>
    </style:style>
    <style:style style:name="P241" style:family="paragraph" style:parent-style-name="Heading_20_2">
      <style:text-properties fo:background-color="transparent"/>
    </style:style>
    <style:style style:name="P242" style:family="paragraph" style:parent-style-name="Heading_20_4">
      <style:paragraph-properties fo:margin-top="0.212cm" fo:margin-bottom="0cm"/>
      <style:text-properties fo:language="es" fo:country="MX" fo:background-color="transparent"/>
    </style:style>
    <style:style style:name="P243"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44" style:family="paragraph" style:parent-style-name="Texto_20_sin_20_formato">
      <style:text-properties style:font-name="arial" fo:font-size="14pt" fo:font-weight="bold" style:font-size-asian="14pt" style:font-weight-asian="bold" style:font-size-complex="14pt" style:font-weight-complex="bold"/>
    </style:style>
    <style:style style:name="P245"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46"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247" style:family="paragraph" style:parent-style-name="Contents_20_2">
      <style:paragraph-properties>
        <style:tab-stops>
          <style:tab-stop style:position="15.921cm" style:type="right" style:leader-style="dotted" style:leader-text="."/>
        </style:tab-stops>
      </style:paragraph-properties>
    </style:style>
    <style:style style:name="P248" style:family="paragraph" style:parent-style-name="Contents_20_3">
      <style:paragraph-properties>
        <style:tab-stops>
          <style:tab-stop style:position="15.921cm" style:type="right" style:leader-style="dotted" style:leader-text="."/>
        </style:tab-stops>
      </style:paragraph-properties>
    </style:style>
    <style:style style:name="P249" style:family="paragraph" style:parent-style-name="Standard_20__28_user_29_">
      <style:text-properties fo:font-size="13pt" fo:font-weight="bold" style:font-size-asian="13pt" style:font-weight-asian="bold" style:font-size-complex="13pt" style:font-weight-complex="bold"/>
    </style:style>
    <style:style style:name="P250" style:family="paragraph" style:parent-style-name="Standard_20__28_user_29_">
      <style:text-properties fo:font-weight="bold" style:font-weight-asian="bold" style:font-weight-complex="bold"/>
    </style:style>
    <style:style style:name="P251" style:family="paragraph" style:parent-style-name="Standard_20__28_user_29_">
      <style:text-properties style:text-underline-style="solid" style:text-underline-width="auto" style:text-underline-color="font-color" fo:font-weight="bold" style:font-weight-asian="bold" style:font-weight-complex="bold"/>
    </style:style>
    <style:style style:name="P252" style:family="paragraph" style:parent-style-name="Standard_20__28_user_29_" style:list-style-name="WW8Num20">
      <style:paragraph-properties fo:margin-top="0cm" fo:margin-bottom="0.176cm"/>
      <style:text-properties fo:background-color="transparent"/>
    </style:style>
    <style:style style:name="P253" style:family="paragraph" style:parent-style-name="Standard_20__28_user_29_" style:list-style-name="WW8Num22">
      <style:paragraph-properties fo:margin-top="0.212cm" fo:margin-bottom="0cm"/>
      <style:text-properties fo:language="es" fo:country="AR" fo:background-color="transparent" style:font-name-asian="MS Mincho"/>
    </style:style>
    <style:style style:name="P254" style:family="paragraph" style:parent-style-name="Standard_20__28_user_29_">
      <style:paragraph-properties fo:margin-top="0.212cm" fo:margin-bottom="0cm"/>
      <style:text-properties fo:background-color="transparent"/>
    </style:style>
    <style:style style:name="P255" style:family="paragraph" style:parent-style-name="Footnote">
      <style:text-properties fo:background-color="transparent"/>
    </style:style>
    <style:style style:name="P256" style:family="paragraph" style:parent-style-name="Footnote">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257" style:family="paragraph" style:parent-style-name="Contents_20_Heading">
      <style:paragraph-properties fo:break-before="page"/>
    </style:style>
    <style:style style:name="P258"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name-asian="MS Mincho" style:font-weight-asian="bold"/>
    </style:style>
    <style:style style:name="T8" style:family="text">
      <style:text-properties fo:font-weight="bold" style:font-name-asian="MS Mincho" style:font-weight-asian="bold" style:font-weight-complex="bold"/>
    </style:style>
    <style:style style:name="T9" style:family="text">
      <style:text-properties style:font-name-complex="Arial"/>
    </style:style>
    <style:style style:name="T10" style:family="text">
      <style:text-properties style:font-name-asian="Arial"/>
    </style:style>
    <style:style style:name="T11" style:family="text">
      <style:text-properties fo:color="#0000ff"/>
    </style:style>
    <style:style style:name="T12" style:family="text">
      <style:text-properties fo:color="#0000ff" fo:language="es" fo:country="MX"/>
    </style:style>
    <style:style style:name="T13" style:family="text">
      <style:text-properties fo:color="#0000ff" fo:language="es" fo:country="MX" fo:background-color="transparent"/>
    </style:style>
    <style:style style:name="T14" style:family="text">
      <style:text-properties fo:color="#0000ff" fo:language="es" fo:country="MX" style:letter-kerning="true" style:language-asian="es" style:country-asian="ES"/>
    </style:style>
    <style:style style:name="T15" style:family="text">
      <style:text-properties fo:color="#0000ff" fo:language="es" fo:country="MX" style:font-name-complex="Times New Roman"/>
    </style:style>
    <style:style style:name="T16" style:family="text">
      <style:text-properties fo:color="#0000ff" fo:language="es" fo:country="MX" fo:font-weight="normal" style:font-weight-asian="normal"/>
    </style:style>
    <style:style style:name="T17" style:family="text">
      <style:text-properties fo:color="#0000ff" fo:language="es" fo:country="MX" fo:font-weight="normal" style:font-weight-asian="normal" style:font-weight-complex="normal"/>
    </style:style>
    <style:style style:name="T18" style:family="text">
      <style:text-properties fo:color="#0000ff" fo:language="es" fo:country="MX" style:font-weight-complex="normal"/>
    </style:style>
    <style:style style:name="T19" style:family="text">
      <style:text-properties fo:color="#0000ff" fo:language="es" fo:country="MX" style:font-name-asian="Arial"/>
    </style:style>
    <style:style style:name="T20" style:family="text">
      <style:text-properties fo:color="#0000ff" style:font-name-asian="Arial"/>
    </style:style>
    <style:style style:name="T21" style:family="text">
      <style:text-properties fo:color="#0000ff" style:font-weight-complex="bold"/>
    </style:style>
    <style:style style:name="T22" style:family="text">
      <style:text-properties fo:color="#0000ff" fo:font-weight="bold" style:font-name-asian="MS Mincho" style:font-weight-asian="bold"/>
    </style:style>
    <style:style style:name="T23" style:family="text">
      <style:text-properties fo:color="#0000ff" fo:font-weight="bold" style:font-weight-asian="bold"/>
    </style:style>
    <style:style style:name="T24" style:family="text">
      <style:text-properties fo:language="es" fo:country="MX"/>
    </style:style>
    <style:style style:name="T25" style:family="text">
      <style:text-properties fo:language="es" fo:country="MX" style:font-name-asian="MS Mincho"/>
    </style:style>
    <style:style style:name="T26" style:family="text">
      <style:text-properties fo:language="es" fo:country="MX" style:font-name-complex="Arial"/>
    </style:style>
    <style:style style:name="T27" style:family="text">
      <style:text-properties fo:language="es" fo:country="MX" fo:font-weight="normal" style:font-weight-asian="normal"/>
    </style:style>
    <style:style style:name="T28" style:family="text">
      <style:text-properties fo:language="es" fo:country="MX" fo:font-weight="normal" style:font-weight-asian="normal" style:font-name-complex="Arial"/>
    </style:style>
    <style:style style:name="T29" style:family="text">
      <style:text-properties fo:language="es" fo:country="MX" fo:font-weight="bold" style:font-name-asian="MS Mincho" style:font-weight-asian="bold" style:font-weight-complex="bold"/>
    </style:style>
    <style:style style:name="T30" style:family="text">
      <style:text-properties fo:language="es" fo:country="AR"/>
    </style:style>
    <style:style style:name="T31" style:family="text">
      <style:text-properties fo:language="es" fo:country="AR" style:font-name-asian="Arial"/>
    </style:style>
    <style:style style:name="T32" style:family="text">
      <style:text-properties fo:language="es" fo:country="AR" style:font-name-asian="MS Mincho" style:font-name-complex="Arial"/>
    </style:style>
    <style:style style:name="T33" style:family="text">
      <style:text-properties fo:language="es" fo:country="AR" style:language-asian="es" style:country-asian="AR"/>
    </style:style>
    <style:style style:name="T34" style:family="text">
      <style:text-properties fo:language="es" fo:country="AR" style:font-weight-complex="bold"/>
    </style:style>
    <style:style style:name="T35" style:family="text">
      <style:text-properties style:text-underline-style="none"/>
    </style:style>
    <style:style style:name="T36" style:family="text">
      <style:text-properties fo:font-weight="normal" style:font-weight-asian="normal"/>
    </style:style>
    <style:style style:name="T37" style:family="text">
      <style:text-properties fo:font-weight="normal" style:font-name-asian="MS Mincho" style:font-weight-asian="normal"/>
    </style:style>
    <style:style style:name="T38" style:family="text">
      <style:text-properties fo:background-color="transparent"/>
    </style:style>
    <style:style style:name="T39" style:family="text">
      <style:text-properties fo:background-color="transparent" style:font-name-asian="MS Mincho"/>
    </style:style>
    <style:style style:name="T40" style:family="text">
      <style:text-properties style:font-name="Arial" fo:language="es" fo:country="AR" style:font-name-complex="Arial"/>
    </style:style>
    <style:style style:name="T41" style:family="text">
      <style:text-properties style:font-name="Arial" fo:language="es" fo:country="AR" style:font-name-asian="MS Mincho" style:font-name-complex="Arial"/>
    </style:style>
    <style:style style:name="T42" style:family="text">
      <style:text-properties style:font-name="Arial" style:font-name-complex="Arial"/>
    </style:style>
    <style:style style:name="T43" style:family="text">
      <style:text-properties style:font-name-asian="Calibri"/>
    </style:style>
    <style:style style:name="T44" style:family="text">
      <style:text-properties fo:color="#943634"/>
    </style:style>
    <style:style style:name="T45" style:family="text">
      <style:text-properties fo:color="#943634" style:font-name="Calibri" fo:font-size="11pt" style:font-size-asian="11pt" style:font-name-complex="Calibri" style:font-size-complex="11pt"/>
    </style:style>
    <style:style style:name="T46" style:family="text">
      <style:text-properties fo:font-style="italic" style:text-underline-style="solid" style:text-underline-width="auto" style:text-underline-color="font-color" style:font-name-asian="MS Mincho" style:font-style-asian="italic"/>
    </style:style>
    <style:style style:name="T47" style:family="text">
      <style:text-properties style:font-name-asian="MS Mincho"/>
    </style:style>
    <style:style style:name="T48" style:family="text">
      <style:text-properties style:font-name-asian="MS Mincho" style:font-weight-complex="bold"/>
    </style:style>
    <style:style style:name="T49" style:family="text">
      <style:text-properties fo:color="#1f497d" style:font-name="Arial Black" fo:language="es" fo:country="MX" style:letter-kerning="true" style:language-asian="es" style:country-asian="ES" style:font-name-complex="Arial Black"/>
    </style:style>
    <style:style style:name="T50" style:family="text">
      <style:text-properties fo:color="#1f497d" style:font-name="Arial Black" fo:language="es" fo:country="MX" fo:font-weight="bold" style:font-weight-asian="bold" style:font-name-complex="Arial Black"/>
    </style:style>
    <style:style style:name="T51" style:family="text">
      <style:text-properties fo:color="#1f497d" style:font-name="Arial Black" fo:language="es" fo:country="MX" style:font-name-complex="Arial Black"/>
    </style:style>
    <style:style style:name="T52" style:family="text">
      <style:text-properties fo:color="#1f497d" style:font-name="Arial Black" style:font-name-asian="MS Mincho" style:font-name-complex="Arial Black"/>
    </style:style>
    <style:style style:name="T53" style:family="text">
      <style:text-properties fo:color="#1f497d" style:font-name="Arial Black" style:font-name-complex="Arial Black"/>
    </style:style>
    <style:style style:name="T54" style:family="text">
      <style:text-properties fo:color="#1f497d" style:font-name="Arial Black" style:font-name-complex="Arial Black" style:font-size-complex="11pt"/>
    </style:style>
    <style:style style:name="T55" style:family="text">
      <style:text-properties fo:color="#1f497d" style:font-name="Arial Black" fo:language="es" fo:country="AR" style:font-name-complex="Arial Black" style:font-weight-complex="bold"/>
    </style:style>
    <style:style style:name="T56" style:family="text">
      <style:text-properties fo:color="#1f497d" fo:font-weight="bold" style:font-weight-asian="bold"/>
    </style:style>
    <style:style style:name="T57" style:family="text">
      <style:text-properties fo:font-size="8pt" style:font-size-asian="8pt" style:font-size-complex="8pt"/>
    </style:style>
    <style:style style:name="T58" style:family="text">
      <style:text-properties style:font-name-asian="Courier New" style:font-name-complex="Courier New"/>
    </style:style>
    <style:style style:name="T59" style:family="text">
      <style:text-properties fo:color="#9c0006"/>
    </style:style>
    <style:style style:name="T60" style:family="text">
      <style:text-properties fo:color="#9c0006" fo:language="es" fo:country="AR" style:language-asian="es" style:country-asian="AR"/>
    </style:style>
    <style:style style:name="T61" style:family="text">
      <style:text-properties fo:color="#9c0006" style:font-name="Calibri" fo:font-size="11pt" fo:language="es" fo:country="AR" style:font-size-asian="11pt" style:language-asian="es" style:country-asian="AR" style:font-name-complex="Calibri" style:font-size-complex="11pt"/>
    </style:style>
    <style:style style:name="T62" style:family="text">
      <style:text-properties fo:color="#ff0000"/>
    </style:style>
    <style:style style:name="T63" style:family="text">
      <style:text-properties fo:color="#800000"/>
    </style:style>
    <style:style style:name="T64" style:family="text">
      <style:text-properties fo:font-size="14pt" fo:language="es" fo:country="MX" fo:font-weight="bold" style:font-name-asian="MS Mincho" style:font-size-asian="14pt" style:font-weight-asian="bold" style:font-size-complex="14pt" style:font-weight-complex="bold"/>
    </style:style>
    <style:style style:name="T65" style:family="text">
      <style:text-properties fo:font-size="14pt" fo:language="es" fo:country="MX" fo:font-weight="bold" style:font-size-asian="14pt" style:font-weight-asian="bold" style:font-size-complex="14pt" style:font-weight-complex="bold"/>
    </style:style>
    <style:style style:name="T66" style:family="text">
      <style:text-properties fo:font-size="14pt" style:font-size-asian="14pt" style:font-size-complex="14pt"/>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bold" fo:background-color="transparent" style:font-size-asian="14pt" style:font-weight-asian="bold" style:font-size-complex="14pt" style:font-weight-complex="bold"/>
    </style:style>
    <style:style style:name="T69" style:family="text"/>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49">1-3-5-7-9-11</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9">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0">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2"><text:user-defined style:data-style-name="N0" text:name="Glog">Grabar_L</text:user-defined></text:span><text:span text:style-name="T31">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257">Indice</text:p>
          </text:index-title>
          <text:p text:style-name="P247"><text:a xlink:type="simple" xlink:href="#__RefHeading__7223_1898047347" text:style-name="Index_20_Link" text:visited-style-name="Index_20_Link">Hipotesis y Acalaraciones globales<text:tab/>4</text:a></text:p>
          <text:p text:style-name="P248"><text:a xlink:type="simple" xlink:href="#__RefHeading__1683_1630421235" text:style-name="Index_20_Link" text:visited-style-name="Index_20_Link">Instalar_TP<text:tab/>4</text:a></text:p>
          <text:p text:style-name="P248"><text:a xlink:type="simple" xlink:href="#__RefHeading__1685_1630421235" text:style-name="Index_20_Link" text:visited-style-name="Index_20_Link">Iniciar_A<text:tab/>4</text:a></text:p>
          <text:p text:style-name="P248"><text:a xlink:type="simple" xlink:href="#__RefHeading__1687_1630421235" text:style-name="Index_20_Link" text:visited-style-name="Index_20_Link">Recibir_A<text:tab/>4</text:a></text:p>
          <text:p text:style-name="P248"><text:a xlink:type="simple" xlink:href="#__RefHeading__1689_1630421235" text:style-name="Index_20_Link" text:visited-style-name="Index_20_Link">Reservar_A<text:tab/>4</text:a></text:p>
          <text:p text:style-name="P248"><text:a xlink:type="simple" xlink:href="#__RefHeading__1691_1630421235" text:style-name="Index_20_Link" text:visited-style-name="Index_20_Link">Imprimir_A<text:tab/>4</text:a></text:p>
          <text:p text:style-name="P248"><text:a xlink:type="simple" xlink:href="#__RefHeading__1693_1630421235" text:style-name="Index_20_Link" text:visited-style-name="Index_20_Link">Start_A<text:tab/>4</text:a></text:p>
          <text:p text:style-name="P248"><text:a xlink:type="simple" xlink:href="#__RefHeading__1915_1630421235" text:style-name="Index_20_Link" text:visited-style-name="Index_20_Link">Stop_A<text:tab/>5</text:a></text:p>
          <text:p text:style-name="P248"><text:a xlink:type="simple" xlink:href="#__RefHeading__1695_1630421235" text:style-name="Index_20_Link" text:visited-style-name="Index_20_Link">Mover_A.<text:tab/>5</text:a></text:p>
          <text:p text:style-name="P248"><text:a xlink:type="simple" xlink:href="#__RefHeading__1697_1630421235" text:style-name="Index_20_Link" text:visited-style-name="Index_20_Link">Grabar_L<text:tab/>5</text:a></text:p>
          <text:p text:style-name="P247"><text:a xlink:type="simple" xlink:href="#__RefHeading__7225_1898047347" text:style-name="Index_20_Link" text:visited-style-name="Index_20_Link">Problemas relevantes.<text:tab/>5</text:a></text:p>
          <text:p text:style-name="P247"><text:a xlink:type="simple" xlink:href="#__RefHeading__7227_1898047347" text:style-name="Index_20_Link" text:visited-style-name="Index_20_Link">Archivo Readme.<text:tab/>5</text:a></text:p>
          <text:p text:style-name="P247"><text:a xlink:type="simple" xlink:href="#__RefHeading__7229_1898047347" text:style-name="Index_20_Link" text:visited-style-name="Index_20_Link">Esquema de Ejecucion.<text:tab/>5</text:a></text:p>
          <text:p text:style-name="P247"><text:a xlink:type="simple" xlink:href="#__RefHeading__7231_1898047347" text:style-name="Index_20_Link" text:visited-style-name="Index_20_Link">Lista de nuevas funciones y/o comandos auxiliares.<text:tab/>5</text:a></text:p>
          <text:p text:style-name="P247"><text:a xlink:type="simple" xlink:href="#__RefHeading__1535_1630421235" text:style-name="Index_20_Link" text:visited-style-name="Index_20_Link">Listado de Nuevos Archivo.<text:tab/>5</text:a></text:p>
          <text:p text:style-name="P247"><text:a xlink:type="simple" xlink:href="#__RefHeading__1537_1630421235" text:style-name="Index_20_Link" text:visited-style-name="Index_20_Link">Listado de Datos.<text:tab/>5</text:a></text:p>
          <text:p text:style-name="P247"><text:a xlink:type="simple" xlink:href="#__RefHeading__1539_1630421235" text:style-name="Index_20_Link" text:visited-style-name="Index_20_Link">Hoja de ruta de prueba “camino feliz”<text:tab/>5</text:a></text:p>
          <text:p text:style-name="P247"><text:a xlink:type="simple" xlink:href="#__RefHeading__1541_1630421235" text:style-name="Index_20_Link" text:visited-style-name="Index_20_Link">Apendice.<text:tab/>6</text:a></text:p>
        </text:index-body>
      </text:table-of-content>
      <text:p text:style-name="P53"/>
      <text:section text:style-name="Sect2" text:name="Section2">
        <text:h text:style-name="P236" text:outline-level="1"><text:bookmark-start text:name="__RefHeading__53_1096232427"/><text:bookmark-end text:name="__RefHeading__53_1096232427"/><text:bookmark-start text:name="__RefHeading__27_1525913240"/><text:bookmark-end text:name="__RefHeading__27_1525913240"/></text:h>
        <text:h text:style-name="Heading_20_2" text:outline-level="2"><text:bookmark-start text:name="__RefHeading__7223_1898047347"/><text:span text:style-name="Index_20_Link"><text:span text:style-name="T64">Hipotesis y Acalaraciones globales</text:span></text:span><text:bookmark-end text:name="__RefHeading__7223_1898047347"/></text:h>
        <text:h text:style-name="P243" text:outline-level="5"/>
        <text:h text:style-name="Heading_20_3" text:outline-level="3"><text:bookmark-start text:name="__RefHeading__1683_1630421235"/>I<text:span text:style-name="T35">nstalar_TP</text:span><text:bookmark-end text:name="__RefHeading__1683_1630421235"/></text:h>
        <text:p text:style-name="P55"><text:tab/>- El instalador se encuentra comprimido en un archivo llamado “Instalador.tar”</text:p>
        <text:p text:style-name="P55"><text:tab/>- Al descomprimir el archivo “Instalador.tar” encontraremos un archivo llamado <text:s/><text:tab/>“Instalar_TP.sh” <text:s/>y una carpeta llamada “Datos”</text:p>
        <text:p text:style-name="P55"><text:tab/>- La carpeta “Datos” contendra todos los archivos ejecutables (.sh,.pl), los archivos maetros <text:tab/> (.mae) y los archivos de disponibilidad (.dis)</text:p>
        <text:p text:style-name="P55"/>
        <text:p text:style-name="P55"/>
        <text:h text:style-name="Heading_20_3" text:outline-level="3"><text:bookmark-start text:name="__RefHeading__1685_1630421235"/>Iniciar_A<text:bookmark-end text:name="__RefHeading__1685_1630421235"/></text:h>
        <text:p text:style-name="P63"><text:tab/></text:p>
        <text:h text:style-name="Heading_20_3" text:outline-level="3"><text:bookmark-start text:name="__RefHeading__1687_1630421235"/>Recibir_A<text:bookmark-end text:name="__RefHeading__1687_1630421235"/></text:h>
        <text:p text:style-name="P63"><text:tab/></text:p>
        <text:h text:style-name="Heading_20_3" text:outline-level="3"><text:bookmark-start text:name="__RefHeading__1689_1630421235"/>Reservar_A<text:bookmark-end text:name="__RefHeading__1689_1630421235"/></text:h>
        <text:p text:style-name="P63"><text:tab/></text:p>
        <text:h text:style-name="Heading_20_3" text:outline-level="3"><text:bookmark-start text:name="__RefHeading__1691_1630421235"/>Imprimir_A<text:bookmark-end text:name="__RefHeading__1691_1630421235"/></text:h>
        <text:p text:style-name="P55"><text:tab/>- Los archivos de “reservas.ok”,”combos.dis”,”reservas.nok”, etc se encuentran con un <text:tab/>formato valido.</text:p>
        <text:p text:style-name="P55"><text:tab/>-Opcion i: si el usuario ingresa una opcion incorrecta del listado de eventos se lo pedira <text:tab/>nuevamente teniendo la posibilida de salir del mismo.</text:p>
        <text:p text:style-name="P55"><text:tab/>-Opcion i: Si no existe el archivo de referencia solicitante muestra la leyenda “sin listado de <text:tab/>invitados”. Si el archivo existe y no contiene acompañante no mostrara este mensaje.</text:p>
        <text:p text:style-name="P55"><text:tab/>-Opcion d: Los rangos se separan con “-”, en caso contrario se lo tomara incorrecto y se lo <text:tab/>solicitara nuevamente.</text:p>
        <text:p text:style-name="P55"><text:tab/>-Opcion d: El nombre del archivo del listado no debe ser “combos”, en de ser asi se lo <text:tab/>solicitara nuevamente.</text:p>
        <text:p text:style-name="P55"><text:tab/>-Opcion r: Si hay menos de 10 eventos con entradas confirmadas, se listan todos los <text:tab/>eventos.</text:p>
        <text:p text:style-name="P55"><text:tab/>-Opcion t: Si el combo es valido pero no</text:p>
        <text:p text:style-name="P55"><text:tab/></text:p>
        <text:h text:style-name="Heading_20_3" text:outline-level="3"><text:bookmark-start text:name="__RefHeading__1693_1630421235"/>Start_A<text:bookmark-end text:name="__RefHeading__1693_1630421235"/></text:h>
        <text:p text:style-name="Standard"><text:tab/>- Si el archivo es .pl lo ejecuta con perl, si es .sh lo ejecuta bash.</text:p>
        <text:p text:style-name="Standard"><text:tab/>- Los controles de no arrancar si este proceso ya se encuentra corriendo, y no arrancar un <text:tab/>proceso si la inicializacion de amibiente no fue realizada se realizan en forma centralizada en <text:tab/>esta funcion.</text:p>
        <text:h text:style-name="Heading_20_2" text:outline-level="2"><text:soft-page-break/></text:h>
        <text:h text:style-name="Heading_20_3" text:outline-level="3"><text:bookmark-start text:name="__RefHeading__1915_1630421235"/>Stop_A<text:bookmark-end text:name="__RefHeading__1915_1630421235"/></text:h>
        <text:h text:style-name="Heading_20_3" text:outline-level="3"><text:bookmark-start text:name="__RefHeading__1695_1630421235"/>Mover_A.<text:bookmark-end text:name="__RefHeading__1695_1630421235"/></text:h>
        <text:p text:style-name="P56"/>
        <text:p text:style-name="P57"><text:tab/>-El numero de secuencia es desentralizado.</text:p>
        <text:p text:style-name="P57"><text:tab/>-No se requiere registrar el numero de secuencia en un archivo.</text:p>
        <text:p text:style-name="P55"><text:tab/>-Los comandos que logean son "Instalar_TP", "Iniciar_A", "Recibir_A" ,"Reservar_A".</text:p>
        <text:p text:style-name="P55"><text:tab/></text:p>
        <text:h text:style-name="Heading_20_3" text:outline-level="3"><text:bookmark-start text:name="__RefHeading__1697_1630421235"/>Grabar_L<text:bookmark-end text:name="__RefHeading__1697_1630421235"/></text:h>
        <text:p text:style-name="Standard"><text:tab/>- Cuando el archivo de log supera el tamaño, el archivo trunca el mismo, y muestra un <text:tab/>mensaje de Log excedido y a continuacion las 10 ultimas lineas.</text:p>
        <text:p text:style-name="Standard"><text:span text:style-name="T25"><text:tab/></text:span><text:span text:style-name="T25">- Si el tipo de mensaje es distinto al esperado, </text:span><text:span text:style-name="T25">el parametro del ¿Que? estara vacio.</text:span></text:p>
        <text:h text:style-name="P237" text:outline-level="2"/>
        <text:h text:style-name="P237" text:outline-level="2"/>
        <text:h text:style-name="P237" text:outline-level="2"/>
        <text:h text:style-name="P239" text:outline-level="2"><text:bookmark-start text:name="__RefHeading__7225_1898047347"/><text:span text:style-name="T25">Problemas relevantes</text:span><text:span text:style-name="T25">.</text:span><text:bookmark-end text:name="__RefHeading__7225_1898047347"/></text:h>
        <text:p text:style-name="P71"/>
        <text:p text:style-name="P71"/>
        <text:h text:style-name="P239" text:outline-level="2"><text:bookmark-start text:name="__RefHeading__7227_1898047347"/><text:span text:style-name="T25">Archivo Readme</text:span><text:span text:style-name="T25">.</text:span><text:bookmark-end text:name="__RefHeading__7227_1898047347"/></text:h>
        <text:p text:style-name="P71"/>
        <text:h text:style-name="P239" text:outline-level="2"><text:bookmark-start text:name="__RefHeading__7229_1898047347"/><text:span text:style-name="T25">Esquema de Ejecucion</text:span><text:span text:style-name="T25">.</text:span><text:bookmark-end text:name="__RefHeading__7229_1898047347"/></text:h>
        <text:p text:style-name="P71"/>
        <text:p text:style-name="P71"/>
        <text:h text:style-name="P239" text:outline-level="2"><text:bookmark-start text:name="__RefHeading__7231_1898047347"/><text:span text:style-name="T25">Lista de nuevas funciones y/o comandos auxiliares</text:span><text:span text:style-name="T25">.</text:span><text:bookmark-end text:name="__RefHeading__7231_1898047347"/></text:h>
        <text:h text:style-name="P240" text:outline-level="2"/>
        <text:h text:style-name="P239" text:outline-level="2"><text:bookmark-start text:name="__RefHeading__1535_1630421235"/><text:span text:style-name="T29">L</text:span><text:span text:style-name="T29">istado de Nuevos Archivo</text:span><text:span text:style-name="T29">.</text:span><text:bookmark-end text:name="__RefHeading__1535_1630421235"/></text:h>
        <text:p text:style-name="P72"/>
        <text:h text:style-name="P239" text:outline-level="2"><text:bookmark-start text:name="__RefHeading__1537_1630421235"/>Listado de Datos.<text:bookmark-end text:name="__RefHeading__1537_1630421235"/></text:h>
        <text:p text:style-name="P72"/>
        <text:h text:style-name="P239" text:outline-level="2"><text:bookmark-start text:name="__RefHeading__1539_1630421235"/>Hoja de ruta de prueba “camino feliz”<text:bookmark-end text:name="__RefHeading__1539_1630421235"/></text:h>
        <text:p text:style-name="P61"/>
        <text:h text:style-name="Heading_20_2" text:outline-level="2"><text:soft-page-break/></text:h>
        <text:h text:style-name="Heading_20_2" text:outline-level="2"><text:bookmark-start text:name="__RefHeading__1541_1630421235"/><text:span text:style-name="T66">Apendice.</text:span><text:bookmark-end text:name="__RefHeading__1541_1630421235"/></text:h>
        <text:p text:style-name="Standard"/>
        <text:p text:style-name="P74"><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81"><text:tab/>Para ello emplean el sistema <text:span text:style-name="T13"><text:user-defined style:data-style-name="N0" text:name="Nombre">RESER_</text:user-defined></text:span><text:span text:style-name="T13"><text:user-defined style:data-style-name="N0" text:name="Tema">A</text:user-defined></text:span><text:span text:style-name="T38"> que les permite ir confirmando las reservas <text:tab/>solicitadas por los distintos integrantes del negocio teatral. </text:span></text:p>
        <text:p text:style-name="P74"><text:bookmark-start text:name="__RefHeading__1596_1261753169"/>Instalación del Sistema<text:bookmark-end text:name="__RefHeading__1596_1261753169"/></text:p>
        <text:p text:style-name="P79">El sistema software desarrollado debe tener un comando para su instalación. </text:p>
        <text:p text:style-name="P79">Esta actividad debe llevarse a cabo con el <text:span text:style-name="T24">comando</text:span><text:span text:style-name="T12"> </text:span><text:span text:style-name="T12"><text:user-defined style:data-style-name="N0" text:name="Instalador">Instalar_TP</text:user-defined></text:span></text:p>
        <text:p text:style-name="P74"><text:bookmark-start text:name="__RefHeading__1598_1261753169"/>Inicialización del entorno de ejecución del Sistema<text:bookmark-end text:name="__RefHeading__1598_1261753169"/></text:p>
        <text:p text:style-name="P79">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79">Continúa con la asignación de valor a un conjunto de variables de ambiente y luego o<text:span text:style-name="T24">frece arrancar automáticamente el comando de recepción de archivos. </text:span></text:p>
        <text:p text:style-name="P79"><text:span text:style-name="T24">Todas estas actividades deben</text:span> llevarse a cabo con el comando <text:span text:style-name="T12"><text:user-defined style:data-style-name="N0" text:name="Inicializador">Iniciar_A</text:user-defined></text:span><text:span text:style-name="T12">.</text:span></text:p>
        <text:p text:style-name="P74"><text:bookmark-start text:name="__RefHeading__1600_1261753169"/>Detección y Recepción de Archivos Externos<text:bookmark-end text:name="__RefHeading__1600_1261753169"/></text:p>
        <text:p text:style-name="P79">Luego tenemos el proceso de recepción de los archivos externos. Cada empresario o productor envía archivos solicitando reservas para cierto evento o listados con los nombres de los invitados.</text:p>
        <text:p text:style-name="P79">Si el nombre del archivo (filename) es del tipo esperado, acepta el archivo, de lo contrario, lo rechaza.</text:p>
        <text:p text:style-name="P79">También en el caso de contar con archivos de reservas solicitadas “aceptadas”, arranca el siguiente comando para que las confirme</text:p>
        <text:p text:style-name="P79"><text:span text:style-name="T24">Todas estas actividades deben</text:span> llevarse a cabo con el comando <text:span text:style-name="T12"><text:user-defined style:data-style-name="N0" text:name="Demonio">Recibir_A</text:user-defined></text:span>.</text:p>
        <text:p text:style-name="P74"><text:bookmark-start text:name="__RefHeading__1602_1261753169"/>Confirmación de Reservas<text:bookmark-end text:name="__RefHeading__1602_1261753169"/></text:p>
        <text:p text:style-name="P79">Las reservas solicitadas “aceptadas” deben ser confirmadas si se cumplen ciertas condiciones (oportunidad, disponibilidad, etc.)</text:p>
        <text:p text:style-name="P79">Las reservas confirmadas se graban en una nueva estructura con mas datos dejándolas listas para el siguiente comando.</text:p>
        <text:p text:style-name="P79">Las reservas rechazadas se graban en una nueva estructura que además de los datos originales tiene el motivo del rechazo.</text:p>
        <text:p text:style-name="P79"><text:span text:style-name="T24">Todas estas actividades deben</text:span> llevarse a cabo con el comando <text:span text:style-name="T12"><text:user-defined style:data-style-name="N0" text:name="Proceso">Reservar_A</text:user-defined></text:span><text:span text:style-name="T12">.</text:span></text:p>
        <text:p text:style-name="P74"><text:bookmark-start text:name="__RefHeading__1604_1261753169"/>Impresión de Listados y Tickets<text:bookmark-end text:name="__RefHeading__1604_1261753169"/></text:p>
        <text:p text:style-name="P79">Por último tenemos un proceso que nos permite realizar consultas de disponibilidad, emitir el ranking de los 10 principales, generar la lista de invitados para las reservas confirmadas, generar los archivos para imprimir los tickets de entrada. </text:p>
        <text:p text:style-name="P79">Todas estas actividades deben llevarse a cabo con un comando PERL denominado <text:span text:style-name="T12"><text:user-defined style:data-style-name="N0" text:name="Listador">Imprimir_A</text:user-defined></text:span><text:span text:style-name="T12">.</text:span></text:p>
        <text:p text:style-name="P79"><text:span text:style-name="T12"/></text:p>
        <text:p text:style-name="P193"><text:bookmark-start text:name="__RefHeading__3445_1261753169"/><text:soft-page-break/>Desarrollar el sistema software <text:user-defined style:data-style-name="N0" text:name="Nombre">RESER_</text:user-defined><text:user-defined style:data-style-name="N0" text:name="Tema">A</text:user-defined> con todos sus componentes<text:bookmark-end text:name="__RefHeading__3445_1261753169"/></text:p>
        <text:p text:style-name="P66">Se requiere elaborar una serie de comandos que trabajen en forma integrada, no deben ser comandos independientes ya que la naturaleza del TP es que desarrollen UN SISTEMA.</text:p>
        <text:p text:style-name="P66">También deben elaborar un comando para instalar todo y varias funciones que centralizan utilidades compartidas por varios comandos.</text:p>
        <text:p text:style-name="P66">Los elementos a desarrollar son:</text:p>
        <text:list xml:id="list616062955" text:style-name="WW8Num20">
          <text:list-item>
            <text:p text:style-name="P252"><text:span text:style-name="T30">Shell script denominado que </text:span><text:span text:style-name="T14"><text:user-defined style:data-style-name="N0" text:name="Inicializador">Iniciar_A</text:user-defined></text:span><text:span text:style-name="T14"> </text:span><text:span text:style-name="T30">efectúa la inicialización de ambiente para la correcta ejecución del TP</text:span></text:p>
          </text:list-item>
          <text:list-item>
            <text:p text:style-name="P252"><text:span text:style-name="T30">Shell script denominado </text:span><text:span text:style-name="T14"><text:user-defined style:data-style-name="N0" text:name="Demonio">Recibir_A</text:user-defined></text:span><text:span text:style-name="T30"> </text:span><text:span text:style-name="T32">que detecta el arribo de reservas</text:span></text:p>
          </text:list-item>
          <text:list-item>
            <text:p text:style-name="P252"><text:span text:style-name="T30">Shell script denominado </text:span><text:span text:style-name="T14"><text:user-defined style:data-style-name="N0" text:name="Proceso">Reservar_A</text:user-defined></text:span><text:span text:style-name="T9"> </text:span><text:span text:style-name="T32">que confirma las reservas</text:span></text:p>
          </text:list-item>
          <text:list-item>
            <text:p text:style-name="P252"><text:span text:style-name="T30">Programa Perl denominado </text:span><text:span text:style-name="T14"><text:user-defined style:data-style-name="N0" text:name="Listador">Imprimir_A</text:user-defined></text:span><text:span text:style-name="T14"> </text:span><text:span text:style-name="T32">que genera los listados para impresión.</text:span></text:p>
          </text:list-item>
          <text:list-item>
            <text:p text:style-name="P252"><text:span text:style-name="T30">Función (en Shell o en Perl) denominada </text:span><text:span text:style-name="T14"><text:user-defined style:data-style-name="N0" text:name="Mover">Mover_A</text:user-defined></text:span><text:span text:style-name="T30"> que se emplea para mover archivos </text:span></text:p>
          </text:list-item>
          <text:list-item>
            <text:p text:style-name="P252"><text:span text:style-name="T30">Función (en Shell o en Perl) denominada </text:span><text:span text:style-name="T12"><text:user-defined style:data-style-name="N0" text:name="Glog">Grabar_L</text:user-defined></text:span><text:span text:style-name="T30"> que se emplea para grabar los archivos de log</text:span></text:p>
          </text:list-item>
          <text:list-item>
            <text:p text:style-name="P252"><text:span text:style-name="T30">Función en Shell script denominada </text:span><text:span text:style-name="T12"><text:user-defined style:data-style-name="N0" text:name="Stop">Stop_A</text:user-defined></text:span><text:span text:style-name="T12">.</text:span><text:span text:style-name="T30">q</text:span><text:span text:style-name="T32">ue se emplea para detener procesos y otra complementaria </text:span><text:span text:style-name="T12"><text:user-defined style:data-style-name="N0" text:name="Start">Start_A</text:user-defined></text:span><text:span text:style-name="T12"> </text:span><text:span text:style-name="T32">que permite disparar procesos</text:span></text:p>
          </text:list-item>
          <text:list-item>
            <text:p text:style-name="P245"><text:span text:style-name="T40">Shell script denominado </text:span><text:span text:style-name="T15"><text:user-defined style:data-style-name="N0" text:name="Instalador">Instalar_TP</text:user-defined></text:span><text:span text:style-name="T40"> </text:span><text:span text:style-name="T42">q</text:span><text:span text:style-name="T41">ue permite la instalación de todo lo anterior</text:span></text:p>
            <text:p text:style-name="P245"><text:span text:style-name="T41"/></text:p>
          </text:list-item>
        </text:list>
        <text:p text:style-name="P188"><text:bookmark-start text:name="__RefHeading__1608_1261753169"/><text:bookmark-start text:name="__RefHeading__12_745995179"/><text:span text:style-name="T30">Elaborar la documentación del </text:span>sistema <text:user-defined style:data-style-name="N0" text:name="Nombre">RESER_</text:user-defined><text:user-defined style:data-style-name="N0" text:name="Tema">A</text:user-defined><text:bookmark-end text:name="__RefHeading__1608_1261753169"/><text:bookmark-end text:name="__RefHeading__12_745995179"/></text:p>
        <text:p text:style-name="P66">Se requiere elaborar la documentación del sistema y armar una carpeta para entregar el día de la corrección al ayudante designado con los siguientes elementos:</text:p>
        <text:list xml:id="list564324212" text:style-name="WW8Num2">
          <text:list-item>
            <text:p text:style-name="P196">Carátula</text:p>
          </text:list-item>
        </text:list>
        <text:p text:style-name="P226">La entregada en este mismo documento con los datos completos en 2 COPIAS una para el grupo y otra para el docente.</text:p>
        <text:list xml:id="list1811987162" text:continue-numbering="true" text:style-name="WW8Num2">
          <text:list-item>
            <text:p text:style-name="P196">Planillas de Evaluación</text:p>
          </text:list-item>
        </text:list>
        <text:p text:style-name="P226">Las entregadas en este mismo documento </text:p>
        <text:list xml:id="list1667213193" text:continue-numbering="true" text:style-name="WW8Num2">
          <text:list-item>
            <text:p text:style-name="P196">Índice del Contenido de la Carpeta. </text:p>
          </text:list-item>
        </text:list>
        <text:p text:style-name="P229">El número de página puede ser incorporado manualmente luego de numerar las hojas</text:p>
        <text:list xml:id="list539397182" text:continue-numbering="true" text:style-name="WW8Num2">
          <text:list-item>
            <text:p text:style-name="P196">Hipótesis y Aclaraciones Globales</text:p>
          </text:list-item>
        </text:list>
        <text:p text:style-name="P229">Describa las hipótesis que ha considerado para la resolución del TP. Documente cualquier otra aclaración que se considere necesaria. Todas las hipótesis deben presentarse en este punto, puede agruparlas por comando.</text:p>
        <text:list xml:id="list1953389754" text:continue-numbering="true" text:style-name="WW8Num2">
          <text:list-item>
            <text:p text:style-name="P196">Problemas relevantes</text:p>
          </text:list-item>
        </text:list>
        <text:p text:style-name="P226">Describa los problemas relevantes que se hayan presentado durante el desarrollo, la integración <text:s/>y/o la prueba del sistema. Explique cómo fueron solucionados</text:p>
        <text:list xml:id="list2132034179" text:continue-numbering="true" text:style-name="WW8Num2">
          <text:list-item>
            <text:p text:style-name="P196">Archivo README </text:p>
          </text:list-item>
        </text:list>
        <text:p text:style-name="P226">Incluya la impresión del README en la carpeta. Ver detalles en “Recomendaciones para el equipo de integración y testing” y en la especificación del instalador.</text:p>
        <text:list xml:id="list1292469288" text:continue-numbering="true" text:style-name="WW8Num2">
          <text:list-item>
            <text:p text:style-name="P196">Esquema de Ejecución</text:p>
          </text:list-item>
        </text:list>
        <text:p text:style-name="P226">Brinde un esquema de secuencia de los comandos principales del sistema que explique cómo se vinculan entre ellos y que input/output manejan</text:p>
        <text:list xml:id="list1261333403" text:continue-numbering="true" text:style-name="WW8Num2">
          <text:list-item>
            <text:p text:style-name="P196">Listado de Nuevas Funciones y/o Comandos Auxiliares</text:p>
          </text:list-item>
        </text:list>
        <text:p text:style-name="P226"><text:soft-page-break/>Brinde un listado de las nuevas funciones y/o comandos auxiliares creados por Ustedes, es decir, que no figuran en el enunciado original del TP.</text:p>
        <text:p text:style-name="P226">Indique: Nombre de la función, quienes la usan, para que la usan.</text:p>
        <text:p text:style-name="P226">Si no crea ninguna, indique: NINGUNA</text:p>
        <text:list xml:id="list850318166" text:continue-numbering="true" text:style-name="WW8Num2">
          <text:list-item>
            <text:p text:style-name="P196">Listado de Nuevos Archivos</text:p>
          </text:list-item>
        </text:list>
        <text:p text:style-name="P226">Brinde un listado de los nuevos archivos creados por Ustedes, es decir, que no figuran en el enunciado original del TP.</text:p>
        <text:p text:style-name="P226">Indique: Nombre del archivo, si es temporal o permanente, donde lo almacenan, quienes lo usan, para que lo usan.</text:p>
        <text:p text:style-name="P226">Si no crea ninguno, indique: NINGUNO</text:p>
        <text:list xml:id="list1050094677" text:continue-numbering="true" text:style-name="WW8Num2">
          <text:list-item>
            <text:p text:style-name="P196">Listado de DATOS</text:p>
          </text:list-item>
        </text:list>
        <text:p text:style-name="P226">Brinde un listado de los datos de los archivos salas, obras, combos, reservas (algunos que vaya a emplear en la prueba del camino feliz.</text:p>
        <text:list xml:id="list1806680451" text:continue-numbering="true" text:style-name="WW8Num2">
          <text:list-item>
            <text:p text:style-name="P196">Hoja de ruta de prueba “camino feliz”</text:p>
          </text:list-item>
        </text:list>
        <text:p text:style-name="P226">Instale el tp</text:p>
        <text:p text:style-name="P226">Imprima el log de instalación y el contenido del archivo de configuración</text:p>
        <text:p text:style-name="P226">Inicialice el ambiente, y permita que el demonio arranque</text:p>
        <text:p text:style-name="P227"><text:span text:style-name="T9">Imprima el log de </text:span><text:span text:style-name="T12"><text:user-defined style:data-style-name="N0" text:name="Inicializador">Iniciar_A</text:user-defined></text:span></text:p>
        <text:p text:style-name="P226">Tome un par de archivos de reservas solicitadas y de lista de invitados que tengan nombres aceptables y deposítelos en ARRIDIR</text:p>
        <text:p text:style-name="P227"><text:span text:style-name="T9">Imprima el log de </text:span><text:span text:style-name="T12"><text:user-defined style:data-style-name="N0" text:name="Demonio">Recibir_A</text:user-defined></text:span><text:span text:style-name="T12"> </text:span><text:span text:style-name="T9">y el contenido de los archivos aceptados</text:span></text:p>
        <text:p text:style-name="P228"><text:span text:style-name="T30">Imprima el log de </text:span><text:span text:style-name="T12"><text:user-defined style:data-style-name="N0" text:name="Proceso">Reservar_A</text:user-defined></text:span><text:span text:style-name="T9"> y el contenido de los archivos combos.dis, reservas.ok, reservas.nok</text:span></text:p>
        <text:p text:style-name="P227"><text:span text:style-name="T9">Ejecute </text:span><text:span text:style-name="T12"><text:user-defined style:data-style-name="N0" text:name="Listador">Imprimir_A</text:user-defined></text:span><text:span text:style-name="T9"> con todas las variantes que considere adecuadas, imprima las invocaciones y <text:s/>los distintos resultados obtenidos.</text:span></text:p>
        <text:list xml:id="list1899460316" text:continue-numbering="true" text:style-name="WW8Num2">
          <text:list-item>
            <text:p text:style-name="P196">Apéndice</text:p>
          </text:list-item>
        </text:list>
        <text:p text:style-name="P226">Incluya el ENUNCIADO completo del TP (sin la caratula ni las planillas de evaluación dado que ya fueron incluidas al principio de la carpeta)</text:p>
        <text:p text:style-name="P188"><text:bookmark-start text:name="__RefHeading__1610_1261753169"/>Evaluación<text:bookmark-end text:name="__RefHeading__1610_1261753169"/></text:p>
        <text:p text:style-name="P66"><text:span text:style-name="T9">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66">Se evaluará el trabajo grupal y a cada integrante en forma individual.</text:p>
        <text:p text:style-name="P66">Para que el alumno apruebe el trabajo práctico debe estar aprobado en los dos aspectos.</text:p>
        <text:p text:style-name="P66">Dentro de los ítems a chequear el ayudante evaluará aspectos formales (como ser la forma de presentación de la carpeta), aspectos funcionales: que se resuelva el problema planteado y aspectos operativos: que el TP funcione integrado.</text:p>
        <text:p text:style-name="P194">Solo existen dos fechas disponibles por grupo para la corrección del TP, la fecha de vencimiento y otra adicional. Para aprovecharlas, efectúen la prueba integrada ANTES de la fecha de vencimiento del TP en el entorno de la facultad</text:p>
        <text:p text:style-name="P66"><text:bookmark-start text:name="__RefHeading__3447_1261753169"/>Carpeta<text:bookmark-end text:name="__RefHeading__3447_1261753169"/></text:p>
        <text:p text:style-name="P66">La documentación debe entregarse en una carpeta con <text:s/>TODAS las hojas numeradas y enganchadas. Las hojas sueltas no se considerarán como parte de la misma</text:p>
        <text:p text:style-name="P66">El pie de página de cada hoja debe tener: Número de Grupo y Tema (en el margen izquierdo) y Número de Hoja (en el margen derecho). <text:span text:style-name="T6">La numeración puede ser manual</text:span></text:p>
        <text:p text:style-name="P250"><text:bookmark-start text:name="__RefHeading__3449_1261753169"/><text:soft-page-break/>Paquete<text:bookmark-end text:name="__RefHeading__3449_1261753169"/></text:p>
        <text:p text:style-name="P251"/>
        <text:p text:style-name="P66">El paquete de instalación deberá estar contenido en un único archivo instalable en formato “.tgz” con todos los archivos y directorios empaquetados en un archivo “tar” y luego comprimido con “gzip”. El instalable deberá contener:</text:p>
        <text:list xml:id="list1207741901" text:style-name="WW8Num9">
          <text:list-item>
            <text:p text:style-name="P202">El archivo README</text:p>
          </text:list-item>
          <text:list-item>
            <text:p text:style-name="P202">Los scripts desarrollados</text:p>
          </text:list-item>
          <text:list-item>
            <text:p text:style-name="P202">Los Archivos de prueba, maestros y tablas de configuración</text:p>
          </text:list-item>
          <text:list-item>
            <text:p text:style-name="P202">Los Archivos de salida de las Pruebas ejecutadas</text:p>
          </text:list-item>
          <text:list-item>
            <text:p text:style-name="P202">Otros casos de prueba </text:p>
          </text:list-item>
          <text:list-item>
            <text:p text:style-name="P202">La documentación</text:p>
          </text:list-item>
          <text:list-item>
            <text:p text:style-name="P202">Cualquier otro archivo que se considere necesario </text:p>
          </text:list-item>
        </text:list>
        <text:p text:style-name="P66">MUY IMPORTANTE: cuando se efectúa el “tar” se debe usar la opción de “directorio relativo” para evitar problemas cuando se proceda a la instalación en los laboratorios de la facultad.</text:p>
        <text:p text:style-name="P179"><text:bookmark-start text:name="__RefHeading__3451_1261753169"/>Recomendaciones para el equipo de desarrollo<text:bookmark-end text:name="__RefHeading__3451_1261753169"/></text:p>
        <text:list xml:id="list2103400775" text:style-name="WW8Num6">
          <text:list-item>
            <text:p text:style-name="P203">Se deberá tener en cuenta para la resolución TODAS las condiciones que se enuncian.</text:p>
          </text:list-item>
          <text:list-item>
            <text:p text:style-name="P162">Se deben respetar los formatos de archivos especificados</text:p>
          </text:list-item>
          <text:list-item>
            <text:p text:style-name="P162">Se debe respetar la estructura de directorios planteada</text:p>
          </text:list-item>
          <text:list-item>
            <text:p text:style-name="P162">Se debe evitar el uso de archivos auxiliares permanentes</text:p>
          </text:list-item>
          <text:list-item>
            <text:p text:style-name="P208">Si se emplean archivos auxiliares temporales, se deben eliminar ANTES de finalizar la ejecución del comando </text:p>
          </text:list-item>
          <text:list-item>
            <text:p text:style-name="P162">Código de Retorno</text:p>
          </text:list-item>
        </text:list>
        <text:p text:style-name="P231">Toda invocación desde un comando a otro debe devolver un código de retorno cero (0) si fue exitoso o distinto de cero si tuvo errores. Siempre al finalizar el comando se debe loguear si finalizó correctamente o con errores.</text:p>
        <text:list xml:id="list433662490" text:continue-numbering="true" text:style-name="WW8Num6">
          <text:list-item>
            <text:p text:style-name="P162">Movimiento de Archivos </text:p>
          </text:list-item>
        </text:list>
        <text:p text:style-name="P232"><text:span text:style-name="T26">En líneas generales no se borra ningún archivo de datos, se los mueve de un lugar a otro para asegurar la in</text:span><text:span text:style-name="T26">tegridad de la información original. Se solicita una función de librería </text:span><text:span text:style-name="T12"><text:user-defined style:data-style-name="N0" text:name="Mover">Mover_A</text:user-defined></text:span><text:span text:style-name="T30"> </text:span><text:span text:style-name="T26">para el movimiento de archivos de datos la cual debe ser empleada por todos los comandos que la requieran</text:span></text:p>
        <text:list xml:id="list1175301302" text:continue-numbering="true" text:style-name="WW8Num6">
          <text:list-item>
            <text:p text:style-name="P162">Manejo de errores, logueo</text:p>
          </text:list-item>
        </text:list>
        <text:p text:style-name="P82">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4"><text:bookmark-start text:name="__RefHeading__3453_1261753169"/>Recomendaciones para el equipo de integración y testing<text:bookmark-end text:name="__RefHeading__3453_1261753169"/></text:p>
        <text:list xml:id="list425357312" text:style-name="WW8Num19">
          <text:list-item>
            <text:p text:style-name="P151">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151">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51">Recuerde que dentro del entorno de ejecución de la FIUBA su usuario NUNCA puede ser ROOT</text:p>
          </text:list-item>
          <text:list-item>
            <text:p text:style-name="P151">Lotes de Prueba</text:p>
          </text:list-item>
        </text:list>
        <text:p text:style-name="P77"><text:soft-page-break/><text:span text:style-name="T9">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1439311952" text:continue-numbering="true" text:style-name="WW8Num19">
          <text:list-item>
            <text:p text:style-name="P152">Archivo README, responsabilidad del equipo de integración </text:p>
          </text:list-item>
        </text:list>
        <text:p text:style-name="P78">Como parte de la documentación del sistema se debe proveer un archivo README en donde se brinden indicaciones de instalación y de ejecución de los comandos, como ser:</text:p>
        <text:list xml:id="list1965399329" text:style-name="WW8Num3">
          <text:list-item>
            <text:p text:style-name="P209">Una explicación de cómo copiar desde un medio externo el instalable, a modo de ejemplo:</text:p>
          </text:list-item>
        </text:list>
        <text:list xml:id="list1721332846" text:style-name="WW8Num18">
          <text:list-item>
            <text:p text:style-name="P212">Insertar el dispositivo de almacenamiento con el contenido del tp</text:p>
          </text:list-item>
          <text:list-item>
            <text:p text:style-name="P212">Crear en el directorio corriente un directorio de trabajo</text:p>
          </text:list-item>
          <text:list-item>
            <text:p text:style-name="P212">Copiar el archivo *.tgz en ese directorio </text:p>
          </text:list-item>
          <text:list-item>
            <text:p text:style-name="P212">Descomprimir el *.tgz de manera de generar un *.tar</text:p>
          </text:list-item>
          <text:list-item>
            <text:p text:style-name="P212">Extraer los archivos del tar. </text:p>
          </text:list-item>
          <text:list-item>
            <text:p text:style-name="P212"><text:span text:style-name="T10">… </text:span>etc.</text:p>
          </text:list-item>
        </text:list>
        <text:list xml:id="list20604328" text:continue-list="list1965399329" text:style-name="WW8Num3">
          <text:list-item>
            <text:p text:style-name="P209">Instrucciones de instalación</text:p>
          </text:list-item>
          <text:list-item>
            <text:p text:style-name="P209">Que se requiere para poder instalar, Que nos deja la instalación y donde</text:p>
          </text:list-item>
          <text:list-item>
            <text:p text:style-name="P209">Cuáles son los primeros pasos para poder correr el paquete una vez instalado</text:p>
          </text:list-item>
          <text:list-item>
            <text:p text:style-name="P209">Que comprobaciones se pueden hacer para asegurar que todo está en condiciones para empezar</text:p>
          </text:list-item>
          <text:list-item>
            <text:p text:style-name="P211">Como frenar la ejecución de comandos </text:p>
          </text:list-item>
        </text:list>
        <text:p text:style-name="P210"/>
        <text:p text:style-name="P225"><text:bookmark-start text:name="__RefHeading__3455_1261753169"/>Archivos y Estructuras<text:bookmark-end text:name="__RefHeading__3455_1261753169"/></text:p>
        <text:p text:style-name="P244"><text:bookmark-start text:name="__RefHeading__1614_1261753169"/><text:bookmark-start text:name="__RefHeading__59_1096232427"/>Archivo de Configuración<text:bookmark-end text:name="__RefHeading__1614_1261753169"/><text:bookmark-end text:name="__RefHeading__59_1096232427"/></text:p>
        <text:p text:style-name="P249"><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4">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255">Separador de campos: = igual</text:p>
        <text:p text:style-name="P66">Ejemplo: GRUPO=/usr/alumnos/temp/grupo01=alumnos=30/09/2013 <text:s/>10:03 p.m</text:p>
        <text:p text:style-name="P66">Se debe grabar un registro por cada variable. Luego de los registros requeridos, puede agregar todos los registros que desee, es decir que a partir de LOGSIZE, el uso del archivo de configuración es de libre disponibilidad para los desarrolladores.</text:p>
        <text:p text:style-name="P190"><text:bookmark-start text:name="__RefHeading__1618_1261753169"/><text:bookmark-start text:name="__RefHeading__61_1096232427"/>Archivos de Log<text:bookmark-end text:name="__RefHeading__1618_1261753169"/><text:bookmark-end text:name="__RefHeading__61_1096232427"/></text:p>
        <text:p text:style-name="P74"><text:bookmark-start text:name="__RefHeading__1620_1261753169"/>Log de la Instalación: CONFDIR/<text:user-defined style:data-style-name="N0" text:name="Instalador">Instalar_TP</text:user-defined>.log<text:bookmark-end text:name="__RefHeading__1620_1261753169"/></text:p>
        <text:p text:style-name="P74"><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255">Separador de campos: - guion</text:p>
        <text:p text:style-name="P66">Ejemplo: 20130509 10:53:22-alumnos-<text:user-defined style:data-style-name="N0" text:name="Inicializador">Iniciar_A</text:user-defined>-W-No se pudo arrancar <text:span text:style-name="T12"><text:user-defined style:data-style-name="N0" text:name="Demonio">Recibir_A</text:user-defined></text:span>.</text:p>
        <text:h text:style-name="P241" text:outline-level="2"/>
        <text:p text:style-name="P74"/>
        <text:p text:style-name="P74"/>
        <text:p text:style-name="P74"/>
        <text:p text:style-name="P74"/>
        <text:p text:style-name="P74"><text:bookmark-start text:name="__RefHeading__1624_1261753169"/><text:bookmark-start text:name="__RefHeading__63_1096232427"/><text:soft-page-break/>Archivo Maestros<text:bookmark-end text:name="__RefHeading__1624_1261753169"/><text:bookmark-end text:name="__RefHeading__63_1096232427"/></text:p>
        <text:p text:style-name="P74"><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255">Separador de campos: ; punto y coma</text:p>
        <text:p text:style-name="P66">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85">ID DE LA SALA</text:p>
            </table:table-cell>
            <table:table-cell table:style-name="Table7.A1" office:value-type="string">
              <text:p text:style-name="P85">NOMBRE DE LA SALA</text:p>
            </table:table-cell>
            <table:table-cell table:style-name="Table7.C1" office:value-type="string">
              <text:p text:style-name="P85">CAPACIDAD de la SALA</text:p>
            </table:table-cell>
            <table:table-cell table:style-name="Table7.A1" office:value-type="string">
              <text:p text:style-name="P85">DIRECCIÓN </text:p>
            </table:table-cell>
            <table:table-cell table:style-name="Table7.A1" office:value-type="string">
              <text:p text:style-name="P85">TELEFONO</text:p>
            </table:table-cell>
            <table:table-cell table:style-name="Table7.F1" office:value-type="string">
              <text:p text:style-name="P85">CORREO DEL TEATRO</text:p>
            </table:table-cell>
          </table:table-row>
          <table:table-row table:style-name="Table7.1">
            <table:table-cell table:style-name="Table7.A2" office:value-type="string">
              <text:p text:style-name="P87">2</text:p>
            </table:table-cell>
            <table:table-cell table:style-name="Table7.B2" office:value-type="string">
              <text:p text:style-name="P86">Teatro El Fino</text:p>
            </table:table-cell>
            <table:table-cell table:style-name="Table7.C2" office:value-type="string">
              <text:p text:style-name="P87">840</text:p>
            </table:table-cell>
            <table:table-cell table:style-name="Table7.D2" office:value-type="string">
              <text:p text:style-name="P86">Paraná 673 primer piso</text:p>
            </table:table-cell>
            <table:table-cell table:style-name="Table7.E2" office:value-type="string">
              <text:p text:style-name="P86">4307-1965</text:p>
            </table:table-cell>
            <table:table-cell table:style-name="Table7.F2" office:value-type="string">
              <text:p text:style-name="P86">Teatro.El.Fino@reservas.com.ar</text:p>
            </table:table-cell>
          </table:table-row>
          <table:table-row table:style-name="Table7.1">
            <table:table-cell table:style-name="Table7.A3" office:value-type="string">
              <text:p text:style-name="P87">6</text:p>
            </table:table-cell>
            <table:table-cell table:style-name="Table7.B3" office:value-type="string">
              <text:p text:style-name="P86">Teatro Corrientes Azul</text:p>
            </table:table-cell>
            <table:table-cell table:style-name="Table7.C3" office:value-type="string">
              <text:p text:style-name="P87">860</text:p>
            </table:table-cell>
            <table:table-cell table:style-name="Table7.D3" office:value-type="string">
              <text:p text:style-name="P86">Av. Corrientes 5965</text:p>
            </table:table-cell>
            <table:table-cell table:style-name="Table7.E3" office:value-type="string">
              <text:p text:style-name="P86">4307-1967</text:p>
            </table:table-cell>
            <table:table-cell table:style-name="Table7.F3" office:value-type="string">
              <text:p text:style-name="P86">Teatro.Corrientes.Azul@reservas.com.ar</text:p>
            </table:table-cell>
          </table:table-row>
          <table:table-row table:style-name="Table7.1">
            <table:table-cell table:style-name="Table7.A4" office:value-type="string">
              <text:p text:style-name="P87">8</text:p>
            </table:table-cell>
            <table:table-cell table:style-name="Table7.B4" office:value-type="string">
              <text:p text:style-name="P86">Teatro Belisario</text:p>
            </table:table-cell>
            <table:table-cell table:style-name="Table7.C4" office:value-type="string">
              <text:p text:style-name="P87">870</text:p>
            </table:table-cell>
            <table:table-cell table:style-name="Table7.D4" office:value-type="string">
              <text:p text:style-name="P86">Av. Corrientes 1624</text:p>
            </table:table-cell>
            <table:table-cell table:style-name="Table7.E4" office:value-type="string">
              <text:p text:style-name="P86">4373-3465</text:p>
            </table:table-cell>
            <table:table-cell table:style-name="Table7.F4" office:value-type="string">
              <text:p text:style-name="P86">Teatro.Belisario@reservas.com.ar</text:p>
            </table:table-cell>
          </table:table-row>
          <table:table-row table:style-name="Table7.1">
            <table:table-cell table:style-name="Table7.A5" office:value-type="string">
              <text:p text:style-name="P87">12</text:p>
            </table:table-cell>
            <table:table-cell table:style-name="Table7.B5" office:value-type="string">
              <text:p text:style-name="P86">Teatro Espacio Abierto</text:p>
            </table:table-cell>
            <table:table-cell table:style-name="Table7.C5" office:value-type="string">
              <text:p text:style-name="P87">890</text:p>
            </table:table-cell>
            <table:table-cell table:style-name="Table7.D5" office:value-type="string">
              <text:p text:style-name="P86">Pasaje Carabelas 255</text:p>
            </table:table-cell>
            <table:table-cell table:style-name="Table7.E5" office:value-type="string">
              <text:p text:style-name="P86">4328-1903</text:p>
            </table:table-cell>
            <table:table-cell table:style-name="Table7.F5" office:value-type="string">
              <text:p text:style-name="P86">Teatro.Espacio.Abierto@reservas.com.ar</text:p>
            </table:table-cell>
          </table:table-row>
          <table:table-row table:style-name="Table7.1">
            <table:table-cell table:style-name="Table7.A6" office:value-type="string">
              <text:p text:style-name="P87">14</text:p>
            </table:table-cell>
            <table:table-cell table:style-name="Table7.B6" office:value-type="string">
              <text:p text:style-name="P86">Teatro La tertulia</text:p>
            </table:table-cell>
            <table:table-cell table:style-name="Table7.C6" office:value-type="string">
              <text:p text:style-name="P87">900</text:p>
            </table:table-cell>
            <table:table-cell table:style-name="Table7.D6" office:value-type="string">
              <text:p text:style-name="P86">Gallo 826</text:p>
            </table:table-cell>
            <table:table-cell table:style-name="Table7.E6" office:value-type="string">
              <text:p text:style-name="P86">4865-0303</text:p>
            </table:table-cell>
            <table:table-cell table:style-name="Table7.F6" office:value-type="string">
              <text:p text:style-name="P86">Teatro.La.tertulia@reservas.com.ar</text:p>
            </table:table-cell>
          </table:table-row>
          <table:table-row table:style-name="Table7.1">
            <table:table-cell table:style-name="Table7.A7" office:value-type="string">
              <text:p text:style-name="P87">18</text:p>
            </table:table-cell>
            <table:table-cell table:style-name="Table7.B7" office:value-type="string">
              <text:p text:style-name="P86">Teatro Payro</text:p>
            </table:table-cell>
            <table:table-cell table:style-name="Table7.C7" office:value-type="string">
              <text:p text:style-name="P87">920</text:p>
            </table:table-cell>
            <table:table-cell table:style-name="Table7.D7" office:value-type="string">
              <text:p text:style-name="P86">San Martin 766</text:p>
            </table:table-cell>
            <table:table-cell table:style-name="Table7.E7" office:value-type="string">
              <text:p text:style-name="P86">4312-5922</text:p>
            </table:table-cell>
            <table:table-cell table:style-name="Table7.F7" office:value-type="string">
              <text:p text:style-name="P86">Teatro.Payro@reservas.com.ar</text:p>
            </table:table-cell>
          </table:table-row>
        </table:table>
        <text:p text:style-name="P97"/>
        <text:p text:style-name="P74"><text:bookmark-start text:name="__RefHeading__1628_1261753169"/><text:span text:style-name="T24">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255">Separador de campos: ; punto y coma</text:p>
        <text:p text:style-name="P66">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85">ID DE LA OBRA</text:p>
            </table:table-cell>
            <table:table-cell table:style-name="Table9.A1" office:value-type="string">
              <text:p text:style-name="P85">NOMBRE DE LA OBRA</text:p>
            </table:table-cell>
            <table:table-cell table:style-name="Table9.A1" office:value-type="string">
              <text:p text:style-name="P84">CORREO PRODUCCION GENERAL</text:p>
            </table:table-cell>
            <table:table-cell table:style-name="Table9.D1" office:value-type="string">
              <text:p text:style-name="P85">CORREO PRODUCCCION EJECUTIVA</text:p>
            </table:table-cell>
          </table:table-row>
          <table:table-row table:style-name="Table9.1">
            <table:table-cell table:style-name="Table9.A2" office:value-type="string">
              <text:p text:style-name="P87">1</text:p>
            </table:table-cell>
            <table:table-cell table:style-name="Table9.B2" office:value-type="string">
              <text:p text:style-name="P86">Una historia para cartucho</text:p>
            </table:table-cell>
            <table:table-cell table:style-name="Table9.C2" office:value-type="string">
              <text:p text:style-name="P86">MORA_ANTONIO@HOTMAIL.COM</text:p>
            </table:table-cell>
            <table:table-cell table:style-name="Table9.D2" office:value-type="string">
              <text:p text:style-name="P86">LEYER_DEMIAN@GMAIL.COM</text:p>
            </table:table-cell>
          </table:table-row>
          <table:table-row table:style-name="Table9.1">
            <table:table-cell table:style-name="Table9.A3" office:value-type="string">
              <text:p text:style-name="P87">3</text:p>
            </table:table-cell>
            <table:table-cell table:style-name="Table9.B3" office:value-type="string">
              <text:p text:style-name="P86">En busca de Noé</text:p>
            </table:table-cell>
            <table:table-cell table:style-name="Table9.C3" office:value-type="string">
              <text:p text:style-name="P86">ALONSO_EDITH@GMAIL.COM</text:p>
            </table:table-cell>
            <table:table-cell table:style-name="Table9.D3" office:value-type="string">
              <text:p text:style-name="P86">BEIRO_CLAUDIO@GMAIL.COM</text:p>
            </table:table-cell>
          </table:table-row>
          <table:table-row table:style-name="Table9.1">
            <table:table-cell table:style-name="Table9.A4" office:value-type="string">
              <text:p text:style-name="P87">5</text:p>
            </table:table-cell>
            <table:table-cell table:style-name="Table9.B4" office:value-type="string">
              <text:p text:style-name="P86">Carkalata</text:p>
            </table:table-cell>
            <table:table-cell table:style-name="Table9.C4" office:value-type="string">
              <text:p text:style-name="P86">PEREZ_JORGE@GMAIL.COM</text:p>
            </table:table-cell>
            <table:table-cell table:style-name="Table9.D4" office:value-type="string">
              <text:p text:style-name="P86">BEIRO_CLAUDIO@GMAIL.COM</text:p>
            </table:table-cell>
          </table:table-row>
          <table:table-row table:style-name="Table9.1">
            <table:table-cell table:style-name="Table9.A5" office:value-type="string">
              <text:p text:style-name="P87">11</text:p>
            </table:table-cell>
            <table:table-cell table:style-name="Table9.B5" office:value-type="string">
              <text:p text:style-name="P86">Purolucro rompe todo</text:p>
            </table:table-cell>
            <table:table-cell table:style-name="Table9.C5" office:value-type="string">
              <text:p text:style-name="P86">VERNIS_VICTOR@HOTMAIL.COM</text:p>
            </table:table-cell>
            <table:table-cell table:style-name="Table9.D5" office:value-type="string">
              <text:p text:style-name="P86">FERREYRA_PAULA@GMAIL.COM</text:p>
            </table:table-cell>
          </table:table-row>
          <table:table-row table:style-name="Table9.1">
            <table:table-cell table:style-name="Table9.A6" office:value-type="string">
              <text:p text:style-name="P87">13</text:p>
            </table:table-cell>
            <table:table-cell table:style-name="Table9.B6" office:value-type="string">
              <text:p text:style-name="P86">Tokitos</text:p>
            </table:table-cell>
            <table:table-cell table:style-name="Table9.C6" office:value-type="string">
              <text:p text:style-name="P86">VERNIS_VICTOR@HOTMAIL.COM</text:p>
            </table:table-cell>
            <table:table-cell table:style-name="Table9.D6" office:value-type="string">
              <text:p text:style-name="P86">DANIELAN_HERNAN@GMAIL.COM</text:p>
            </table:table-cell>
          </table:table-row>
        </table:table>
        <text:p text:style-name="P74"/>
        <text:p text:style-name="P74"><text:bookmark-start text:name="__RefHeading__1630_1261753169"/><text:bookmark-start text:name="__RefHeading__65_1096232427"/><text:soft-page-break/>Archivo de Disponibilidad<text:bookmark-end text:name="__RefHeading__1630_1261753169"/><text:bookmark-end text:name="__RefHeading__65_1096232427"/></text:p>
        <text:p text:style-name="P74"><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3"><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255">Separador de campos: ; punto y coma</text:p>
        <text:p text:style-name="P66">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85">ID DEL COMBO</text:p>
            </table:table-cell>
            <table:table-cell table:style-name="Table11.A1" office:value-type="string">
              <text:p text:style-name="P85">ID DE LA OBRA</text:p>
            </table:table-cell>
            <table:table-cell table:style-name="Table11.A1" office:value-type="string">
              <text:p text:style-name="P85">FECHA DE FUNCIÓN</text:p>
            </table:table-cell>
            <table:table-cell table:style-name="Table11.A1" office:value-type="string">
              <text:p text:style-name="P85"><text:span text:style-name="T43"><text:s/></text:span>HORA DE FUNCIÓN</text:p>
            </table:table-cell>
            <table:table-cell table:style-name="Table11.A1" office:value-type="string">
              <text:p text:style-name="P85">ID DE LA SALA</text:p>
            </table:table-cell>
            <table:table-cell table:style-name="Table11.A1" office:value-type="string">
              <text:p text:style-name="P85">BUTACAS HABILITADAS</text:p>
            </table:table-cell>
            <table:table-cell table:style-name="Table11.A1" office:value-type="string">
              <text:p text:style-name="P90">BUTACAS DISPONIBLES</text:p>
            </table:table-cell>
            <table:table-cell table:style-name="Table11.H1" office:value-type="string">
              <text:p text:style-name="P85">REQUISITOS ESPECIALES</text:p>
            </table:table-cell>
          </table:table-row>
          <table:table-row table:style-name="Table11.1">
            <table:table-cell table:style-name="Table11.A2" office:value-type="string">
              <text:p text:style-name="P87">C00010018</text:p>
            </table:table-cell>
            <table:table-cell table:style-name="Table11.B2" office:value-type="string">
              <text:p text:style-name="P88">1</text:p>
            </table:table-cell>
            <table:table-cell table:style-name="Table11.C2" office:value-type="string">
              <text:p text:style-name="P88">17/10/2013</text:p>
            </table:table-cell>
            <table:table-cell table:style-name="Table11.D2" office:value-type="string">
              <text:p text:style-name="P88">17:00</text:p>
            </table:table-cell>
            <table:table-cell table:style-name="Table11.E2" office:value-type="string">
              <text:p text:style-name="P87">18</text:p>
            </table:table-cell>
            <table:table-cell table:style-name="Table11.F2" office:value-type="string">
              <text:p text:style-name="P88">920</text:p>
            </table:table-cell>
            <table:table-cell table:style-name="Table11.G2" office:value-type="string">
              <text:p text:style-name="P91">113</text:p>
            </table:table-cell>
            <table:table-cell table:style-name="Table11.H2" office:value-type="string">
              <text:p text:style-name="P86">NINGUNO</text:p>
            </table:table-cell>
          </table:table-row>
          <table:table-row table:style-name="Table11.1">
            <table:table-cell table:style-name="Table11.A3" office:value-type="string">
              <text:p text:style-name="P87">C00010019</text:p>
            </table:table-cell>
            <table:table-cell table:style-name="Table11.B3" office:value-type="string">
              <text:p text:style-name="P88">1</text:p>
            </table:table-cell>
            <table:table-cell table:style-name="Table11.C3" office:value-type="string">
              <text:p text:style-name="P88">18/10/2013</text:p>
            </table:table-cell>
            <table:table-cell table:style-name="Table11.D3" office:value-type="string">
              <text:p text:style-name="P88">17:00</text:p>
            </table:table-cell>
            <table:table-cell table:style-name="Table11.E3" office:value-type="string">
              <text:p text:style-name="P87">18</text:p>
            </table:table-cell>
            <table:table-cell table:style-name="Table11.F3" office:value-type="string">
              <text:p text:style-name="P88">920</text:p>
            </table:table-cell>
            <table:table-cell table:style-name="Table11.G3" office:value-type="string">
              <text:p text:style-name="P91">0</text:p>
            </table:table-cell>
            <table:table-cell table:style-name="Table11.H3" office:value-type="string">
              <text:p text:style-name="P86">NINGUNO</text:p>
            </table:table-cell>
          </table:table-row>
          <table:table-row table:style-name="Table11.1">
            <table:table-cell table:style-name="Table11.A4" office:value-type="string">
              <text:p text:style-name="P87">C00010020</text:p>
            </table:table-cell>
            <table:table-cell table:style-name="Table11.B4" office:value-type="string">
              <text:p text:style-name="P88">1</text:p>
            </table:table-cell>
            <table:table-cell table:style-name="Table11.C4" office:value-type="string">
              <text:p text:style-name="P88">19/10/2013</text:p>
            </table:table-cell>
            <table:table-cell table:style-name="Table11.D4" office:value-type="string">
              <text:p text:style-name="P88">19:00</text:p>
            </table:table-cell>
            <table:table-cell table:style-name="Table11.E4" office:value-type="string">
              <text:p text:style-name="P87">18</text:p>
            </table:table-cell>
            <table:table-cell table:style-name="Table11.F4" office:value-type="string">
              <text:p text:style-name="P88">920</text:p>
            </table:table-cell>
            <table:table-cell table:style-name="Table11.G4" office:value-type="string">
              <text:p text:style-name="P91">0</text:p>
            </table:table-cell>
            <table:table-cell table:style-name="Table11.H4" office:value-type="string">
              <text:p text:style-name="P86">NINGUNO</text:p>
            </table:table-cell>
          </table:table-row>
          <table:table-row table:style-name="Table11.1">
            <table:table-cell table:style-name="Table11.A5" office:value-type="string">
              <text:p text:style-name="P87">C00010021</text:p>
            </table:table-cell>
            <table:table-cell table:style-name="Table11.B5" office:value-type="string">
              <text:p text:style-name="P88">1</text:p>
            </table:table-cell>
            <table:table-cell table:style-name="Table11.C5" office:value-type="string">
              <text:p text:style-name="P88">20/10/2013</text:p>
            </table:table-cell>
            <table:table-cell table:style-name="Table11.D5" office:value-type="string">
              <text:p text:style-name="P88">16:00</text:p>
            </table:table-cell>
            <table:table-cell table:style-name="Table11.E5" office:value-type="string">
              <text:p text:style-name="P87">18</text:p>
            </table:table-cell>
            <table:table-cell table:style-name="Table11.F5" office:value-type="string">
              <text:p text:style-name="P88">920</text:p>
            </table:table-cell>
            <table:table-cell table:style-name="Table11.G5" office:value-type="string">
              <text:p text:style-name="P91">0</text:p>
            </table:table-cell>
            <table:table-cell table:style-name="Table11.H5" office:value-type="string">
              <text:p text:style-name="P86">NINGUNO</text:p>
            </table:table-cell>
          </table:table-row>
          <table:table-row table:style-name="Table11.1">
            <table:table-cell table:style-name="Table11.A6" office:value-type="string">
              <text:p text:style-name="P87">C00010022</text:p>
            </table:table-cell>
            <table:table-cell table:style-name="Table11.B6" office:value-type="string">
              <text:p text:style-name="P88">1</text:p>
            </table:table-cell>
            <table:table-cell table:style-name="Table11.C6" office:value-type="string">
              <text:p text:style-name="P88">24/10/2013</text:p>
            </table:table-cell>
            <table:table-cell table:style-name="Table11.D6" office:value-type="string">
              <text:p text:style-name="P88">17:00</text:p>
            </table:table-cell>
            <table:table-cell table:style-name="Table11.E6" office:value-type="string">
              <text:p text:style-name="P87">18</text:p>
            </table:table-cell>
            <table:table-cell table:style-name="Table11.F6" office:value-type="string">
              <text:p text:style-name="P88">920</text:p>
            </table:table-cell>
            <table:table-cell table:style-name="Table11.G6" office:value-type="string">
              <text:p text:style-name="P91">0</text:p>
            </table:table-cell>
            <table:table-cell table:style-name="Table11.H6" office:value-type="string">
              <text:p text:style-name="P86">NINGUNO</text:p>
            </table:table-cell>
          </table:table-row>
          <table:table-row table:style-name="Table11.1">
            <table:table-cell table:style-name="Table11.A7" office:value-type="string">
              <text:p text:style-name="P87">C00010023</text:p>
            </table:table-cell>
            <table:table-cell table:style-name="Table11.B7" office:value-type="string">
              <text:p text:style-name="P88">1</text:p>
            </table:table-cell>
            <table:table-cell table:style-name="Table11.C7" office:value-type="string">
              <text:p text:style-name="P88">25/10/2013</text:p>
            </table:table-cell>
            <table:table-cell table:style-name="Table11.D7" office:value-type="string">
              <text:p text:style-name="P88">17:00</text:p>
            </table:table-cell>
            <table:table-cell table:style-name="Table11.E7" office:value-type="string">
              <text:p text:style-name="P87">18</text:p>
            </table:table-cell>
            <table:table-cell table:style-name="Table11.F7" office:value-type="string">
              <text:p text:style-name="P88">920</text:p>
            </table:table-cell>
            <table:table-cell table:style-name="Table11.G7" office:value-type="string">
              <text:p text:style-name="P91">500</text:p>
            </table:table-cell>
            <table:table-cell table:style-name="Table11.H7" office:value-type="string">
              <text:p text:style-name="P86">NINGUNO</text:p>
            </table:table-cell>
          </table:table-row>
          <table:table-row table:style-name="Table11.1">
            <table:table-cell table:style-name="Table11.A8" office:value-type="string">
              <text:p text:style-name="P87">C00010024</text:p>
            </table:table-cell>
            <table:table-cell table:style-name="Table11.B8" office:value-type="string">
              <text:p text:style-name="P88">1</text:p>
            </table:table-cell>
            <table:table-cell table:style-name="Table11.C8" office:value-type="string">
              <text:p text:style-name="P88">26/10/2013</text:p>
            </table:table-cell>
            <table:table-cell table:style-name="Table11.D8" office:value-type="string">
              <text:p text:style-name="P88">19:00</text:p>
            </table:table-cell>
            <table:table-cell table:style-name="Table11.E8" office:value-type="string">
              <text:p text:style-name="P87">18</text:p>
            </table:table-cell>
            <table:table-cell table:style-name="Table11.F8" office:value-type="string">
              <text:p text:style-name="P88">920</text:p>
            </table:table-cell>
            <table:table-cell table:style-name="Table11.G8" office:value-type="string">
              <text:p text:style-name="P91">0</text:p>
            </table:table-cell>
            <table:table-cell table:style-name="Table11.H8" office:value-type="string">
              <text:p text:style-name="P86">NINGUNO</text:p>
            </table:table-cell>
          </table:table-row>
          <table:table-row table:style-name="Table11.1">
            <table:table-cell table:style-name="Table11.A9" office:value-type="string">
              <text:p text:style-name="P87">C00010025</text:p>
            </table:table-cell>
            <table:table-cell table:style-name="Table11.B9" office:value-type="string">
              <text:p text:style-name="P88">1</text:p>
            </table:table-cell>
            <table:table-cell table:style-name="Table11.C9" office:value-type="string">
              <text:p text:style-name="P88">27/10/2013</text:p>
            </table:table-cell>
            <table:table-cell table:style-name="Table11.D9" office:value-type="string">
              <text:p text:style-name="P88">16:00</text:p>
            </table:table-cell>
            <table:table-cell table:style-name="Table11.E9" office:value-type="string">
              <text:p text:style-name="P87">18</text:p>
            </table:table-cell>
            <table:table-cell table:style-name="Table11.F9" office:value-type="string">
              <text:p text:style-name="P88">920</text:p>
            </table:table-cell>
            <table:table-cell table:style-name="Table11.G9" office:value-type="string">
              <text:p text:style-name="P91">0</text:p>
            </table:table-cell>
            <table:table-cell table:style-name="Table11.H9" office:value-type="string">
              <text:p text:style-name="P86">NINGUNO</text:p>
            </table:table-cell>
          </table:table-row>
          <table:table-row table:style-name="Table11.1">
            <table:table-cell table:style-name="Table11.A10" office:value-type="string">
              <text:p text:style-name="P87">C00010026</text:p>
            </table:table-cell>
            <table:table-cell table:style-name="Table11.B10" office:value-type="string">
              <text:p text:style-name="P88">3</text:p>
            </table:table-cell>
            <table:table-cell table:style-name="Table11.C10" office:value-type="string">
              <text:p text:style-name="P88">02/11/2013</text:p>
            </table:table-cell>
            <table:table-cell table:style-name="Table11.D10" office:value-type="string">
              <text:p text:style-name="P88">18:00</text:p>
            </table:table-cell>
            <table:table-cell table:style-name="Table11.E10" office:value-type="string">
              <text:p text:style-name="P87">12</text:p>
            </table:table-cell>
            <table:table-cell table:style-name="Table11.F10" office:value-type="string">
              <text:p text:style-name="P88">850</text:p>
            </table:table-cell>
            <table:table-cell table:style-name="Table11.G10" office:value-type="string">
              <text:p text:style-name="P91">20</text:p>
            </table:table-cell>
            <table:table-cell table:style-name="Table11.H10" office:value-type="string">
              <text:p text:style-name="P86">NINGUNO</text:p>
            </table:table-cell>
          </table:table-row>
          <table:table-row table:style-name="Table11.1">
            <table:table-cell table:style-name="Table11.A11" office:value-type="string">
              <text:p text:style-name="P87">C00010027</text:p>
            </table:table-cell>
            <table:table-cell table:style-name="Table11.B11" office:value-type="string">
              <text:p text:style-name="P88">3</text:p>
            </table:table-cell>
            <table:table-cell table:style-name="Table11.C11" office:value-type="string">
              <text:p text:style-name="P88">02/11/2013</text:p>
            </table:table-cell>
            <table:table-cell table:style-name="Table11.D11" office:value-type="string">
              <text:p text:style-name="P88">21:00</text:p>
            </table:table-cell>
            <table:table-cell table:style-name="Table11.E11" office:value-type="string">
              <text:p text:style-name="P87">12</text:p>
            </table:table-cell>
            <table:table-cell table:style-name="Table11.F11" office:value-type="string">
              <text:p text:style-name="P88">850</text:p>
            </table:table-cell>
            <table:table-cell table:style-name="Table11.G11" office:value-type="string">
              <text:p text:style-name="P91">0</text:p>
            </table:table-cell>
            <table:table-cell table:style-name="Table11.H11" office:value-type="string">
              <text:p text:style-name="P86">NINGUNO</text:p>
            </table:table-cell>
          </table:table-row>
          <table:table-row table:style-name="Table11.1">
            <table:table-cell table:style-name="Table11.A12" office:value-type="string">
              <text:p text:style-name="P87">C00010028</text:p>
            </table:table-cell>
            <table:table-cell table:style-name="Table11.B12" office:value-type="string">
              <text:p text:style-name="P88">3</text:p>
            </table:table-cell>
            <table:table-cell table:style-name="Table11.C12" office:value-type="string">
              <text:p text:style-name="P88">03/11/2013</text:p>
            </table:table-cell>
            <table:table-cell table:style-name="Table11.D12" office:value-type="string">
              <text:p text:style-name="P88">18:00</text:p>
            </table:table-cell>
            <table:table-cell table:style-name="Table11.E12" office:value-type="string">
              <text:p text:style-name="P87">12</text:p>
            </table:table-cell>
            <table:table-cell table:style-name="Table11.F12" office:value-type="string">
              <text:p text:style-name="P88">850</text:p>
            </table:table-cell>
            <table:table-cell table:style-name="Table11.G12" office:value-type="string">
              <text:p text:style-name="P91">0</text:p>
            </table:table-cell>
            <table:table-cell table:style-name="Table11.H12" office:value-type="string">
              <text:p text:style-name="P86">NINGUNO</text:p>
            </table:table-cell>
          </table:table-row>
          <table:table-row table:style-name="Table11.1">
            <table:table-cell table:style-name="Table11.A13" office:value-type="string">
              <text:p text:style-name="P87">C00010029</text:p>
            </table:table-cell>
            <table:table-cell table:style-name="Table11.B13" office:value-type="string">
              <text:p text:style-name="P88">5</text:p>
            </table:table-cell>
            <table:table-cell table:style-name="Table11.C13" office:value-type="string">
              <text:p text:style-name="P88">03/11/2013</text:p>
            </table:table-cell>
            <table:table-cell table:style-name="Table11.D13" office:value-type="string">
              <text:p text:style-name="P88">16:00</text:p>
            </table:table-cell>
            <table:table-cell table:style-name="Table11.E13" office:value-type="string">
              <text:p text:style-name="P87">6</text:p>
            </table:table-cell>
            <table:table-cell table:style-name="Table11.F13" office:value-type="string">
              <text:p text:style-name="P88">800</text:p>
            </table:table-cell>
            <table:table-cell table:style-name="Table11.G13" office:value-type="string">
              <text:p text:style-name="P91">50</text:p>
            </table:table-cell>
            <table:table-cell table:style-name="Table11.H13" office:value-type="string">
              <text:p text:style-name="P86">NINGUNO</text:p>
            </table:table-cell>
          </table:table-row>
        </table:table>
        <text:p text:style-name="P74"/>
        <text:p text:style-name="P74"/>
        <text:p text:style-name="P74"/>
        <text:p text:style-name="P74"/>
        <text:p text:style-name="P74"><text:bookmark-start text:name="__RefHeading__1634_1261753169"/><text:bookmark-start text:name="__RefHeading__67_1096232427"/><text:soft-page-break/>Directorio de Arribos<text:bookmark-end text:name="__RefHeading__1634_1261753169"/><text:bookmark-end text:name="__RefHeading__67_1096232427"/></text:p>
        <text:p text:style-name="P74"><text:bookmark-start text:name="__RefHeading__1636_1261753169"/>ARRIDIR/ nombre del archivo<text:bookmark-end text:name="__RefHeading__1636_1261753169"/></text:p>
        <text:p text:style-name="P74"><text:bookmark-start text:name="__RefHeading__1638_1261753169"/><text:bookmark-start text:name="__RefHeading__69_1096232427"/>Directorio de Rechazos<text:bookmark-end text:name="__RefHeading__1638_1261753169"/><text:bookmark-end text:name="__RefHeading__69_1096232427"/></text:p>
        <text:p text:style-name="P74"><text:bookmark-start text:name="__RefHeading__1640_1261753169"/>RECHDIR/ nombre del archivo<text:bookmark-end text:name="__RefHeading__1640_1261753169"/></text:p>
        <text:p text:style-name="P74"><text:bookmark-start text:name="__RefHeading__1642_1261753169"/><text:bookmark-start text:name="__RefHeading__71_1096232427"/>Archivos de Reservas<text:bookmark-end text:name="__RefHeading__1642_1261753169"/><text:bookmark-end text:name="__RefHeading__71_1096232427"/></text:p>
        <text:p text:style-name="P74"><text:bookmark-start text:name="__RefHeading__1644_1261753169"/>Reservas Aceptados: ACEPDIR/ nombre del archivo<text:bookmark-end text:name="__RefHeading__1644_1261753169"/></text:p>
        <text:p text:style-name="P74"><text:bookmark-start text:name="__RefHeading__1646_1261753169"/>Reservas Procesados: PROCDIR/ nombre del archivo<text:bookmark-end text:name="__RefHeading__1646_1261753169"/></text:p>
        <text:p text:style-name="P74"><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3"><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255">Separador de campos: ; punto y coma</text:p>
        <text:p text:style-name="P66">Ejemplos: </text:p>
        <text:p text:style-name="P66">Archivo ejemplo a) <text:span text:style-name="T33">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85">REFERENCIA INTERNA DEL SOLICITANTE</text:p>
            </table:table-cell>
            <table:table-cell table:style-name="Table13.A1" office:value-type="string">
              <text:p text:style-name="P85">FECHA DE FUNCIÓN</text:p>
            </table:table-cell>
            <table:table-cell table:style-name="Table13.A1" office:value-type="string">
              <text:p text:style-name="P85"><text:span text:style-name="T43"><text:s/></text:span>HORA DE FUNCIÓN</text:p>
            </table:table-cell>
            <table:table-cell table:style-name="Table13.A1" office:value-type="string">
              <text:p text:style-name="P85">NRO. DE FILA</text:p>
            </table:table-cell>
            <table:table-cell table:style-name="Table13.A1" office:value-type="string">
              <text:p text:style-name="P85">NRO. DE BUTACA</text:p>
            </table:table-cell>
            <table:table-cell table:style-name="Table13.A1" office:value-type="string">
              <text:p text:style-name="P85">CANTIDAD DE BUTACAS SOLICITADAS</text:p>
            </table:table-cell>
            <table:table-cell table:style-name="Table13.G1" office:value-type="string">
              <text:p text:style-name="P85">SECCION</text:p>
            </table:table-cell>
          </table:table-row>
          <table:table-row table:style-name="Table13.1">
            <table:table-cell table:style-name="Table13.A2" office:value-type="string">
              <text:p text:style-name="P88">1234</text:p>
            </table:table-cell>
            <table:table-cell table:style-name="Table13.B2" office:value-type="string">
              <text:p text:style-name="P88">18/10/2013</text:p>
            </table:table-cell>
            <table:table-cell table:style-name="Table13.C2" office:value-type="string">
              <text:p text:style-name="P88">17:00</text:p>
            </table:table-cell>
            <table:table-cell table:style-name="Table13.D2" office:value-type="string">
              <text:p text:style-name="P86"> </text:p>
            </table:table-cell>
            <table:table-cell table:style-name="Table13.E2" office:value-type="string">
              <text:p text:style-name="P86"> </text:p>
            </table:table-cell>
            <table:table-cell table:style-name="Table13.F2" office:value-type="string">
              <text:p text:style-name="P88">2</text:p>
            </table:table-cell>
            <table:table-cell table:style-name="Table13.G2" office:value-type="string">
              <text:p text:style-name="P86">Platea</text:p>
            </table:table-cell>
          </table:table-row>
          <table:table-row table:style-name="Table13.1">
            <table:table-cell table:style-name="Table13.A3" office:value-type="string">
              <text:p text:style-name="P88">1235</text:p>
            </table:table-cell>
            <table:table-cell table:style-name="Table13.B3" office:value-type="string">
              <text:p text:style-name="P88">18/10/2013</text:p>
            </table:table-cell>
            <table:table-cell table:style-name="Table13.C3" office:value-type="string">
              <text:p text:style-name="P88">17:00</text:p>
            </table:table-cell>
            <table:table-cell table:style-name="Table13.D3" office:value-type="string">
              <text:p text:style-name="P86"> </text:p>
            </table:table-cell>
            <table:table-cell table:style-name="Table13.E3" office:value-type="string">
              <text:p text:style-name="P86"> </text:p>
            </table:table-cell>
            <table:table-cell table:style-name="Table13.F3" office:value-type="string">
              <text:p text:style-name="P88">2</text:p>
            </table:table-cell>
            <table:table-cell table:style-name="Table13.G3" office:value-type="string">
              <text:p text:style-name="P86">Platea</text:p>
            </table:table-cell>
          </table:table-row>
          <table:table-row table:style-name="Table13.1">
            <table:table-cell table:style-name="Table13.A4" office:value-type="string">
              <text:p text:style-name="P88">1236</text:p>
            </table:table-cell>
            <table:table-cell table:style-name="Table13.B4" office:value-type="string">
              <text:p text:style-name="P88">18/10/2013</text:p>
            </table:table-cell>
            <table:table-cell table:style-name="Table13.C4" office:value-type="string">
              <text:p text:style-name="P88">17:00</text:p>
            </table:table-cell>
            <table:table-cell table:style-name="Table13.D4" office:value-type="string">
              <text:p text:style-name="P86"> </text:p>
            </table:table-cell>
            <table:table-cell table:style-name="Table13.E4" office:value-type="string">
              <text:p text:style-name="P86"> </text:p>
            </table:table-cell>
            <table:table-cell table:style-name="Table13.F4" office:value-type="string">
              <text:p text:style-name="P88">2</text:p>
            </table:table-cell>
            <table:table-cell table:style-name="Table13.G4" office:value-type="string">
              <text:p text:style-name="P86">Platea</text:p>
            </table:table-cell>
          </table:table-row>
          <table:table-row table:style-name="Table13.1">
            <table:table-cell table:style-name="Table13.A5" office:value-type="string">
              <text:p text:style-name="P88">1237</text:p>
            </table:table-cell>
            <table:table-cell table:style-name="Table13.B5" office:value-type="string">
              <text:p text:style-name="P88">18/10/2013</text:p>
            </table:table-cell>
            <table:table-cell table:style-name="Table13.C5" office:value-type="string">
              <text:p text:style-name="P88">17:00</text:p>
            </table:table-cell>
            <table:table-cell table:style-name="Table13.D5" office:value-type="string">
              <text:p text:style-name="P86"> </text:p>
            </table:table-cell>
            <table:table-cell table:style-name="Table13.E5" office:value-type="string">
              <text:p text:style-name="P86"> </text:p>
            </table:table-cell>
            <table:table-cell table:style-name="Table13.F5" office:value-type="string">
              <text:p text:style-name="P88">2</text:p>
            </table:table-cell>
            <table:table-cell table:style-name="Table13.G5" office:value-type="string">
              <text:p text:style-name="P86">Platea</text:p>
            </table:table-cell>
          </table:table-row>
          <table:table-row table:style-name="Table13.1">
            <table:table-cell table:style-name="Table13.A6" office:value-type="string">
              <text:p text:style-name="P88">1238</text:p>
            </table:table-cell>
            <table:table-cell table:style-name="Table13.B6" office:value-type="string">
              <text:p text:style-name="P88">18/10/2013</text:p>
            </table:table-cell>
            <table:table-cell table:style-name="Table13.C6" office:value-type="string">
              <text:p text:style-name="P88">17:00</text:p>
            </table:table-cell>
            <table:table-cell table:style-name="Table13.D6" office:value-type="string">
              <text:p text:style-name="P86"> </text:p>
            </table:table-cell>
            <table:table-cell table:style-name="Table13.E6" office:value-type="string">
              <text:p text:style-name="P86"> </text:p>
            </table:table-cell>
            <table:table-cell table:style-name="Table13.F6" office:value-type="string">
              <text:p text:style-name="P88">2</text:p>
            </table:table-cell>
            <table:table-cell table:style-name="Table13.G6" office:value-type="string">
              <text:p text:style-name="P86">Platea</text:p>
            </table:table-cell>
          </table:table-row>
          <table:table-row table:style-name="Table13.1">
            <table:table-cell table:style-name="Table13.A7" office:value-type="string">
              <text:p text:style-name="P88">1239</text:p>
            </table:table-cell>
            <table:table-cell table:style-name="Table13.B7" office:value-type="string">
              <text:p text:style-name="P88">18/10/2013</text:p>
            </table:table-cell>
            <table:table-cell table:style-name="Table13.C7" office:value-type="string">
              <text:p text:style-name="P88">17:00</text:p>
            </table:table-cell>
            <table:table-cell table:style-name="Table13.D7" office:value-type="string">
              <text:p text:style-name="P86"> </text:p>
            </table:table-cell>
            <table:table-cell table:style-name="Table13.E7" office:value-type="string">
              <text:p text:style-name="P86"> </text:p>
            </table:table-cell>
            <table:table-cell table:style-name="Table13.F7" office:value-type="string">
              <text:p text:style-name="P88">2</text:p>
            </table:table-cell>
            <table:table-cell table:style-name="Table13.G7" office:value-type="string">
              <text:p text:style-name="P86">Platea</text:p>
            </table:table-cell>
          </table:table-row>
          <table:table-row table:style-name="Table13.1">
            <table:table-cell table:style-name="Table13.A8" office:value-type="string">
              <text:p text:style-name="P88">1240</text:p>
            </table:table-cell>
            <table:table-cell table:style-name="Table13.B8" office:value-type="string">
              <text:p text:style-name="P88">18/10/2013</text:p>
            </table:table-cell>
            <table:table-cell table:style-name="Table13.C8" office:value-type="string">
              <text:p text:style-name="P88">17:00</text:p>
            </table:table-cell>
            <table:table-cell table:style-name="Table13.D8" office:value-type="string">
              <text:p text:style-name="P86"> </text:p>
            </table:table-cell>
            <table:table-cell table:style-name="Table13.E8" office:value-type="string">
              <text:p text:style-name="P86"> </text:p>
            </table:table-cell>
            <table:table-cell table:style-name="Table13.F8" office:value-type="string">
              <text:p text:style-name="P88">2</text:p>
            </table:table-cell>
            <table:table-cell table:style-name="Table13.G8" office:value-type="string">
              <text:p text:style-name="P86">Platea</text:p>
            </table:table-cell>
          </table:table-row>
          <table:table-row table:style-name="Table13.1">
            <table:table-cell table:style-name="Table13.A9" table:number-columns-spanned="7" office:value-type="string">
              <text:p text:style-name="P89"/>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85">REFERENCIA INTERNA DEL SOLICITANTE</text:p>
            </table:table-cell>
            <table:table-cell table:style-name="Table13.A1" office:value-type="string">
              <text:p text:style-name="P85">FECHA DE FUNCIÓN</text:p>
            </table:table-cell>
            <table:table-cell table:style-name="Table13.A1" office:value-type="string">
              <text:p text:style-name="P85"><text:span text:style-name="T43"><text:s/></text:span>HORA DE FUNCIÓ<text:soft-page-break/>N</text:p>
            </table:table-cell>
            <table:table-cell table:style-name="Table13.A1" office:value-type="string">
              <text:p text:style-name="P85">NRO. DE FILA</text:p>
            </table:table-cell>
            <table:table-cell table:style-name="Table13.A1" office:value-type="string">
              <text:p text:style-name="P85">NRO. DE BUTAC<text:soft-page-break/>A</text:p>
            </table:table-cell>
            <table:table-cell table:style-name="Table13.A1" office:value-type="string">
              <text:p text:style-name="P85">CANTIDAD DE BUTACAS SOLICITADAS</text:p>
            </table:table-cell>
            <table:table-cell table:style-name="Table13.G1" office:value-type="string">
              <text:p text:style-name="P85">SECCION</text:p>
            </table:table-cell>
          </table:table-row>
          <table:table-row table:style-name="Table13.1">
            <table:table-cell table:style-name="Table13.A12" office:value-type="string">
              <text:p text:style-name="P88">333</text:p>
            </table:table-cell>
            <table:table-cell table:style-name="Table13.B12" office:value-type="string">
              <text:p text:style-name="P88">18/10/2013</text:p>
            </table:table-cell>
            <table:table-cell table:style-name="Table13.C12" office:value-type="string">
              <text:p text:style-name="P88">17:00</text:p>
            </table:table-cell>
            <table:table-cell table:style-name="Table13.D12" office:value-type="string">
              <text:p text:style-name="P86"> </text:p>
            </table:table-cell>
            <table:table-cell table:style-name="Table13.E12" office:value-type="string">
              <text:p text:style-name="P86"> </text:p>
            </table:table-cell>
            <table:table-cell table:style-name="Table13.F12" office:value-type="string">
              <text:p text:style-name="P88">4</text:p>
            </table:table-cell>
            <table:table-cell table:style-name="Table13.G12" office:value-type="string">
              <text:p text:style-name="P86"> </text:p>
            </table:table-cell>
          </table:table-row>
          <table:table-row table:style-name="Table13.1">
            <table:table-cell table:style-name="Table13.A13" office:value-type="string">
              <text:p text:style-name="P88">333</text:p>
            </table:table-cell>
            <table:table-cell table:style-name="Table13.B13" office:value-type="string">
              <text:p text:style-name="P88">18/10/2013</text:p>
            </table:table-cell>
            <table:table-cell table:style-name="Table13.C13" office:value-type="string">
              <text:p text:style-name="P88">17:00</text:p>
            </table:table-cell>
            <table:table-cell table:style-name="Table13.D13" office:value-type="string">
              <text:p text:style-name="P86"> </text:p>
            </table:table-cell>
            <table:table-cell table:style-name="Table13.E13" office:value-type="string">
              <text:p text:style-name="P86"> </text:p>
            </table:table-cell>
            <table:table-cell table:style-name="Table13.F13" office:value-type="string">
              <text:p text:style-name="P88">4</text:p>
            </table:table-cell>
            <table:table-cell table:style-name="Table13.G13" office:value-type="string">
              <text:p text:style-name="P86"> </text:p>
            </table:table-cell>
          </table:table-row>
          <table:table-row table:style-name="Table13.1">
            <table:table-cell table:style-name="Table13.A14" office:value-type="string">
              <text:p text:style-name="P88">333</text:p>
            </table:table-cell>
            <table:table-cell table:style-name="Table13.B14" office:value-type="string">
              <text:p text:style-name="P88">18/10/2013</text:p>
            </table:table-cell>
            <table:table-cell table:style-name="Table13.C14" office:value-type="string">
              <text:p text:style-name="P88">17:00</text:p>
            </table:table-cell>
            <table:table-cell table:style-name="Table13.D14" office:value-type="string">
              <text:p text:style-name="P86"> </text:p>
            </table:table-cell>
            <table:table-cell table:style-name="Table13.E14" office:value-type="string">
              <text:p text:style-name="P86"> </text:p>
            </table:table-cell>
            <table:table-cell table:style-name="Table13.F14" office:value-type="string">
              <text:p text:style-name="P88">4</text:p>
            </table:table-cell>
            <table:table-cell table:style-name="Table13.G14" office:value-type="string">
              <text:p text:style-name="P86"> </text:p>
            </table:table-cell>
          </table:table-row>
          <table:table-row table:style-name="Table13.1">
            <table:table-cell table:style-name="Table13.A15" office:value-type="string">
              <text:p text:style-name="P88">333</text:p>
            </table:table-cell>
            <table:table-cell table:style-name="Table13.B15" office:value-type="string">
              <text:p text:style-name="P88">18/10/2013</text:p>
            </table:table-cell>
            <table:table-cell table:style-name="Table13.C15" office:value-type="string">
              <text:p text:style-name="P88">17:00</text:p>
            </table:table-cell>
            <table:table-cell table:style-name="Table13.D15" office:value-type="string">
              <text:p text:style-name="P86"> </text:p>
            </table:table-cell>
            <table:table-cell table:style-name="Table13.E15" office:value-type="string">
              <text:p text:style-name="P86"> </text:p>
            </table:table-cell>
            <table:table-cell table:style-name="Table13.F15" office:value-type="string">
              <text:p text:style-name="P88">4</text:p>
            </table:table-cell>
            <table:table-cell table:style-name="Table13.G15" office:value-type="string">
              <text:p text:style-name="P86"> </text:p>
            </table:table-cell>
          </table:table-row>
          <table:table-row table:style-name="Table13.1">
            <table:table-cell table:style-name="Table13.A16" office:value-type="string">
              <text:p text:style-name="P88">333</text:p>
            </table:table-cell>
            <table:table-cell table:style-name="Table13.B16" office:value-type="string">
              <text:p text:style-name="P88">18/10/2013</text:p>
            </table:table-cell>
            <table:table-cell table:style-name="Table13.C16" office:value-type="string">
              <text:p text:style-name="P88">17:00</text:p>
            </table:table-cell>
            <table:table-cell table:style-name="Table13.D16" office:value-type="string">
              <text:p text:style-name="P86"> </text:p>
            </table:table-cell>
            <table:table-cell table:style-name="Table13.E16" office:value-type="string">
              <text:p text:style-name="P86"> </text:p>
            </table:table-cell>
            <table:table-cell table:style-name="Table13.F16" office:value-type="string">
              <text:p text:style-name="P88">4</text:p>
            </table:table-cell>
            <table:table-cell table:style-name="Table13.G16" office:value-type="string">
              <text:p text:style-name="P86"> </text:p>
            </table:table-cell>
          </table:table-row>
          <table:table-row table:style-name="Table13.1">
            <table:table-cell table:style-name="Table13.A17" table:number-columns-spanned="7" office:value-type="string">
              <text:p text:style-name="P89"/>
            </table:table-cell>
            <table:covered-table-cell/>
            <table:covered-table-cell/>
            <table:covered-table-cell/>
            <table:covered-table-cell/>
            <table:covered-table-cell/>
            <table:covered-table-cell/>
          </table:table-row>
        </table:table>
        <text:p text:style-name="P74"><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3"><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255">Separador de campos: ; punto y coma</text:p>
        <text:p text:style-name="P65">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85">REFERENCIA INTERNA DEL SOLICITANTE</text:p>
            </table:table-cell>
            <table:table-cell table:style-name="Table15.A1" office:value-type="string">
              <text:p text:style-name="P85">FECHA DE FUNCIÓN</text:p>
            </table:table-cell>
            <table:table-cell table:style-name="Table15.A1" office:value-type="string">
              <text:p text:style-name="P85"><text:span text:style-name="T43"><text:s/></text:span>HORA DE FUNCIÓN</text:p>
            </table:table-cell>
            <table:table-cell table:style-name="Table15.A1" office:value-type="string">
              <text:p text:style-name="P85">NRO. DE FILA</text:p>
            </table:table-cell>
            <table:table-cell table:style-name="Table15.A1" office:value-type="string">
              <text:p text:style-name="P85">NRO. DE BUTACA</text:p>
            </table:table-cell>
            <table:table-cell table:style-name="Table15.A1" office:value-type="string">
              <text:p text:style-name="P85">CANTIDAD DE BUTACAS SOLICITADAS</text:p>
            </table:table-cell>
            <table:table-cell table:style-name="Table15.G1" office:value-type="string">
              <text:p text:style-name="P85">SECCION</text:p>
            </table:table-cell>
          </table:table-row>
          <table:table-row table:style-name="Table15.1">
            <table:table-cell table:style-name="Table15.A2" office:value-type="string">
              <text:p text:style-name="P86"> </text:p>
            </table:table-cell>
            <table:table-cell table:style-name="Table15.B2" office:value-type="string">
              <text:p text:style-name="P88">18/10/2013</text:p>
            </table:table-cell>
            <table:table-cell table:style-name="Table15.C2" office:value-type="string">
              <text:p text:style-name="P88">17:00</text:p>
            </table:table-cell>
            <table:table-cell table:style-name="Table15.D2" office:value-type="string">
              <text:p text:style-name="P86"> </text:p>
            </table:table-cell>
            <table:table-cell table:style-name="Table15.E2" office:value-type="string">
              <text:p text:style-name="P86"> </text:p>
            </table:table-cell>
            <table:table-cell table:style-name="Table15.F2" office:value-type="string">
              <text:p text:style-name="P88">4</text:p>
            </table:table-cell>
            <table:table-cell table:style-name="Table15.G2" office:value-type="string">
              <text:p text:style-name="P86">Platea</text:p>
            </table:table-cell>
          </table:table-row>
          <table:table-row table:style-name="Table15.1">
            <table:table-cell table:style-name="Table15.A3" office:value-type="string">
              <text:p text:style-name="P86"> </text:p>
            </table:table-cell>
            <table:table-cell table:style-name="Table15.B3" office:value-type="string">
              <text:p text:style-name="P88">18/10/2013</text:p>
            </table:table-cell>
            <table:table-cell table:style-name="Table15.C3" office:value-type="string">
              <text:p text:style-name="P88">17:00</text:p>
            </table:table-cell>
            <table:table-cell table:style-name="Table15.D3" office:value-type="string">
              <text:p text:style-name="P86"> </text:p>
            </table:table-cell>
            <table:table-cell table:style-name="Table15.E3" office:value-type="string">
              <text:p text:style-name="P86"> </text:p>
            </table:table-cell>
            <table:table-cell table:style-name="Table15.F3" office:value-type="string">
              <text:p text:style-name="P88">4</text:p>
            </table:table-cell>
            <table:table-cell table:style-name="Table15.G3" office:value-type="string">
              <text:p text:style-name="P86">Platea</text:p>
            </table:table-cell>
          </table:table-row>
          <table:table-row table:style-name="Table15.1">
            <table:table-cell table:style-name="Table15.A4" office:value-type="string">
              <text:p text:style-name="P86"> </text:p>
            </table:table-cell>
            <table:table-cell table:style-name="Table15.B4" office:value-type="string">
              <text:p text:style-name="P88">18/10/2013</text:p>
            </table:table-cell>
            <table:table-cell table:style-name="Table15.C4" office:value-type="string">
              <text:p text:style-name="P88">17:00</text:p>
            </table:table-cell>
            <table:table-cell table:style-name="Table15.D4" office:value-type="string">
              <text:p text:style-name="P86"> </text:p>
            </table:table-cell>
            <table:table-cell table:style-name="Table15.E4" office:value-type="string">
              <text:p text:style-name="P86"> </text:p>
            </table:table-cell>
            <table:table-cell table:style-name="Table15.F4" office:value-type="string">
              <text:p text:style-name="P88">4</text:p>
            </table:table-cell>
            <table:table-cell table:style-name="Table15.G4" office:value-type="string">
              <text:p text:style-name="P86">Platea</text:p>
            </table:table-cell>
          </table:table-row>
        </table:table>
        <text:h text:style-name="P242" text:outline-level="4"/>
        <text:h text:style-name="P242" text:outline-level="4"/>
        <text:h text:style-name="P242" text:outline-level="4"/>
        <text:p text:style-name="P233"/>
        <text:p text:style-name="P233"/>
        <text:p text:style-name="P233"/>
        <text:p text:style-name="P233"/>
        <text:p text:style-name="P233"/>
        <text:p text:style-name="P233"/>
        <text:p text:style-name="P74"><text:bookmark-start text:name="__RefHeading__1652_1261753169"/><text:soft-page-break/><text:span text:style-name="T24">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3"><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255">Separador de campos: ; punto y coma</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bookmark-start text:name="__RefHeading__1654_1261753169"/><text:soft-page-break/><text:span text:style-name="T65">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3"><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255">Separador de campos: ; punto y coma</text:p>
        <text:h text:style-name="P238" text:outline-level="2"/>
        <text:p text:style-name="P74"><text:bookmark-start text:name="__RefHeading__1656_1261753169"/><text:bookmark-start text:name="__RefHeading__73_1096232427"/>Archivos de Invitados<text:bookmark-end text:name="__RefHeading__1656_1261753169"/><text:bookmark-end text:name="__RefHeading__73_1096232427"/></text:p>
        <text:p text:style-name="P74"><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255">Separador de campos: ; punto y coma</text:p>
        <text:p text:style-name="P66">Ejemplo: </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85">INVITADO</text:p>
            </table:table-cell>
            <table:table-cell table:style-name="Table19.A1" office:value-type="string">
              <text:p text:style-name="P85">EMPRESA</text:p>
            </table:table-cell>
            <table:table-cell table:style-name="Table19.C1" office:value-type="string">
              <text:p text:style-name="P85">CANTIDAD DE ACOMPAÑANTES</text:p>
            </table:table-cell>
          </table:table-row>
          <table:table-row table:style-name="Table19.2">
            <table:table-cell table:style-name="Table19.A2" office:value-type="string">
              <text:p text:style-name="P86">YOLI GABRIEL</text:p>
            </table:table-cell>
            <table:table-cell table:style-name="Table19.B2" office:value-type="string">
              <text:p text:style-name="P86">PEUGEOT</text:p>
            </table:table-cell>
            <table:table-cell table:style-name="Table19.C2" office:value-type="string">
              <text:p text:style-name="P88">1</text:p>
            </table:table-cell>
          </table:table-row>
          <table:table-row table:style-name="Table19.2">
            <table:table-cell table:style-name="Table19.A3" office:value-type="string">
              <text:p text:style-name="P86">ILVA MARIANO</text:p>
            </table:table-cell>
            <table:table-cell table:style-name="Table19.B3" office:value-type="string">
              <text:p text:style-name="P86">PEUGEOT</text:p>
            </table:table-cell>
            <table:table-cell table:style-name="Table19.C3" office:value-type="string">
              <text:p text:style-name="P88">1</text:p>
            </table:table-cell>
          </table:table-row>
          <table:table-row table:style-name="Table19.2">
            <table:table-cell table:style-name="Table19.A4" office:value-type="string">
              <text:p text:style-name="P86">REJO EDGARDO</text:p>
            </table:table-cell>
            <table:table-cell table:style-name="Table19.B4" office:value-type="string">
              <text:p text:style-name="P86">PEUGEOT</text:p>
            </table:table-cell>
            <table:table-cell table:style-name="Table19.C4" office:value-type="string">
              <text:p text:style-name="P88">1</text:p>
            </table:table-cell>
          </table:table-row>
          <table:table-row table:style-name="Table19.2">
            <table:table-cell table:style-name="Table19.A5" office:value-type="string">
              <text:p text:style-name="P86">ALLE DANIEL</text:p>
            </table:table-cell>
            <table:table-cell table:style-name="Table19.B5" office:value-type="string">
              <text:p text:style-name="P86"> </text:p>
            </table:table-cell>
            <table:table-cell table:style-name="Table19.C5" office:value-type="string">
              <text:p text:style-name="P86"> </text:p>
            </table:table-cell>
          </table:table-row>
          <table:table-row table:style-name="Table19.2">
            <table:table-cell table:style-name="Table19.A6" office:value-type="string">
              <text:p text:style-name="P86">GRECO EZEQUIEL</text:p>
            </table:table-cell>
            <table:table-cell table:style-name="Table19.B6" office:value-type="string">
              <text:p text:style-name="P86"> </text:p>
            </table:table-cell>
            <table:table-cell table:style-name="Table19.C6" office:value-type="string">
              <text:p text:style-name="P86"> </text:p>
            </table:table-cell>
          </table:table-row>
          <table:table-row table:style-name="Table19.2">
            <table:table-cell table:style-name="Table19.A7" office:value-type="string">
              <text:p text:style-name="P86">ABIKU JAVIER</text:p>
            </table:table-cell>
            <table:table-cell table:style-name="Table19.B7" office:value-type="string">
              <text:p text:style-name="P86"> </text:p>
            </table:table-cell>
            <table:table-cell table:style-name="Table19.C7" office:value-type="string">
              <text:p text:style-name="P86"> </text:p>
            </table:table-cell>
          </table:table-row>
        </table:table>
        <text:p text:style-name="Standard"><text:span text:style-name="T68"/></text:p>
        <text:p text:style-name="Standard"><text:bookmark-start text:name="__RefHeading__1660_1261753169"/><text:bookmark-start text:name="__RefHeading__75_1096232427"/><text:span text:style-name="T68">Listados</text:span><text:bookmark-end text:name="__RefHeading__1660_1261753169"/><text:bookmark-end text:name="__RefHeading__75_1096232427"/></text:p>
        <text:p text:style-name="Standard"><text:span text:style-name="T38"/></text:p>
        <text:p text:style-name="P74"><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5">Proceso </text:span><text:span text:style-name="T12"><text:user-defined style:data-style-name="N0" text:name="Listador">Imprimir_A</text:user-defined></text:span><text:span text:style-name="T12"> opción -i</text:span></text:p>
            </table:table-cell>
          </table:table-row>
        </table:table>
        <text:p text:style-name="P255">Separador de campos: no posee </text:p>
        <text:p text:style-name="P74"><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5">Proceso </text:span><text:span text:style-name="T12"><text:user-defined style:data-style-name="N0" text:name="Listador">Imprimir_A</text:user-defined></text:span><text:span text:style-name="T12"> opción -d</text:span></text:p>
            </table:table-cell>
          </table:table-row>
        </table:table>
        <text:p text:style-name="P255">Separador de campos: no posee </text:p>
        <text:p text:style-name="P74"><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5">Proceso </text:span><text:span text:style-name="T12"><text:user-defined style:data-style-name="N0" text:name="Listador">Imprimir_A</text:user-defined></text:span><text:span text:style-name="T12"> opción -r</text:span></text:p>
            </table:table-cell>
          </table:table-row>
        </table:table>
        <text:p text:style-name="P255">Separador de campos: no posee </text:p>
        <text:p text:style-name="P193"><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5">Proceso </text:span><text:span text:style-name="T12"><text:user-defined style:data-style-name="N0" text:name="Listador">Imprimir_A</text:user-defined></text:span><text:span text:style-name="T12">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3"><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o7</text:p>
            </table:table-cell>
            <table:table-cell table:style-name="Table23.B7" office:value-type="string">
              <text:p text:style-name="P43">REFERENCIA INTERNA DEL SOLICITANTE</text:p>
            </table:table-cell>
            <table:table-cell table:style-name="Table23.C7" office:value-type="string">
              <text:p text:style-name="P43">Del archivo de reservas 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256">Separador de campos: , coma</text:p>
        <text:p text:style-name="P61"><text:soft-page-break/><text:line-break/>Especificación de Comandos</text:p>
        <text:p text:style-name="P99">A continuación se brinda una descripción de cada comando solicitado.</text:p>
        <text:p text:style-name="P99">En <text:s/>esta descripción se sugieren los pasos de ejecución solo a los efectos de ordenar la explicación.</text:p>
        <text:p text:style-name="P99">Estos pasos deben considerarse indicativos. Si el equipo de desarrollo lo considera pertinente, puede modificarlos tanto sea en el orden de ejecución como en la forma de resolverlo, siempre y cuando esto no afecte el resultado final esperado.</text:p>
        <text:p text:style-name="P74"/>
        <text:p text:style-name="P74"><text:bookmark-start text:name="__RefHeading__1672_1261753169"/><text:bookmark-start text:name="__RefHeading__79_1096232427"/>Instalación: <text:span text:style-name="T11"><text:user-defined style:data-style-name="N0" text:name="Instalador">Instalar_TP</text:user-defined></text:span><text:bookmark-end text:name="__RefHeading__1672_1261753169"/><text:bookmark-end text:name="__RefHeading__79_1096232427"/></text:p>
        <text:p text:style-name="P74"><text:bookmark-start text:name="__RefHeading__1674_1261753169"/>Opciones y Parámetros <text:bookmark-end text:name="__RefHeading__1674_1261753169"/></text:p>
        <text:list xml:id="list963274058" text:style-name="WW8Num27">
          <text:list-item>
            <text:p text:style-name="P155">A especificar por el desarrollador</text:p>
          </text:list-item>
          <text:list-item>
            <text:p text:style-name="P171">Explicar claramente su invocación y uso en el README.</text:p>
          </text:list-item>
        </text:list>
        <text:p text:style-name="P74"><text:bookmark-start text:name="__RefHeading__1676_1261753169"/>Descripción<text:bookmark-end text:name="__RefHeading__1676_1261753169"/></text:p>
        <text:p text:style-name="P100"><text:span text:style-name="T47">El propósito de este comando es efectuar la instalación del sistema </text:span><text:span text:style-name="T12"><text:user-defined style:data-style-name="N0" text:name="Nombre">RESER_</text:user-defined></text:span><text:span text:style-name="T12"><text:user-defined style:data-style-name="N0" text:name="Tema">A</text:user-defined></text:span></text:p>
        <text:p text:style-name="P101">Cuando este script interactúa con el usuario, los valores por default propuestos se deberán mostrar entre paréntesis (). </text:p>
        <text:p text:style-name="P101">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02">Hay un único usuario disponible para la evaluación del TP, debido a esto cada grupo deberá emplear su propio subdirectorio de trabajo llamado grupoxx (donde xx es el nro de grupo). </text:p>
        <text:p text:style-name="P124">Antes de comenzar la instalación asegúrese que:</text:p>
        <text:list xml:id="list1317769330" text:style-name="WW8Num22">
          <text:list-item>
            <text:p text:style-name="P253">la última versión del TP está grabada en el dispositivo externo </text:p>
          </text:list-item>
          <text:list-item>
            <text:p text:style-name="P253">que la terminal que se usara para la evaluación posea interfaz para la conexión del dispositivo</text:p>
          </text:list-item>
        </text:list>
        <text:p text:style-name="P124">Una vez que conecte el dispositivo externo, deberá copiar su contenido a su subdirectorio de trabajo.</text:p>
        <text:p text:style-name="P126"><text:span text:style-name="T30">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66"><text:span text:style-name="T10">…</text:span><text:span text:style-name="T47">.…/grupoxx/conf</text:span></text:p>
        <text:p text:style-name="P125"><text:span text:style-name="T47">Para simplificar esta narrativa de aquí en mas a todo el camino (path) que va desde la raíz hasta </text:span><text:span text:style-name="T46">grupoxx</text:span><text:span text:style-name="T47"> lo llamaremos genéricamente </text:span><text:span text:style-name="T7">“</text:span><text:span text:style-name="T8">$grupo”, </text:span><text:span text:style-name="T48">a $grupo/conf lo llamaremos </text:span><text:span text:style-name="T49">CONFDIR</text:span><text:span text:style-name="T14">,</text:span><text:span text:style-name="T8"> etc</text:span></text:p>
        <text:p text:style-name="P125"><text:span text:style-name="T8"/></text:p>
        <text:p text:style-name="P189"><text:bookmark-start text:name="__RefHeading__1678_1261753169"/>Pasos sugeridos<text:bookmark-end text:name="__RefHeading__1678_1261753169"/></text:p>
        <text:list xml:id="list124813827" text:style-name="WW8Num33">
          <text:list-item>
            <text:list>
              <text:list-item>
                <text:list>
                  <text:list-item>
                    <text:list>
                      <text:list-item>
                        <text:list>
                          <text:list-item>
                            <text:list>
                              <text:list-item>
                                <text:p text:style-name="P177"><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07"><text:span text:style-name="T47">Este comando graba un archivo de Log cuyo nombre es </text:span><text:span text:style-name="T12"><text:user-defined style:data-style-name="N0" text:name="Instalador">Instalar_TP</text:user-defined></text:span><text:span text:style-name="T47">.log en el directorio </text:span><text:span text:style-name="T50">CONFDIR</text:span><text:span text:style-name="T47">.</text:span></text:p>
        <text:p text:style-name="P108">Si el archivo de log no existe, crearlo. Si existe, agregarle los nuevos registros.</text:p>
        <text:p text:style-name="P108">Un log de instalación debe permitir recrear en forma completa el proceso de instalación, es decir: las condiciones antes de la instalación, las decisiones tomadas durante la instalación, las condiciones finales. </text:p>
        <text:p text:style-name="P107"><text:span text:style-name="T47">La escritura en el log de instalación debe respetar las condiciones indicadas en la función </text:span><text:span text:style-name="T12"><text:user-defined style:data-style-name="N0" text:name="Glog">Grabar_L</text:user-defined></text:span></text:p>
        <text:p text:style-name="P108"><text:soft-page-break/>El primer mensaje que se debe grabar es el mensaje de inicio de ejecución (todos los mensajes que se muestran son a modo de ejemplo)</text:p>
        <text:p text:style-name="P137">Inicio de Ejecución</text:p>
        <text:list xml:id="list1750951610" text:continue-numbering="true" text:style-name="WW8Num33">
          <text:list-item>
            <text:list>
              <text:list-item>
                <text:list>
                  <text:list-item>
                    <text:list>
                      <text:list-item>
                        <text:list>
                          <text:list-item>
                            <text:list>
                              <text:list-item>
                                <text:p text:style-name="P177"><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Standard"><text:span text:style-name="T39"/></text:p>
        <text:p text:style-name="P138"><text:span text:style-name="T47">Log del Comando </text:span><text:span text:style-name="T47"><text:user-defined style:data-style-name="N0" text:name="Instalador">Instalar_TP</text:user-defined></text:span><text:span text:style-name="T47">: </text:span><text:span text:style-name="T52">CONFDIR</text:span><text:span text:style-name="T47">/</text:span><text:span text:style-name="T12"><text:user-defined style:data-style-name="N0" text:name="Instalador">Instalar_TP</text:user-defined></text:span><text:span text:style-name="T47">.log</text:span></text:p>
        <text:list xml:id="list2086454529" text:continue-numbering="true" text:style-name="WW8Num33">
          <text:list-item>
            <text:list>
              <text:list-item>
                <text:list>
                  <text:list-item>
                    <text:list>
                      <text:list-item>
                        <text:list>
                          <text:list-item>
                            <text:list>
                              <text:list-item>
                                <text:p text:style-name="P177"><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37">Directorio de Configuración: <text:span text:style-name="T53">CONFDIR</text:span></text:p>
        <text:list xml:id="list1542216319" text:continue-numbering="true" text:style-name="WW8Num33">
          <text:list-item>
            <text:list>
              <text:list-item>
                <text:list>
                  <text:list-item>
                    <text:list>
                      <text:list-item>
                        <text:list>
                          <text:list-item>
                            <text:list>
                              <text:list-item>
                                <text:p text:style-name="P192"><text:bookmark-start text:name="__RefHeading__3463_1261753169"/><text:span text:style-name="T47">Detectar si el paquete </text:span><text:span text:style-name="T12"><text:user-defined style:data-style-name="N0" text:name="Nombre">RESER_</text:user-defined></text:span><text:span text:style-name="T12"><text:user-defined style:data-style-name="N0" text:name="Tema">A</text:user-defined></text:span> <text:span text:style-name="T9"><text:s/></text:span><text:span text:style-name="T47">o alguno de sus componentes ya está instalado</text:span><text:bookmark-end text:name="__RefHeading__3463_1261753169"/></text:p>
                              </text:list-item>
                            </text:list>
                          </text:list-item>
                        </text:list>
                      </text:list-item>
                    </text:list>
                  </text:list-item>
                </text:list>
              </text:list-item>
            </text:list>
          </text:list-item>
        </text:list>
        <text:p text:style-name="P67">Este script de instalación se debe preparar de manera tal que detecte si el paquete o alguno de sus componentes ya se encuentran instalados</text:p>
        <text:p text:style-name="P66"><text:span text:style-name="T47">Una forma de hacer esto es verificando la existencia del archivo </text:span><text:span text:style-name="T12"><text:user-defined style:data-style-name="N0" text:name="Instalador">Instalar_TP</text:user-defined></text:span><text:span text:style-name="T47">.conf en el directorio </text:span><text:span text:style-name="T51">CONFDIR</text:span></text:p>
        <text:list xml:id="list1334729966" text:style-name="WW8Num25">
          <text:list-item>
            <text:p text:style-name="P172"><text:span text:style-name="T47">Si </text:span><text:span text:style-name="T12"><text:user-defined style:data-style-name="N0" text:name="Instalador">Instalar_TP</text:user-defined></text:span><text:span text:style-name="T47">.conf no existe, asumir que el paquete no fue instalado. El proceso sigue en el siguiente punto</text:span></text:p>
          </text:list-item>
          <text:list-item>
            <text:p text:style-name="P172"><text:span text:style-name="T47">Si </text:span><text:span text:style-name="T12"><text:user-defined style:data-style-name="N0" text:name="Instalador">Instalar_TP</text:user-defined></text:span><text:span text:style-name="T47">.conf existe, asumir que el paquete ya fue instalado y verificar que la instalación este completa, o indicar los faltantes</text:span></text:p>
          </text:list-item>
        </text:list>
        <text:list xml:id="list361399685" text:continue-list="list1542216319" text:style-name="WW8Num33">
          <text:list-item>
            <text:list>
              <text:list-item>
                <text:p text:style-name="P213">Si esta completo, mostrar y grabar en el log los siguientes mensajes y luego ir a <text:span text:style-name="T2">FIN</text:span></text:p>
              </text:list-item>
            </text:list>
          </text:list-item>
        </text:list>
        <text:p text:style-name="P138"><text:span text:style-name="T47">TP SO7508 </text:span><text:span text:style-name="T47"><text:user-defined style:data-style-name="N0" text:name="Cuatrimestre">Segundo Cuatrimestre 2013</text:user-defined></text:span><text:span text:style-name="T47">. Tema </text:span><text:user-defined style:data-style-name="N0" text:name="Tema">A</text:user-defined> <text:span text:style-name="T47">Copyright © Grupo xx</text:span></text:p>
        <text:p text:style-name="P136">Librería del Sistema: <text:span text:style-name="T55">CONFDIR</text:span><text:span text:style-name="T34"> </text:span>(mostrar path y listar archivos)</text:p>
        <text:p text:style-name="P135"><text:span text:style-name="T47">Ejecutables: </text:span><text:span text:style-name="T51">BINDIR </text:span><text:span text:style-name="T47">(mostrar path y listar archivos)</text:span></text:p>
        <text:p text:style-name="P136">Archivos maestros: <text:span text:style-name="T53">MAEDIR</text:span> (mostrar path y listar archivos)</text:p>
        <text:p text:style-name="P137">Directorio de arribo de archivos externos: <text:span text:style-name="T53">ARRIDIR</text:span></text:p>
        <text:p text:style-name="P137">Archivos externos aceptados: <text:span text:style-name="T53">ACEPDIR</text:span></text:p>
        <text:p text:style-name="P137">Archivos externos rechazados: <text:span text:style-name="T53">RECHDIR</text:span></text:p>
        <text:p text:style-name="P138"><text:span text:style-name="T47">Reportes de salida: </text:span><text:span text:style-name="T51">REPODIR</text:span></text:p>
        <text:p text:style-name="P137">Archivos procesados: <text:span text:style-name="T53">PROCDIR</text:span></text:p>
        <text:p text:style-name="P137">Logs de auditoría del Sistema: <text:span text:style-name="T53">LOGDIR</text:span>/&lt;comando&gt;.<text:span text:style-name="T53">LOGEXT</text:span></text:p>
        <text:p text:style-name="P138"><text:span text:style-name="T47">Estado de la instalación: </text:span><text:span text:style-name="T51">COMPLETA</text:span></text:p>
        <text:p text:style-name="P137">Proceso de Instalación Cancelado</text:p>
        <text:list xml:id="list1928355121" text:continue-numbering="true" text:style-name="WW8Num33">
          <text:list-item>
            <text:list>
              <text:list-item>
                <text:p text:style-name="P213">Si falta instalar algún componente, mostrar y grabar en el log los siguientes mensajes:</text:p>
              </text:list-item>
            </text:list>
          </text:list-item>
        </text:list>
        <text:p text:style-name="P138"><text:span text:style-name="T47">TP SO7508 </text:span><text:span text:style-name="T47"><text:user-defined style:data-style-name="N0" text:name="Cuatrimestre">Segundo Cuatrimestre 2013</text:user-defined></text:span><text:span text:style-name="T47">. Tema </text:span><text:user-defined style:data-style-name="N0" text:name="Tema">A</text:user-defined><text:span text:style-name="T57"> </text:span><text:span text:style-name="T47">Copyright © Grupo xx</text:span></text:p>
        <text:p text:style-name="P136">Librería del Sistema: <text:span text:style-name="T55">CONFDIR</text:span><text:span text:style-name="T34"> </text:span>(mostrar path y listar archivos)</text:p>
        <text:p text:style-name="P135"><text:span text:style-name="T47">Ejecutables: </text:span><text:span text:style-name="T51">BINDIR</text:span><text:span text:style-name="T47"> (mostrar path y listar archivos)</text:span></text:p>
        <text:p text:style-name="P136">Archivos maestros: <text:span text:style-name="T53">MAEDIR</text:span> (mostrar path y listar archivos)</text:p>
        <text:p text:style-name="P137">Directorio de arribo de archivos externos: <text:span text:style-name="T53">ARRIDIR</text:span></text:p>
        <text:p text:style-name="P137">Archivos externos aceptados: <text:span text:style-name="T53">ACEPDIR</text:span></text:p>
        <text:p text:style-name="P137">Archivos externos rechazados: <text:span text:style-name="T53">RECHDIR</text:span></text:p>
        <text:p text:style-name="P138"><text:span text:style-name="T47">Reportes de salida: </text:span><text:span text:style-name="T51">REPODIR</text:span></text:p>
        <text:p text:style-name="P137"><text:soft-page-break/>Archivos procesados: <text:span text:style-name="T53">PROCDIR</text:span></text:p>
        <text:p text:style-name="P137">Logs de auditoria del Sistema: <text:span text:style-name="T53">LOGDIR</text:span>/&lt;comando&gt;.<text:span text:style-name="T53">LOGEXT</text:span></text:p>
        <text:p text:style-name="P137">Componentes faltantes: listado de los componentes faltantes</text:p>
        <text:p text:style-name="P138"><text:span text:style-name="T47">Estado de la instalación: </text:span><text:span text:style-name="T51">INCOMPLETA</text:span></text:p>
        <text:p text:style-name="P137">Desea completar la instalación? (Si-No)</text:p>
        <text:list xml:id="list1829563824" text:continue-numbering="true" text:style-name="WW8Num33">
          <text:list-item>
            <text:list>
              <text:list-item>
                <text:p text:style-name="P214">Si el usuario indica Si:</text:p>
                <text:list>
                  <text:list-item>
                    <text:p text:style-name="P204">Comprobar que se dispone en algun lado de los “faltantes”. Indicar en las hipótesis dónde preservan el paquete original para usar en estas circunstancias.</text:p>
                  </text:list-item>
                  <text:list-item>
                    <text:p text:style-name="P204">Si por alguna circunstancia no poseen lo necesario para completar la instalación, mostrar un mensaje explicativo, brindar indicaciones, ir a FIN</text:p>
                  </text:list-item>
                  <text:list-item>
                    <text:p text:style-name="P204">Chequear que Perl esté instalado como se explica en el punto 6</text:p>
                  </text:list-item>
                  <text:list-item>
                    <text:p text:style-name="P204">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39">TP SO7508 <text:user-defined style:data-style-name="N0" text:name="Cuatrimestre">Segundo Cuatrimestre 2013</text:user-defined>. Tema <text:user-defined style:data-style-name="N0" text:name="Tema">A</text:user-defined> Copyright © Grupo xx</text:p>
        <text:p text:style-name="P139">Librería del Sistema: <text:span text:style-name="T55">CONFDIR</text:span><text:span text:style-name="T34"> </text:span></text:p>
        <text:p text:style-name="P139">Ejecutables: <text:span text:style-name="T53">BINDIR </text:span></text:p>
        <text:p text:style-name="P139">Archivos maestros: <text:span text:style-name="T53">MAEDIR</text:span> </text:p>
        <text:p text:style-name="P140">Directorio de arribo de archivos externos: <text:span text:style-name="T53">ARRIDIR</text:span></text:p>
        <text:p text:style-name="P140">Espacio mínimo libre para arribos: <text:span text:style-name="T53">DATASIZE</text:span> Mb</text:p>
        <text:p text:style-name="P140">Archivos externos aceptados: <text:span text:style-name="T53">ACEPDIR</text:span></text:p>
        <text:p text:style-name="P140">Archivos externos rechazados: <text:span text:style-name="T53">RECHDIR</text:span></text:p>
        <text:p text:style-name="P140">Archivos procesados: <text:span text:style-name="T53">PROCDIR</text:span></text:p>
        <text:p text:style-name="P140">Reportes de salida: <text:span text:style-name="T53">REPODIR</text:span></text:p>
        <text:p text:style-name="P140">Logs de auditoria del Sistema: <text:span text:style-name="T53">LOGDIR</text:span>/&lt;comando&gt;.<text:span text:style-name="T53">LOGEXT</text:span></text:p>
        <text:p text:style-name="P140">Tamaño máximo para los archivos de log del sistema: <text:span text:style-name="T53">LOGSIZE</text:span> Kb</text:p>
        <text:p text:style-name="P140">Estado de la instalacion: <text:span text:style-name="T53">LISTA</text:span></text:p>
        <text:list xml:id="list1784402352" text:continue-numbering="true" text:style-name="WW8Num33">
          <text:list-item>
            <text:list>
              <text:list-item>
                <text:list>
                  <text:list-item>
                    <text:p text:style-name="P204">Continuar en el paso: “Confirmar Inicio de Instalación”</text:p>
                  </text:list-item>
                </text:list>
              </text:list-item>
              <text:list-item>
                <text:p text:style-name="P177">Si el usuario indica No, ir a <text:span text:style-name="T2">FIN</text:span></text:p>
              </text:list-item>
              <text:list-item>
                <text:p text:style-name="P214">Si el paquete no fue instalado, continuar en el siguiente punto</text:p>
                <text:list>
                  <text:list-item>
                    <text:list>
                      <text:list-item>
                        <text:list>
                          <text:list-item>
                            <text:list>
                              <text:list-item>
                                <text:p text:style-name="P192"><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67">Mostrar en consola el siguiente mensaje:</text:p>
        <text:p text:style-name="P141"><text:span text:style-name="T47">TP SO7508 </text:span><text:span text:style-name="T47"><text:user-defined style:data-style-name="N0" text:name="Cuatrimestre">Segundo Cuatrimestre 2013</text:user-defined></text:span><text:span text:style-name="T47">. Tema </text:span><text:user-defined style:data-style-name="N0" text:name="Tema">A</text:user-defined><text:span text:style-name="T57"> </text:span><text:span text:style-name="T47">Copyright © Grupo xx</text:span></text:p>
        <text:p text:style-name="P142">A T E N C I O N: Al instalar TP SO7508 <text:user-defined style:data-style-name="N0" text:name="Cuatrimestre">Segundo Cuatrimestre 2013</text:user-defined> UD. expresa aceptar los términos y Condiciones del "ACUERDO DE LICENCIA DE SOFTWARE" incluido en este paquete. </text:p>
        <text:p text:style-name="P142">Acepta? Si – No</text:p>
        <text:list xml:id="list1934187265" text:continue-numbering="true" text:style-name="WW8Num33">
          <text:list-item>
            <text:list>
              <text:list-item>
                <text:p text:style-name="P215"><text:soft-page-break/>Si el usuario indica No, ir a <text:span text:style-name="T2">FIN</text:span></text:p>
              </text:list-item>
              <text:list-item>
                <text:p text:style-name="P215">Si el usuario indica Si, continuar</text:p>
              </text:list-item>
              <text:list-item>
                <text:p text:style-name="P215">Cualquier otra cosa, seguir en este punto </text:p>
                <text:list>
                  <text:list-item>
                    <text:list>
                      <text:list-item>
                        <text:list>
                          <text:list-item>
                            <text:list>
                              <text:list-item>
                                <text:p text:style-name="P177"><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67">Para la instalación de TP SO7508 <text:user-defined style:data-style-name="N0" text:name="Cuatrimestre">Segundo Cuatrimestre 2013</text:user-defined> es necesario chequear que Perl versión 5 o superior este instalado.</text:p>
        <text:list xml:id="list1810739176" text:continue-numbering="true" text:style-name="WW8Num33">
          <text:list-item>
            <text:list>
              <text:list-item>
                <text:p text:style-name="P214">Si al chequear esto da error, entonces mostrar y grabar en el log:</text:p>
              </text:list-item>
            </text:list>
          </text:list-item>
        </text:list>
        <text:p text:style-name="P145">TP SO7508 <text:user-defined style:data-style-name="N0" text:name="Cuatrimestre">Segundo Cuatrimestre 2013</text:user-defined>. Tema <text:user-defined style:data-style-name="N0" text:name="Tema">A</text:user-defined> Copyright © Grupo xx</text:p>
        <text:p text:style-name="P145">Para instalar el TP es necesario contar con <text:s/>Perl 5 o superior instalado. Efectúe su instalación e inténtelo nuevamente. </text:p>
        <text:p text:style-name="P145">Proceso de Instalación Cancelado </text:p>
        <text:list xml:id="list1505717573" text:continue-numbering="true" text:style-name="WW8Num33">
          <text:list-item>
            <text:list>
              <text:list-item>
                <text:list>
                  <text:list-item>
                    <text:p text:style-name="P173">ir a <text:span text:style-name="T2">FIN</text:span></text:p>
                  </text:list-item>
                </text:list>
              </text:list-item>
              <text:list-item>
                <text:p text:style-name="P214">Si Perl está instalado, mostrar y grabar en el log un mensaje informativo con la versión de perl que se encuentra instalada y continuar.</text:p>
              </text:list-item>
            </text:list>
          </text:list-item>
        </text:list>
        <text:p text:style-name="P145">TP SO7508 <text:user-defined style:data-style-name="N0" text:name="Cuatrimestre">Segundo Cuatrimestre 2013</text:user-defined>. Tema <text:user-defined style:data-style-name="N0" text:name="Tema">A</text:user-defined> Copyright © Grupo xx</text:p>
        <text:p text:style-name="P145">Perl Version: </text:p>
        <text:list xml:id="list302725942" text:continue-numbering="true" text:style-name="WW8Num33">
          <text:list-item>
            <text:list>
              <text:list-item>
                <text:list>
                  <text:list-item>
                    <text:list>
                      <text:list-item>
                        <text:list>
                          <text:list-item>
                            <text:list>
                              <text:list-item>
                                <text:p text:style-name="P177"><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27">Mostrar y grabar en el log el siguiente mensaje con su respuesta:</text:p>
        <text:p text:style-name="P137">Defina el directorio de instalación de los ejecutables ($grupo/bin):</text:p>
        <text:p text:style-name="P67">Proponer /bin y si el usuario lo desea cambiar, permitírselo.</text:p>
        <text:p text:style-name="P67">El usuario puede ingresar un nombre simple como “bin” o un subdirectorio como /tp/sistemas/bin</text:p>
        <text:p text:style-name="P67">Reservar este path en la variable <text:span text:style-name="T53">BINDIR</text:span></text:p>
        <text:list xml:id="list1877565611" text:continue-numbering="true" text:style-name="WW8Num33">
          <text:list-item>
            <text:list>
              <text:list-item>
                <text:list>
                  <text:list-item>
                    <text:list>
                      <text:list-item>
                        <text:list>
                          <text:list-item>
                            <text:list>
                              <text:list-item>
                                <text:p text:style-name="P177"><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27">Mostrar y grabar en el log el siguiente mensaje con su respuesta:</text:p>
        <text:p text:style-name="P137">Defina el directorio de instalación de los archivos maestros ($grupo/mae):</text:p>
        <text:p text:style-name="P67">Proponer /mae y si el usuario lo desea cambiar, permitírselo.</text:p>
        <text:p text:style-name="P67">El usuario puede ingresar un nombre simple como “mae” o un subdirectorio como /data/mae</text:p>
        <text:p text:style-name="P67">Reservar este path en la variable <text:span text:style-name="T53">MAEDIR</text:span></text:p>
        <text:list xml:id="list76511861" text:continue-numbering="true" text:style-name="WW8Num33">
          <text:list-item>
            <text:list>
              <text:list-item>
                <text:list>
                  <text:list-item>
                    <text:list>
                      <text:list-item>
                        <text:list>
                          <text:list-item>
                            <text:list>
                              <text:list-item>
                                <text:p text:style-name="P177"><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67">Se debe solicitar al usuario que indique cual es el directorio que permite el arribo de archivos externos. Mostrar y grabar en el log el siguiente mensaje con su respuesta:</text:p>
        <text:p text:style-name="P137">Defina el directorio de arribo de archivos externos ($grupo/arribos):</text:p>
        <text:p text:style-name="P67">Proponer /arribos y si el usuario lo desea cambiar, permitírselo.</text:p>
        <text:p text:style-name="P67">El usuario puede ingresar un nombre simple como “/arribos” o un subdirectorio como /archivos/externos/arribos</text:p>
        <text:p text:style-name="P67">Reservar este path en la variable <text:span text:style-name="T53">ARRIDIR</text:span></text:p>
        <text:list xml:id="list493353122" text:continue-numbering="true" text:style-name="WW8Num33">
          <text:list-item>
            <text:list>
              <text:list-item>
                <text:list>
                  <text:list-item>
                    <text:list>
                      <text:list-item>
                        <text:list>
                          <text:list-item>
                            <text:list>
                              <text:list-item>
                                <text:p text:style-name="P177"><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67"><text:soft-page-break/>Se debe solicitar al usuario que indique cual es el espacio mínimo libre en el directorio <text:span text:style-name="T53">ARRIDIR</text:span>. </text:p>
        <text:p text:style-name="P127">Mostrar y grabar en el log el siguiente mensaje con su respuesta:</text:p>
        <text:p text:style-name="P137">Defina el espacio mínimo libre para el arribo de archivos externos en Mbytes (100):</text:p>
        <text:p text:style-name="P66"><text:span text:style-name="T47">Proponer 100 Mb, Si el usuario lo desea cambiar, debe ingresar una cantidad que se interpreta como Mb. Reservar este valor en la variable </text:span><text:span text:style-name="T51">DATASIZE</text:span><text:span text:style-name="T47">. </text:span></text:p>
        <text:list xml:id="list1863698357" text:continue-numbering="true" text:style-name="WW8Num33">
          <text:list-item>
            <text:list>
              <text:list-item>
                <text:list>
                  <text:list-item>
                    <text:list>
                      <text:list-item>
                        <text:list>
                          <text:list-item>
                            <text:list>
                              <text:list-item>
                                <text:p text:style-name="P177"><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66"><text:span text:style-name="T47"/></text:p>
        <text:p text:style-name="P66"><text:span text:style-name="T47">Chequear si en </text:span><text:span text:style-name="T52">ARRIDIR</text:span><text:span text:style-name="T47"> hay disponibles por lo menos </text:span><text:span text:style-name="T51">DATASIZE</text:span><text:span text:style-name="T47"> Mb. Si esto da error mostrar y grabar en el log el siguiente mensaje:</text:span></text:p>
        <text:p text:style-name="P137">Insuficiente espacio en disco. </text:p>
        <text:p text:style-name="P137">Espacio disponible: xx Mb. </text:p>
        <text:p text:style-name="P138"><text:span text:style-name="T47">Espacio requerido $</text:span><text:span text:style-name="T51">DATASIZE</text:span><text:span text:style-name="T47"> Mb</text:span></text:p>
        <text:p text:style-name="P137">Cancele la instalación e inténtelo mas tarde o vuelva a intentarlo con otro valor.</text:p>
        <text:p text:style-name="P67">Volver a verificar espacio en disco.</text:p>
        <text:list xml:id="list1580429088" text:continue-numbering="true" text:style-name="WW8Num33">
          <text:list-item>
            <text:list>
              <text:list-item>
                <text:list>
                  <text:list-item>
                    <text:list>
                      <text:list-item>
                        <text:list>
                          <text:list-item>
                            <text:list>
                              <text:list-item>
                                <text:p text:style-name="P177"><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67">Se debe solicitar al usuario que indique cual es el directorio que desea usar para mover los archivos externos aceptados. Mostrar y grabar en el log el siguiente mensaje con su respuesta:</text:p>
        <text:p text:style-name="P137">Defina el directorio de grabación de los archivos externos aceptados ($grupo/aceptados):</text:p>
        <text:p text:style-name="P67">Proponer /aceptados y si el usuario lo desea cambiar, permitírselo.</text:p>
        <text:p text:style-name="P67">El usuario puede ingresar un nombre simple como “/aceptados” o un subdirectorio como /archivos/externos/ aceptados</text:p>
        <text:p text:style-name="P67">Reservar este path en la variable <text:span text:style-name="T53">ACEPDIR</text:span></text:p>
        <text:list xml:id="list137365120" text:continue-numbering="true" text:style-name="WW8Num33">
          <text:list-item>
            <text:list>
              <text:list-item>
                <text:list>
                  <text:list-item>
                    <text:list>
                      <text:list-item>
                        <text:list>
                          <text:list-item>
                            <text:list>
                              <text:list-item>
                                <text:p text:style-name="P177"><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67">Se debe solicitar al usuario que indique cual es el directorio que desea usar para mover los archivos externos rechazados. Mostrar y grabar en el log el siguiente mensaje con su respuesta:</text:p>
        <text:p text:style-name="P137">Defina el directorio de grabación de los archivos externos rechazados ($grupo/rechazados):</text:p>
        <text:p text:style-name="P67">Proponer /rechazados y si el usuario lo desea cambiar, permitírselo.</text:p>
        <text:p text:style-name="P67">El usuario puede ingresar un nombre simple como “/rechazados” o un subdirectorio como /archivos/externos/rechazados</text:p>
        <text:p text:style-name="P67">Reservar este path en la variable <text:span text:style-name="T53">RECHDIR</text:span></text:p>
        <text:list xml:id="list1362936386" text:continue-numbering="true" text:style-name="WW8Num33">
          <text:list-item>
            <text:list>
              <text:list-item>
                <text:list>
                  <text:list-item>
                    <text:list>
                      <text:list-item>
                        <text:list>
                          <text:list-item>
                            <text:list>
                              <text:list-item>
                                <text:p text:style-name="P177"><text:bookmark-start text:name="__RefHeading__3483_1261753169"/><text:span text:style-name="T47">Definir el directorio de trabajo principal del proceso </text:span><text:span text:style-name="T17"><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67">Se debe solicitar al usuario que indique cual es el directorio de trabajo principal que desea usar para mover los archivos procesados. Mostrar y grabar en el log el siguiente mensaje con su respuesta:</text:p>
        <text:p text:style-name="P137">Defina el directorio de grabación de los archivos procesados ($grupo/procesados):</text:p>
        <text:p text:style-name="P67">Proponer /procesados y si el usuario lo desea cambiar, permitírselo.</text:p>
        <text:p text:style-name="P67">El usuario puede ingresar un nombre simple o un subdirectorio como /archivos/externos/ procesados/reservas</text:p>
        <text:p text:style-name="P67">Reservar este path en la variable <text:span text:style-name="T53">PROCDIR</text:span></text:p>
        <text:list xml:id="list2099334755" text:continue-numbering="true" text:style-name="WW8Num33">
          <text:list-item>
            <text:list>
              <text:list-item>
                <text:list>
                  <text:list-item>
                    <text:list>
                      <text:list-item>
                        <text:list>
                          <text:list-item>
                            <text:list>
                              <text:list-item>
                                <text:p text:style-name="P177"><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67">Mostrar y grabar en el log el siguiente mensaje con su respuesta:</text:p>
        <text:p text:style-name="P131"><text:soft-page-break/></text:p>
        <text:p text:style-name="P137">Defina el directorio de grabación de los listados de salida ($grupo/listados):</text:p>
        <text:p text:style-name="P131"/>
        <text:p text:style-name="P67">Proponer /listados y si el usuario lo desea cambiar, permitírselo.</text:p>
        <text:p text:style-name="P67">El usuario puede ingresar un nombre simple como “listados” o un subdirectorio como archivos/salida/listados</text:p>
        <text:p text:style-name="P67">Reservar este path en la variable <text:span text:style-name="T53">REPODIR.</text:span></text:p>
        <text:list xml:id="list2070263359" text:continue-numbering="true" text:style-name="WW8Num33">
          <text:list-item>
            <text:list>
              <text:list-item>
                <text:list>
                  <text:list-item>
                    <text:list>
                      <text:list-item>
                        <text:list>
                          <text:list-item>
                            <text:list>
                              <text:list-item>
                                <text:p text:style-name="P177"><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67">Se debe solicitar al usuario el directorio donde desea dejar los archivos de log que dejan los comandos principales (no el log de instalación que queda fijo en <text:span text:style-name="T55">CONFDIR</text:span>, para ello mostrar en pantalla el siguiente mensaje:</text:p>
        <text:p text:style-name="P137">Defina el directorio de logs ($grupo/log):</text:p>
        <text:p text:style-name="P67">Si el usuario acepta el nombre propuesto, continuar</text:p>
        <text:p text:style-name="P67">Si el usuario lo desea cambiar, debe ingresar un nombre de directorio</text:p>
        <text:p text:style-name="P67">Reservar este path en la variable <text:span text:style-name="T53">LOGDIR</text:span>.</text:p>
        <text:list xml:id="list1326995402" text:continue-numbering="true" text:style-name="WW8Num33">
          <text:list-item>
            <text:list>
              <text:list-item>
                <text:list>
                  <text:list-item>
                    <text:list>
                      <text:list-item>
                        <text:list>
                          <text:list-item>
                            <text:list>
                              <text:list-item>
                                <text:p text:style-name="P177"><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67">Mostrar y grabar en el log el siguiente mensaje con su respuesta:</text:p>
        <text:p text:style-name="P145">"Ingrese la extensión para los archivos de log: (.log)"</text:p>
        <text:p text:style-name="P67">Proponer .log y si el usuario lo desea cambiar, permitírselo.</text:p>
        <text:p text:style-name="P67">Reservar ese valor en la variable <text:span text:style-name="T53">LOGEXT</text:span>.</text:p>
        <text:list xml:id="list1223828879" text:continue-numbering="true" text:style-name="WW8Num33">
          <text:list-item>
            <text:list>
              <text:list-item>
                <text:list>
                  <text:list-item>
                    <text:list>
                      <text:list-item>
                        <text:list>
                          <text:list-item>
                            <text:list>
                              <text:list-item>
                                <text:p text:style-name="P177"><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67">Mostrar y grabar en el log el siguiente mensaje con su respuesta:</text:p>
        <text:p text:style-name="P145">Defina el tamaño máximo para los archivos $<text:span text:style-name="T53">LOGEXT</text:span> en Kbytes (400):</text:p>
        <text:p text:style-name="P67">Proponer 400 KB, Si el usuario lo desea cambiar, debe ingresar una cantidad que se interpreta como Kb.</text:p>
        <text:p text:style-name="P66"><text:span text:style-name="T47">Reservar este valor en la variable </text:span><text:span text:style-name="T51">LOGSIZE</text:span><text:span text:style-name="T47">. </text:span></text:p>
        <text:list xml:id="list1163621598" text:continue-numbering="true" text:style-name="WW8Num33">
          <text:list-item>
            <text:list>
              <text:list-item>
                <text:list>
                  <text:list-item>
                    <text:list>
                      <text:list-item>
                        <text:list>
                          <text:list-item>
                            <text:list>
                              <text:list-item>
                                <text:p text:style-name="P177"><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14">Limpiar la pantalla</text:p>
              </text:list-item>
              <text:list-item>
                <text:p text:style-name="P214">Mostrar y grabar en el log el siguiente mensaje con su respuesta:</text:p>
              </text:list-item>
            </text:list>
          </text:list-item>
        </text:list>
        <text:p text:style-name="P144">TP SO7508 <text:user-defined style:data-style-name="N0" text:name="Cuatrimestre">Segundo Cuatrimestre 2013</text:user-defined>. Tema <text:user-defined style:data-style-name="N0" text:name="Tema">A</text:user-defined> Copyright © Grupo xx</text:p>
        <text:p text:style-name="P144">Librería del Sistema: <text:span text:style-name="T55">CONFDIR</text:span><text:span text:style-name="T34"> </text:span></text:p>
        <text:p text:style-name="P143"><text:span text:style-name="T47">Ejecutables: </text:span><text:span text:style-name="T51">BINDIR </text:span></text:p>
        <text:p text:style-name="P144">Archivos maestros: <text:span text:style-name="T53">MAEDIR</text:span> </text:p>
        <text:p text:style-name="P145">Directorio de arribo de archivos externos: <text:span text:style-name="T53">ARRIDIR</text:span></text:p>
        <text:p text:style-name="P146"><text:span text:style-name="T47">Espacio mínimo libre para arribos: </text:span><text:span text:style-name="T51">DATASIZE</text:span><text:span text:style-name="T47"> Mb</text:span></text:p>
        <text:p text:style-name="P145">Archivos externos aceptados: <text:span text:style-name="T53">ACEPDIR</text:span></text:p>
        <text:p text:style-name="P145">Archivos externos rechazados: <text:span text:style-name="T53">RECHDIR</text:span></text:p>
        <text:p text:style-name="P145">Archivos procesados: <text:span text:style-name="T53">PROCDIR</text:span></text:p>
        <text:p text:style-name="P146"><text:span text:style-name="T47">Reportes de salida: </text:span><text:span text:style-name="T51">REPODIR</text:span></text:p>
        <text:p text:style-name="P145"><text:soft-page-break/>Logs de auditoria del Sistema: <text:span text:style-name="T53">LOGDIR</text:span>/&lt;comando&gt;.<text:span text:style-name="T53">LOGEXT</text:span></text:p>
        <text:p text:style-name="P146"><text:span text:style-name="T47">Tamaño máximo para los archivos de log del sistema: </text:span><text:span text:style-name="T51">LOGSIZE </text:span><text:span text:style-name="T47">Kb</text:span></text:p>
        <text:p text:style-name="P146"><text:span text:style-name="T47">Estado de la instalacion:</text:span><text:span text:style-name="T51"> LISTA</text:span></text:p>
        <text:list xml:id="list2156822052" text:continue-numbering="true" text:style-name="WW8Num33">
          <text:list-item>
            <text:list>
              <text:list-item>
                <text:p text:style-name="P214">Si el usuario indica Si, Continuar en el paso: “Confirmar Inicio de Instalación”</text:p>
              </text:list-item>
              <text:list-item>
                <text:p text:style-name="P214">Si el usuario indica No, Limpiar la pantalla y continuar después del chequeo de Perl</text:p>
              </text:list-item>
            </text:list>
          </text:list-item>
        </text:list>
        <text:p text:style-name="P66"><text:span text:style-name="T47">En este caso, los valores default propuestos deben ser los recientemente ingresados por el instalador, es decir los contenidos en las variables: </text:span><text:span text:style-name="T51">BINDIR</text:span><text:span text:style-name="T47">, </text:span><text:span text:style-name="T52">ARRIDIR</text:span><text:span text:style-name="T47">, </text:span><text:span text:style-name="T51">DATASIZE</text:span><text:span text:style-name="T47">, </text:span><text:span text:style-name="T52">LOGDIR</text:span><text:span text:style-name="T47">, </text:span><text:span text:style-name="T52">LOGEXT</text:span><text:span text:style-name="T47">, </text:span><text:span text:style-name="T51">LOGSIZE</text:span><text:span text:style-name="T47">, etc.</text:span></text:p>
        <text:list xml:id="list105948392" text:continue-numbering="true" text:style-name="WW8Num33">
          <text:list-item>
            <text:list>
              <text:list-item>
                <text:list>
                  <text:list-item>
                    <text:list>
                      <text:list-item>
                        <text:list>
                          <text:list-item>
                            <text:list>
                              <text:list-item>
                                <text:p text:style-name="P177"><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67">Mostrar y grabar en el log el siguiente mensaje con su respuesta:</text:p>
        <text:p text:style-name="P137">Iniciando Instalación. Esta Ud. seguro? (Si-No)</text:p>
        <text:list xml:id="list802326885" text:continue-numbering="true" text:style-name="WW8Num33">
          <text:list-item>
            <text:list>
              <text:list-item>
                <text:p text:style-name="P214">Si el usuario indica Si, Continuar en el paso: “Instalación”</text:p>
              </text:list-item>
              <text:list-item>
                <text:p text:style-name="P214">Si el usuario indica No, ir a <text:span text:style-name="T2">FIN</text:span></text:p>
                <text:list>
                  <text:list-item>
                    <text:list>
                      <text:list-item>
                        <text:list>
                          <text:list-item>
                            <text:list>
                              <text:list-item>
                                <text:p text:style-name="P177"><text:bookmark-start text:name="__RefHeading__3497_1261753169"/>Instalación<text:bookmark-end text:name="__RefHeading__3497_1261753169"/></text:p>
                              </text:list-item>
                            </text:list>
                          </text:list-item>
                        </text:list>
                      </text:list-item>
                    </text:list>
                  </text:list-item>
                </text:list>
              </text:list-item>
              <text:list-item>
                <text:p text:style-name="P214">Crear las estructuras de directorio requeridas mostrando el siguiente mensaje:</text:p>
              </text:list-item>
            </text:list>
          </text:list-item>
        </text:list>
        <text:p text:style-name="P137">Creando Estructuras de directorio. . . .</text:p>
        <text:p text:style-name="P130">$BINDIR</text:p>
        <text:p text:style-name="P130">$MAEDIR</text:p>
        <text:p text:style-name="P130">$ARRIDIR</text:p>
        <text:p text:style-name="P130">$ACEPDIR</text:p>
        <text:p text:style-name="P130">$RECHDIR</text:p>
        <text:p text:style-name="P130">$PROCDIR</text:p>
        <text:p text:style-name="P130">$REPODIR</text:p>
        <text:p text:style-name="P130">$LOGDIR</text:p>
        <text:list xml:id="list1888307204" text:continue-numbering="true" text:style-name="WW8Num33">
          <text:list-item>
            <text:list>
              <text:list-item>
                <text:p text:style-name="P214">Mover los archivos maestros al directorio <text:span text:style-name="T53">MAEDIR</text:span> mostrando el siguiente mensaje</text:p>
              </text:list-item>
            </text:list>
          </text:list-item>
        </text:list>
        <text:p text:style-name="P137">Instalando Archivos Maestros</text:p>
        <text:list xml:id="list519119366" text:continue-numbering="true" text:style-name="WW8Num33">
          <text:list-item>
            <text:list>
              <text:list-item>
                <text:p text:style-name="P214">Mover el archivo de disponibilidad al directorio <text:span text:style-name="T53">PROCDIR</text:span> mostrando el siguiente mensaje</text:p>
              </text:list-item>
            </text:list>
          </text:list-item>
        </text:list>
        <text:p text:style-name="P137">Instalando Archivo de Disponibilidad</text:p>
        <text:list xml:id="list1957136671" text:continue-numbering="true" text:style-name="WW8Num33">
          <text:list-item>
            <text:list>
              <text:list-item>
                <text:p text:style-name="P214">Mover los ejecutables y funciones <text:s/>al directorio <text:span text:style-name="T53">BINDIR</text:span> mostrando el siguiente mensaje</text:p>
              </text:list-item>
            </text:list>
          </text:list-item>
        </text:list>
        <text:p text:style-name="P137">Instalando Programas y Funciones</text:p>
        <text:list xml:id="list1159643992" text:continue-numbering="true" text:style-name="WW8Num33">
          <text:list-item>
            <text:list>
              <text:list-item>
                <text:p text:style-name="P214">Actualizar el archivo de configuración <text:s/>mostrando el siguiente mensaje</text:p>
              </text:list-item>
            </text:list>
          </text:list-item>
        </text:list>
        <text:p text:style-name="P137">Actualizando la configuración del sistema</text:p>
        <text:p text:style-name="P66"><text:span text:style-name="T47">Se debe almacenar la información de configuración del sistema en el archivo </text:span><text:span text:style-name="T9"><text:user-defined style:data-style-name="N0" text:name="Instalador">Instalar_TP</text:user-defined></text:span><text:span text:style-name="T47">.conf en </text:span><text:span text:style-name="T52">CONFDIR</text:span></text:p>
        <text:p text:style-name="P67">Si el archivo de configuración no existe, crearlo, si existe actualizar los valores que correspondan.</text:p>
        <text:p text:style-name="P67"><text:soft-page-break/>Se debe grabar un registro para cada una de las siguientes variables:</text:p>
        <text:p text:style-name="P66">GRUPO, CONFDIR, BINDIR, MAEDIR, ARRIDIR<text:span text:style-name="T44">, DATASIZE</text:span>, <text:s/>ACEPDIR, RECHDIR, PROCDIR, <text:span text:style-name="T44">REPODIR, </text:span>LOGDIR, LOGEXT, LOGSIZE<text:span text:style-name="T47"> </text:span></text:p>
        <text:list xml:id="list519232178" text:continue-numbering="true" text:style-name="WW8Num33">
          <text:list-item>
            <text:list>
              <text:list-item>
                <text:list>
                  <text:list-item>
                    <text:list>
                      <text:list-item>
                        <text:list>
                          <text:list-item>
                            <text:list>
                              <text:list-item>
                                <text:p text:style-name="P177"><text:bookmark-start text:name="__RefHeading__3499_1261753169"/>Borrar archivos temporarios, si los hubiese generado<text:bookmark-end text:name="__RefHeading__3499_1261753169"/></text:p>
                              </text:list-item>
                              <text:list-item>
                                <text:p text:style-name="P177"><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38"><text:span text:style-name="T47">Instalación </text:span><text:span text:style-name="T54">CONCLUIDA</text:span></text:p>
        <text:list xml:id="list1540113017" text:continue-numbering="true" text:style-name="WW8Num33">
          <text:list-item>
            <text:list>
              <text:list-item>
                <text:list>
                  <text:list-item>
                    <text:list>
                      <text:list-item>
                        <text:list>
                          <text:list-item>
                            <text:list>
                              <text:list-item>
                                <text:p text:style-name="P177"><text:bookmark-start text:name="__RefHeading__3503_1261753169"/>FIN<text:bookmark-end text:name="__RefHeading__3503_1261753169"/></text:p>
                              </text:list-item>
                            </text:list>
                          </text:list-item>
                        </text:list>
                      </text:list-item>
                    </text:list>
                  </text:list-item>
                </text:list>
              </text:list-item>
            </text:list>
          </text:list-item>
        </text:list>
        <text:p text:style-name="P67"><text:bookmark text:name="_MINICIO,_Comando_de"/>Cerrar el archivo <text:user-defined style:data-style-name="N0" text:name="Instalador">Instalar_TP</text:user-defined>.log</text:p>
        <text:p text:style-name="P62">Terminar el proceso</text:p>
        <text:p text:style-name="P62"/>
        <text:p text:style-name="P62"/>
        <text:p text:style-name="P121"><text:bookmark-start text:name="__RefHeading__3505_1261753169"/><text:span text:style-name="T24">Inicialización:</text:span> <text:span text:style-name="T12"><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59">El propósito de este comando es preparar el entorno de ejecución del TP (ambiente). </text:p>
        <text:list xml:id="list439523630" text:style-name="WW8Num12">
          <text:list-item>
            <text:p text:style-name="P156">Es el primero en orden de ejecución</text:p>
          </text:list-item>
          <text:list-item>
            <text:p text:style-name="P156">Se dispara manualmente</text:p>
          </text:list-item>
          <text:list-item>
            <text:p text:style-name="P156">Graba en el archivo de Log a través del <text:span text:style-name="T11"><text:user-defined style:data-style-name="N0" text:name="Glog">Grabar_L</text:user-defined></text:span></text:p>
          </text:list-item>
          <text:list-item>
            <text:p text:style-name="P156">Invoca, si corresponde, al siguiente paso <text:span text:style-name="T11"><text:user-defined style:data-style-name="N0" text:name="Demonio">Recibir_A</text:user-defined></text:span></text:p>
          </text:list-item>
        </text:list>
        <text:p text:style-name="P66">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66">Continúa con la asignación de valor a un conjunto de variables de ambiente y luego o<text:span text:style-name="T24">frece arrancar automáticamente el comando de recepción de archivos. </text:span></text:p>
        <text:p text:style-name="P60">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37">Comando <text:user-defined style:data-style-name="N0" text:name="Inicializador">Iniciar_A</text:user-defined> Inicio de Ejecución</text:p>
        <text:p text:style-name="Standard"><text:bookmark-start text:name="__RefHeading__3509_1261753169"/>2-<text:span text:style-name="T24">Verificar que la instalación está completa </text:span><text:bookmark-end text:name="__RefHeading__3509_1261753169"/></text:p>
        <text:p text:style-name="P59"><text:span text:style-name="T6">S</text:span>i se detecta algún faltante en la instalación, explicar la situación, indicar los componentes faltantes, dar indicaciones para que el usuario ejecute el instalador, reiniciar el sistema, etc…</text:p>
        <text:p text:style-name="P59">Grabar siempre en el log <text:s/>y terminar la ejecución. </text:p>
        <text:p text:style-name="P59"/>
        <text:p text:style-name="Standard"><text:bookmark-start text:name="__RefHeading__3511_1261753169"/>3- <text:span text:style-name="T36">Verificar si el ambiente ya ha sido inicializado.</text:span><text:bookmark-end text:name="__RefHeading__3511_1261753169"/></text:p>
        <text:p text:style-name="Standard"><text:span text:style-name="T36"><text:s/></text:span></text:p>
        <text:p text:style-name="P59"><text:span text:style-name="T11"><text:user-defined style:data-style-name="N0" text:name="Inicializador">Iniciar_A</text:user-defined></text:span><text:span text:style-name="T20"> </text:span>debe setear las variables de ambiente una sola vez por cada sesión de usuario. </text:p>
        <text:p text:style-name="P59">Si se intenta ejecutar nuevamente este comando, explicar la situación, (por ejemplo indicar “ambiente ya inicializado, si quiere reiniciar termine su sesión e ingrese nuevamente” Grabar siempre en el log <text:s/>y terminar la ejecución. </text:p>
        <text:p text:style-name="P59"/>
        <text:p text:style-name="P59"><text:span text:style-name="T9">4- Si </text:span><text:user-defined style:data-style-name="N0" text:name="Inicializador">Iniciar_A</text:user-defined><text:span text:style-name="T9"> nunca fue ejecutado en esta sesión de usuario</text:span><text:span text:style-name="T9"> </text:span></text:p>
        <text:p text:style-name="P60">Setear la variable PATH y cualquier otra variable de ambiente que considere necesarias, como ser:<text:span text:style-name="T6"> </text:span><text:span text:style-name="T56">GRUPO, ARRIDIR, RECHDIR, BINDIR, MAEDIR, REPODIR, LOGDIR LOGEXT</text:span><text:span text:style-name="T6">, etc.</text:span></text:p>
        <text:p text:style-name="P59">Si se detecta que algún archivo no tiene los permisos adecuados, setarlos correctamente y continuar en el siguiente paso</text:p>
        <text:p text:style-name="P59"/>
        <text:p text:style-name="P59"/>
        <text:p text:style-name="Standard"><text:bookmark-start text:name="__RefHeading__3513_1261753169"/><text:span text:style-name="T9">5-</text:span><text:span text:style-name="T26">Ver si se desea arrancar </text:span><text:span text:style-name="T18"><text:user-defined style:data-style-name="N0" text:name="Demonio">Recibir_A</text:user-defined></text:span><text:bookmark-end text:name="__RefHeading__3513_1261753169"/></text:p>
        <text:p text:style-name="P66"><text:span text:style-name="T12"><text:user-defined style:data-style-name="N0" text:name="Inicializador">Iniciar_A</text:user-defined></text:span><text:span text:style-name="T10"> </text:span><text:span text:style-name="T47">debe ofrecer la posibilidad de arrancar el demonio </text:span><text:span text:style-name="T12"><text:user-defined style:data-style-name="N0" text:name="Demonio">Recibir_A</text:user-defined></text:span><text:span text:style-name="T47"> por ejemplo mostrando </text:span>el siguiente mensaje:</text:p>
        <text:p text:style-name="P138"><text:span text:style-name="T58">“</text:span><text:span text:style-name="T47">Desea efectuar la activación de </text:span><text:span text:style-name="T12"><text:user-defined style:data-style-name="N0" text:name="Demonio">Recibir_A</text:user-defined></text:span><text:span text:style-name="T47">?” Si – No</text:span></text:p>
        <text:p text:style-name="Standard"><text:span text:style-name="T26"/></text:p>
        <text:p text:style-name="Standard"><text:bookmark-start text:name="__RefHeading__3515_1261753169"/><text:soft-page-break/><text:span text:style-name="T26">5.1 Si el usuario no desea arrancar el </text:span><text:span text:style-name="T47">demonio </text:span><text:span text:style-name="T12"><text:user-defined style:data-style-name="N0" text:name="Demonio">Recibir_A</text:user-defined></text:span><text:span text:style-name="T26">, entonces explicar cómo hacerlo con el comando </text:span><text:span text:style-name="T18"><text:user-defined style:data-style-name="N0" text:name="Start">Start_A</text:user-defined></text:span><text:bookmark-end text:name="__RefHeading__3515_1261753169"/></text:p>
        <text:p text:style-name="Standard"><text:bookmark-start text:name="__RefHeading__3517_1261753169"/><text:span text:style-name="T28">5.2 Si el usuario desea arrancar el </text:span><text:span text:style-name="T37">demonio </text:span><text:span text:style-name="T16"><text:user-defined style:data-style-name="N0" text:name="Demonio">Recibir_A</text:user-defined></text:span><text:span text:style-name="T28">, activarlo (SOLO SI NO EXISTE OTRO </text:span><text:span text:style-name="T16"><text:user-defined style:data-style-name="N0" text:name="Demonio">Recibir_A</text:user-defined></text:span><text:span text:style-name="T16"> </text:span><text:span text:style-name="T27">CORRIENDO)</text:span><text:span text:style-name="T28"> y explicar cómo detenerlo usando el comando </text:span><text:span text:style-name="T12"><text:user-defined style:data-style-name="N0" text:name="Stop">Stop_A</text:user-defined></text:span><text:span text:style-name="T12">.</text:span><text:bookmark-end text:name="__RefHeading__3517_1261753169"/></text:p>
        <text:p text:style-name="P191"><text:span text:style-name="T12"/></text:p>
        <text:p text:style-name="Standard"><text:bookmark-start text:name="__RefHeading__3519_1261753169"/>FINAL:<text:bookmark-end text:name="__RefHeading__3519_1261753169"/></text:p>
        <text:p text:style-name="P59">Si el ambiente esta inicializado correctamente, mostrar el contenido de las variables, el process id del demonio (si es que está corriendo) y el estado del sistema, por ejemplo:</text:p>
        <text:p text:style-name="P147"><text:span text:style-name="T47">TP SO7508 </text:span><text:span text:style-name="T47"><text:user-defined style:data-style-name="N0" text:name="Cuatrimestre">Segundo Cuatrimestre 2013</text:user-defined></text:span><text:span text:style-name="T47">. Tema </text:span><text:user-defined style:data-style-name="N0" text:name="Tema">A</text:user-defined><text:span text:style-name="T57"> </text:span><text:span text:style-name="T47">Copyright © Grupo xx</text:span></text:p>
        <text:p text:style-name="P148">Librería del Sistema: <text:span text:style-name="T55">CONFDIR</text:span><text:span text:style-name="T34"> </text:span>(mostrar path y listar archivos)</text:p>
        <text:p text:style-name="P148">Ejecutables: <text:span text:style-name="T53">BINDIR</text:span> (mostrar path y listar archivos)</text:p>
        <text:p text:style-name="P148">Archivos maestros: <text:span text:style-name="T53">MAEDIR</text:span> (mostrar path y listar archivos)</text:p>
        <text:p text:style-name="P149">Directorio de arribo de archivos externos: <text:span text:style-name="T53">ARRIDIR</text:span></text:p>
        <text:p text:style-name="P149">Archivos externos aceptados: <text:span text:style-name="T53">ACEPDIR</text:span></text:p>
        <text:p text:style-name="P149">Archivos externos rechazados: <text:span text:style-name="T53">RECHDIR</text:span></text:p>
        <text:p text:style-name="P149">Reportes de salida: <text:span text:style-name="T53">REPODIR</text:span></text:p>
        <text:p text:style-name="P149">Archivos procesados: <text:span text:style-name="T53">PROCDIR</text:span></text:p>
        <text:p text:style-name="P149">Logs de auditoria del Sistema: <text:span text:style-name="T53">LOGDIR</text:span>/&lt;comando&gt;.<text:span text:style-name="T53">LOGEXT</text:span></text:p>
        <text:p text:style-name="P149">(listar todas las otras variables que deseen mostrar)</text:p>
        <text:p text:style-name="P149">Estado del Sistema: <text:span text:style-name="T53">INICIALIZADO</text:span></text:p>
        <text:p text:style-name="P147"><text:span text:style-name="T47">Demonio corriendo bajo el no.: &lt;Process Id de </text:span><text:span text:style-name="T12"><text:user-defined style:data-style-name="N0" text:name="Demonio">Recibir_A</text:user-defined></text:span><text:span text:style-name="T47">&gt;</text:span></text:p>
        <text:p text:style-name="Standard"><text:bookmark-start text:name="__RefHeading__3521_1261753169"/>Cerrar el archivo de log- Terminar el proceso<text:bookmark-end text:name="__RefHeading__3521_1261753169"/></text:p>
        <text:p text:style-name="P123"><text:bookmark-start text:name="__RefHeading__1686_1261753169"/><text:bookmark-start text:name="__RefHeading__83_1096232427"/>Detección y Recepción de Archivos Externos: <text:span text:style-name="T11"><text:user-defined style:data-style-name="N0" text:name="Demonio">Recibir_A</text:user-defined></text:span><text:bookmark-end text:name="__RefHeading__1686_1261753169"/><text:bookmark-end text:name="__RefHeading__83_1096232427"/></text:p>
        <text:p text:style-name="Text_20_body"><text:bookmark-start text:name="__RefHeading__1688_1261753169"/>Input<text:bookmark-end text:name="__RefHeading__1688_1261753169"/></text:p>
        <text:list xml:id="list2052701741" text:style-name="WW8Num23">
          <text:list-item>
            <text:p text:style-name="P157">Archivos (cualesquiera) que arriban al directorio $<text:span text:style-name="T53">ARRIDIR</text:span>/&lt;nombre del archivo&gt;</text:p>
          </text:list-item>
          <text:list-item>
            <text:p text:style-name="P157">Maestro de Salas $<text:span text:style-name="T53">MAEDIR</text:span>/salas.mae</text:p>
          </text:list-item>
          <text:list-item>
            <text:p text:style-name="P157">Maestro de Obras $<text:span text:style-name="T53">MAEDIR</text:span>/obras.mae</text:p>
          </text:list-item>
        </text:list>
        <text:p text:style-name="Text_20_body"><text:bookmark-start text:name="__RefHeading__1690_1261753169"/>Output<text:bookmark-end text:name="__RefHeading__1690_1261753169"/></text:p>
        <text:list xml:id="list2021806518" text:style-name="WW8Num21">
          <text:list-item>
            <text:p text:style-name="P197">Archivos de Reservas Solicitadas $<text:span text:style-name="T53">ACEPDIR</text:span>/&lt;nombre del archivo&gt;</text:p>
          </text:list-item>
          <text:list-item>
            <text:p text:style-name="P197">Archivos de Invitados $<text:span text:style-name="T53">REPODIR</text:span>/&lt;nombre del archivo&gt;</text:p>
          </text:list-item>
          <text:list-item>
            <text:p text:style-name="P197">Archivos (cualesquiera) Rechazados $<text:span text:style-name="T53">RECHDIR</text:span>/&lt;nombre del archivo&gt;</text:p>
          </text:list-item>
          <text:list-item>
            <text:p text:style-name="P197">Log $<text:span text:style-name="T53">LOGDIR</text:span>/<text:span text:style-name="T11"><text:user-defined style:data-style-name="N0" text:name="Demonio">Recibir_A</text:user-defined></text:span>.$<text:span text:style-name="T53">LOGEXT</text:span></text:p>
          </text:list-item>
        </text:list>
        <text:p text:style-name="Text_20_body"><text:bookmark-start text:name="__RefHeading__1692_1261753169"/>Opciones y Parámetros <text:bookmark-end text:name="__RefHeading__1692_1261753169"/></text:p>
        <text:list xml:id="list1078123257" text:continue-numbering="true" text:style-name="WW8Num21">
          <text:list-item>
            <text:p text:style-name="P201">A especificar por el desarrollador</text:p>
          </text:list-item>
        </text:list>
        <text:p text:style-name="Text_20_body"><text:bookmark-start text:name="__RefHeading__1694_1261753169"/>Descripción<text:bookmark-end text:name="__RefHeading__1694_1261753169"/></text:p>
        <text:p text:style-name="P59">El propósito de este comando es detectar la llegada de archivos al directorio $<text:span text:style-name="T53">ARRIDIR</text:span>, efectuar la validación del nombre del archivo que detecta y ponerlo a disposición del siguiente paso. </text:p>
        <text:list xml:id="list254370402" text:style-name="WW8Num34">
          <text:list-item>
            <text:p text:style-name="P159">Es el segundo en orden de ejecución</text:p>
          </text:list-item>
          <text:list-item>
            <text:p text:style-name="P159">Es un proceso del tipo “Demonio” : </text:p>
          </text:list-item>
          <text:list-item>
            <text:p text:style-name="P163"><text:span text:style-name="T9">Se dispara automáticamente o a través del </text:span><text:span text:style-name="T11"><text:user-defined style:data-style-name="N0" text:name="Start">Start_A</text:user-defined></text:span></text:p>
          </text:list-item>
          <text:list-item>
            <text:p text:style-name="P163">Se detiene a través del<text:span text:style-name="T11"> </text:span><text:span text:style-name="T11"><text:user-defined style:data-style-name="N0" text:name="Stop">Stop_A</text:user-defined></text:span></text:p>
          </text:list-item>
          <text:list-item>
            <text:p text:style-name="P163"><text:span text:style-name="T9">Graba en el archivo de Log a través del </text:span><text:span text:style-name="T11"><text:user-defined style:data-style-name="N0" text:name="Glog">Grabar_L</text:user-defined></text:span></text:p>
          </text:list-item>
          <text:list-item>
            <text:p text:style-name="P163"><text:span text:style-name="T9">Invoca, si corresponde, al siguiente paso </text:span><text:span text:style-name="T11"><text:user-defined style:data-style-name="N0" text:name="Proceso">Reservar_A</text:user-defined></text:span></text:p>
          </text:list-item>
        </text:list>
        <text:p text:style-name="P66">Cada empresario o productor envía archivos solicitando reservas para cierto evento o listados con los nombres de los invitados.</text:p>
        <text:p text:style-name="P66">Si el nombre del archivo (filename) es del tipo esperado, acepta el archivo, de lo contrario, lo rechaza.</text:p>
        <text:p text:style-name="P66">También en el caso de contar con archivos de reservas solicitadas “aceptadas”, arranca <text:span text:style-name="T12"><text:user-defined style:data-style-name="N0" text:name="Proceso">Reservar_A</text:user-defined></text:span><text:span text:style-name="T12"> </text:span>para que las confirme</text:p>
        <text:p text:style-name="P179"><text:bookmark-start text:name="__RefHeading__3523_1261753169"/>¿Qué es un “Demonio”?<text:bookmark-end text:name="__RefHeading__3523_1261753169"/></text:p>
        <text:p text:style-name="P66">Un demonio, daemon o dæmon (de sus siglas en inglés Disk And Execution Monitor), es un tipo especial de proceso informático que se ejecuta en segundo plano en vez de ser controlado directamente por el usuario (es un proceso no interactivo).</text:p>
        <text:p text:style-name="P66">Este tipo de programas se ejecutan de forma continua.</text:p>
        <text:p text:style-name="P109"><text:span text:style-name="T9">En este caso el proceso arranca, contabiliza el ciclo, verifica el directorio $</text:span><text:span text:style-name="T53">ARRIDIR</text:span><text:span text:style-name="T9">, verifica los archivos, acepta o rechaza según corresponda, determina si debe invocar </text:span><text:span text:style-name="T11"><text:user-defined style:data-style-name="N0" text:name="Proceso">Reservar_A</text:user-defined></text:span><text:span text:style-name="T11">, </text:span><text:span text:style-name="T9">duerme un tiempo x y vuelve a empezar</text:span></text:p>
        <text:p text:style-name="P117"><text:bookmark-start text:name="__RefHeading__1696_1261753169"/>Pasos sugeridos:<text:bookmark-end text:name="__RefHeading__1696_1261753169"/></text:p>
        <text:p text:style-name="P59">No se puede ejecutar este comando si la inicialización de ambiente no fue realizada</text:p>
        <text:list xml:id="list827691155" text:style-name="WW8Num14">
          <text:list-item>
            <text:p text:style-name="P216"><text:soft-page-break/>Grabar en el Log el nro de ciclo: Ej: “Ciclo Nro 1”. Indicar en las hipótesis como realizan la contabilidad del ciclo.</text:p>
          </text:list-item>
          <text:list-item>
            <text:p text:style-name="P219"><text:span text:style-name="T9">Chequear si hay archivos en el directorio $</text:span><text:span text:style-name="T53">ARRIDIR</text:span><text:span text:style-name="T9">. Si existen archivos, por cada archivo que se detecta</text:span></text:p>
            <text:list>
              <text:list-item>
                <text:p text:style-name="P220">Verificar que el archivo sea un archivo común, de texto. Los archivos de cualquier otro tipo, se rechazan. </text:p>
              </text:list-item>
              <text:list-item>
                <text:p text:style-name="P220">Verificar que el formato del nombre del archivo sea correcto, los archivos con nombres que no se correspondan con el formato esperado, se rechazan.</text:p>
              </text:list-item>
            </text:list>
          </text:list-item>
        </text:list>
        <text:p text:style-name="P110">En este directorio se reciben dos tipos de archivos:</text:p>
        <text:list xml:id="list278987701" text:style-name="WW8Num32">
          <text:list-item>
            <text:p text:style-name="P160">Los archivos de reservas solicitadas</text:p>
          </text:list-item>
          <text:list-item>
            <text:p text:style-name="P160">Los archivos de invitados</text:p>
          </text:list-item>
        </text:list>
        <text:p text:style-name="P111">Validación del nombre de los archivos de reservas solicitadas:</text:p>
        <text:list xml:id="list1521675863" text:style-name="WW8Num29">
          <text:list-item>
            <text:p text:style-name="P207">Si la reserva es solicitada por la producción general o la producción ejecutiva, el nombre del archivo de reservas solicitadas tiene el siguiente formato:<text:span text:style-name="T59"> ID de la OBRA-CORREO-xxx</text:span></text:p>
            <text:list>
              <text:list-item>
                <text:p text:style-name="P178">El id de la OBRA siempre es un número impar</text:p>
              </text:list-item>
              <text:list-item>
                <text:p text:style-name="P178">Luego del id de la Obra viene un guion “-“</text:p>
              </text:list-item>
              <text:list-item>
                <text:p text:style-name="P178">Luego del guión viene el correo electrónico de la producción general o de la producción ejecutiva. La combinación Id de la OBRA-correo debe existir en el archivo de OBRAS</text:p>
              </text:list-item>
              <text:list-item>
                <text:p text:style-name="P178">Luego del correo viene un guion “-“</text:p>
              </text:list-item>
              <text:list-item>
                <text:p text:style-name="P178">Y finalmente xxx que es cualquier combinación de caracteres sin guiones ni espacios. </text:p>
              </text:list-item>
            </text:list>
          </text:list-item>
          <text:list-item>
            <text:p text:style-name="P178">Si la reserva es solicitada por la sala teatral, el nombre del archivo de reservas solicitadas tiene el siguiente formato:<text:span text:style-name="T59"> ID de la SALA-CORREO-xxx</text:span></text:p>
            <text:list>
              <text:list-item>
                <text:p text:style-name="P178">El id de la SALA siempre es un número par</text:p>
              </text:list-item>
              <text:list-item>
                <text:p text:style-name="P178">Luego del id de la Sala viene un guion “-“</text:p>
              </text:list-item>
              <text:list-item>
                <text:p text:style-name="P178">Luego del guión viene el correo electrónico del teatro. La combinación Id de la Sala-correo debe existir en el archivo de SALAS</text:p>
              </text:list-item>
              <text:list-item>
                <text:p text:style-name="P178">Luego del correo viene un guion “-“</text:p>
              </text:list-item>
              <text:list-item>
                <text:p text:style-name="P178">Y finalmente xxx que representa una cadena caracteres sin guiones ni espacios. </text:p>
              </text:list-item>
            </text:list>
          </text:list-item>
        </text:list>
        <text:p text:style-name="P111">Validación del nombre de los archivos de invitados:</text:p>
        <text:list xml:id="list2040956881" text:continue-numbering="true" text:style-name="WW8Num29">
          <text:list-item>
            <text:p text:style-name="P207">El nombre de los archivos de invitados tienen el siguiente formato:<text:span text:style-name="T59"> Referencia Interna del Solicitante.inv</text:span></text:p>
            <text:list>
              <text:list-item>
                <text:p text:style-name="P178">La referencia Interna del solicitante es cualquier combinación de caracteres sin guiones ni espacios</text:p>
              </text:list-item>
              <text:list-item>
                <text:p text:style-name="P178">Luego de la referencia debe seguir obligatoriamente “.inv” de lo contrario el archivo no será identificado como archivo de invitados</text:p>
              </text:list-item>
            </text:list>
          </text:list-item>
        </text:list>
        <text:p text:style-name="P112"/>
        <text:list xml:id="list1881021087" text:continue-list="list827691155" text:style-name="WW8Num14">
          <text:list-item>
            <text:list>
              <text:list-item>
                <text:p text:style-name="P219"><text:span text:style-name="T9">Si el nombre del archivo es válido y es de </text:span><text:span text:style-name="T3">reservas</text:span><text:span text:style-name="T9"> mover el archivo aceptado a $</text:span><text:span text:style-name="T53">ACEPDIR</text:span><text:span text:style-name="T9"> empleando la función <text:s/></text:span><text:span text:style-name="T11"><text:user-defined style:data-style-name="N0" text:name="Mover">Mover_A</text:user-defined></text:span><text:span text:style-name="T11"> </text:span><text:span text:style-name="T9">y grabar en el log el mensaje de éxito</text:span></text:p>
              </text:list-item>
              <text:list-item>
                <text:p text:style-name="P219"><text:soft-page-break/><text:span text:style-name="T9">Si el nombre del archivo es válido y es de </text:span><text:span text:style-name="T3">invitados</text:span><text:span text:style-name="T9"> mover el archivo aceptado a $</text:span><text:span text:style-name="T53">REPODIR</text:span><text:span text:style-name="T9"> empleando la función <text:s/></text:span><text:span text:style-name="T11"><text:user-defined style:data-style-name="N0" text:name="Mover">Mover_A</text:user-defined></text:span><text:span text:style-name="T11"> </text:span><text:span text:style-name="T9">y grabar en el log el mensaje de éxito</text:span></text:p>
              </text:list-item>
              <text:list-item>
                <text:p text:style-name="P219"><text:span text:style-name="T9">Si el nombre del archivo no es válido mover el archivo rechazado a $</text:span><text:span text:style-name="T53">RECHDIR</text:span><text:span text:style-name="T9"> empleando la función </text:span><text:span text:style-name="T11"><text:user-defined style:data-style-name="N0" text:name="Mover">Mover_A</text:user-defined></text:span><text:span text:style-name="T11">,</text:span><text:span text:style-name="T9"> grabar en el log el mensaje de rechazo aclarando cual es el motivo:</text:span></text:p>
                <text:list>
                  <text:list-item>
                    <text:list>
                      <text:list-item>
                        <text:p text:style-name="P161">Tipo de archivo invalido</text:p>
                      </text:list-item>
                      <text:list-item>
                        <text:p text:style-name="P161">nombre del archivo con formato invalido</text:p>
                      </text:list-item>
                      <text:list-item>
                        <text:p text:style-name="P161">Sala inexistente</text:p>
                      </text:list-item>
                      <text:list-item>
                        <text:p text:style-name="P161">Obra inexistente</text:p>
                      </text:list-item>
                      <text:list-item>
                        <text:p text:style-name="P161">Correo inexistente</text:p>
                      </text:list-item>
                      <text:list-item>
                        <text:p text:style-name="P161">cualquier otro error que considere pertinente indicar.</text:p>
                      </text:list-item>
                    </text:list>
                  </text:list-item>
                </text:list>
              </text:list-item>
            </text:list>
          </text:list-item>
          <text:list-item>
            <text:p text:style-name="P219"><text:span text:style-name="T9">Una vez que se hayan procesado todos los archivos que existen en $</text:span><text:span text:style-name="T53">ARRIDIR</text:span><text:span text:style-name="T9"> se debe chequear la existencia de archivos en el directorio $</text:span><text:span text:style-name="T53">ACEPDIR</text:span><text:span text:style-name="T9"> (ya sean del ciclo actual o de ciclos anteriores). </text:span></text:p>
          </text:list-item>
          <text:list-item>
            <text:p text:style-name="P219"><text:span text:style-name="T9">Si existen archivos en $</text:span><text:span text:style-name="T53">ACEPDIR</text:span></text:p>
            <text:list>
              <text:list-item>
                <text:p text:style-name="P216"><text:span text:style-name="T47">Invocar al Comando </text:span><text:span text:style-name="T21"><text:user-defined style:data-style-name="N0" text:name="Proceso">Reservar_A</text:user-defined></text:span><text:span text:style-name="T21"> </text:span><text:span text:style-name="T26">siempre que éste no se esté ejecutando.</text:span></text:p>
              </text:list-item>
            </text:list>
          </text:list-item>
        </text:list>
        <text:p text:style-name="P80">Si arranca correctamente se debe mostrar por pantalla el process id de <text:span text:style-name="T21"><text:user-defined style:data-style-name="N0" text:name="Proceso">Reservar_A</text:user-defined></text:span></text:p>
        <text:p text:style-name="P80">Si da algún tipo de error se debe mostrar por pantalla el mensaje explicativo</text:p>
        <text:list xml:id="list838503114" text:continue-numbering="true" text:style-name="WW8Num14">
          <text:list-item>
            <text:p text:style-name="P217">Dormir x minutos y Volver al punto 1</text:p>
          </text:list-item>
        </text:list>
        <text:p text:style-name="P104">Queda a consideración de cada grupo el valor que se asigna a la variable de tiempo x, para la prueba del TP se solicitará modificar el valor usando vi.</text:p>
        <text:p text:style-name="P132"/>
        <text:p text:style-name="P132"/>
        <text:p text:style-name="P123"><text:bookmark-start text:name="__RefHeading__3525_1261753169"/>Confirmación de Reservas: <text:span text:style-name="T11"><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1587137843" text:style-name="WW8Num5">
          <text:list-item>
            <text:p text:style-name="P198">Archivos de Reservas Solicitadas “aceptadas” $<text:span text:style-name="T53">ACEPDIR</text:span>/&lt;nombre del archivo&gt;</text:p>
          </text:list-item>
          <text:list-item>
            <text:p text:style-name="P198">Maestro de Salas $<text:span text:style-name="T53">MAEDIR</text:span>/salas.mae</text:p>
          </text:list-item>
          <text:list-item>
            <text:p text:style-name="P198">Maestro de Obras $<text:span text:style-name="T53">MAEDIR</text:span>/obras.mae</text:p>
          </text:list-item>
          <text:list-item>
            <text:p text:style-name="P198">Archivo de Disponibilidad $<text:span text:style-name="T53">PROCDIR</text:span>/combos.dis</text:p>
          </text:list-item>
        </text:list>
        <text:p text:style-name="Text_20_body"><text:bookmark-start text:name="__RefHeading__1702_1261753169"/>Output<text:bookmark-end text:name="__RefHeading__1702_1261753169"/></text:p>
        <text:list xml:id="list1702545441" text:continue-numbering="true" text:style-name="WW8Num5">
          <text:list-item>
            <text:p text:style-name="P198">Archivos Procesados $<text:span text:style-name="T53">PROCDIR</text:span>/&lt;nombre del archivo&gt;</text:p>
          </text:list-item>
          <text:list-item>
            <text:p text:style-name="P198">Archivo de Reservas Confirmadas $<text:span text:style-name="T53">PROCDIR</text:span>/reservas.ok</text:p>
          </text:list-item>
          <text:list-item>
            <text:p text:style-name="P198">Archivo de Reservas No Confirmadas $<text:span text:style-name="T53">PROCDIR</text:span>/reservas.nok</text:p>
          </text:list-item>
          <text:list-item>
            <text:p text:style-name="P198">Archivo de Disponibilidad $<text:span text:style-name="T53">PROCDIR</text:span>/combos.dis</text:p>
          </text:list-item>
          <text:list-item>
            <text:p text:style-name="P158">Archivos duplicados $<text:span text:style-name="T53">RECHDIR</text:span>/&lt;nombre del archivo&gt;</text:p>
          </text:list-item>
          <text:list-item>
            <text:p text:style-name="P198">Log $<text:span text:style-name="T53">LOGDIR</text:span>/<text:span text:style-name="T11"><text:user-defined style:data-style-name="N0" text:name="Proceso">Reservar_A</text:user-defined></text:span>.$<text:span text:style-name="T53">LOGEXT</text:span></text:p>
          </text:list-item>
        </text:list>
        <text:p text:style-name="Text_20_body"><text:bookmark-start text:name="__RefHeading__1704_1261753169"/>Opciones y Parámetros <text:bookmark-end text:name="__RefHeading__1704_1261753169"/></text:p>
        <text:list xml:id="list1497448175" text:continue-numbering="true" text:style-name="WW8Num5">
          <text:list-item>
            <text:p text:style-name="P221">A especificar por el desarrollador</text:p>
          </text:list-item>
        </text:list>
        <text:p text:style-name="Text_20_body"><text:bookmark-start text:name="__RefHeading__1706_1261753169"/>Descripción<text:bookmark-end text:name="__RefHeading__1706_1261753169"/></text:p>
        <text:p text:style-name="P59">El propósito de este comando es leer los archivos que se encuentran en el directorio $<text:span text:style-name="T53">ACEPDIR,</text:span><text:span text:style-name="T53"> </text:span><text:span text:style-name="T9">qu</text:span><text:span text:style-name="T9">e </text:span>contienen las reservas solicitadas y grabar sus registros en reservas confirmadas (reservas.ok) o en reservas no confirmadas (reservas.nok), según la disponibilidad de butacas y validaciones efectuadas en cuanto a formato, oportunidad y disponibilidad.</text:p>
        <text:list xml:id="list604715115" text:continue-list="list254370402" text:style-name="WW8Num34">
          <text:list-item>
            <text:p text:style-name="P159">Es el tercero en orden de ejecución</text:p>
          </text:list-item>
          <text:list-item>
            <text:p text:style-name="P159">Se dispara automáticamente </text:p>
          </text:list-item>
          <text:list-item>
            <text:p text:style-name="P163"><text:span text:style-name="T9">Graba en el archivo de Log a través del </text:span><text:span text:style-name="T11"><text:user-defined style:data-style-name="N0" text:name="Glog">Grabar_L</text:user-defined></text:span></text:p>
          </text:list-item>
        </text:list>
        <text:p text:style-name="P59">No debe procesar dos veces un mismo archivo</text:p>
        <text:p text:style-name="P59">A efectos de simplificar el desarrollo del TP, no será tenida en cuenta la ubicación solicitada (la reserva puede venir con fila, butaca y sección). Solo tendremos en cuenta la cantidad de butacas solicitadas.</text:p>
        <text:p text:style-name="P73"><text:bookmark-start text:name="__RefHeading__3527_1261753169"/>Pasos sugeridos<text:bookmark-end text:name="__RefHeading__3527_1261753169"/></text:p>
        <text:p text:style-name="P59">No se puede ejecutar este comando si la inicialización de ambiente no fue realizada </text:p>
        <text:list xml:id="list505979233" text:style-name="WW8Num28">
          <text:list-item>
            <text:list>
              <text:list-item>
                <text:list>
                  <text:list-item>
                    <text:list>
                      <text:list-item>
                        <text:list>
                          <text:list-item>
                            <text:list>
                              <text:list-item>
                                <text:p text:style-name="P180"><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03"><text:span text:style-name="T24">Inicializar el log grabando: Inicio de </text:span><text:span text:style-name="T21"><text:user-defined style:data-style-name="N0" text:name="Proceso">Reservar_A</text:user-defined></text:span><text:span text:style-name="T21"> </text:span><text:span text:style-name="T24">y Cantidad de Archivos de input. Los archivos de input se encuentran en $</text:span><text:span text:style-name="T51">ACEPDIR</text:span></text:p>
        <text:list xml:id="list1345309353" text:continue-numbering="true" text:style-name="WW8Num28">
          <text:list-item>
            <text:p text:style-name="P218">Procesar Un Archivo</text:p>
          </text:list-item>
        </text:list>
        <text:p text:style-name="P59">Grabar en el log “Archivo a procesar: &lt;nombre del archivo a procesar&gt;</text:p>
        <text:list xml:id="list835190485" text:continue-numbering="true" text:style-name="WW8Num28">
          <text:list-item>
            <text:p text:style-name="P218">Verificar que no sea un archivo duplicado</text:p>
          </text:list-item>
        </text:list>
        <text:p text:style-name="P103">Cada vez que se procesa un archivo, se lo mueve <text:span text:style-name="T24">tal cual fue recibido y con el mismo nombre a $</text:span><text:span text:style-name="T51">PROCDIR</text:span></text:p>
        <text:p text:style-name="P59"><text:soft-page-break/>Es por ello que antes de intentar procesar un archivo se debe analizar si ya fue procesado</text:p>
        <text:p text:style-name="P66"><text:span text:style-name="T24">Si ya fue procesado, rechazar el archivo completo y grabar en el log un mensaje aclaratorio, como ser: </text:span>“Se rechaza el archivo por estar DUPLICADO“. </text:p>
        <text:p text:style-name="P66">El archivo duplicado se lo mueve a <text:span text:style-name="T26">$</text:span><text:span text:style-name="T51">RECHDIR</text:span><text:span text:style-name="T26"> empleando la función </text:span><text:span text:style-name="T21"><text:user-defined style:data-style-name="N0" text:name="Mover">Mover_A</text:user-defined></text:span><text:span text:style-name="T21">.</text:span></text:p>
        <text:list xml:id="list886949441" text:continue-numbering="true" text:style-name="WW8Num28">
          <text:list-item>
            <text:p text:style-name="P218">Realizar otras validaciones a nivel de archivo si lo considera necesario</text:p>
          </text:list-item>
        </text:list>
        <text:p text:style-name="P67">Es responsabilidad del desarrollador prever otras circunstancias de error, como ser que el formato del registro no se corresponde con lo esperado, que el archivo esta vacio, etc.</text:p>
        <text:p text:style-name="P66"><text:span text:style-name="T47">Si ello ocurre, </text:span><text:span text:style-name="T24">rechazar el archivo completo y grabar en el log un mensaje aclaratorio, como ser: </text:span>“Archivo Vacio“. </text:p>
        <text:p text:style-name="P66">El archivo rechazado se lo mueve a <text:span text:style-name="T26">$</text:span><text:span text:style-name="T51">RECHDIR</text:span><text:span text:style-name="T26"> empleando la función </text:span><text:span text:style-name="T21"><text:user-defined style:data-style-name="N0" text:name="Mover">Mover_A</text:user-defined></text:span><text:span text:style-name="T21">.</text:span></text:p>
        <text:list xml:id="list1054899701" text:continue-numbering="true" text:style-name="WW8Num28">
          <text:list-item>
            <text:p text:style-name="P218">Por cada Registro del Archivo</text:p>
            <text:list>
              <text:list-item>
                <text:list>
                  <text:list-item>
                    <text:list>
                      <text:list-item>
                        <text:list>
                          <text:list-item>
                            <text:list>
                              <text:list-item>
                                <text:p text:style-name="P234"><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2157831428" text:style-name="WW8Num13">
          <text:list-item>
            <text:p text:style-name="P205">No se toman reservas que tengan la fecha invalida </text:p>
          </text:list-item>
        </text:list>
        <text:p text:style-name="P66">Para realizar esta verificación validar que la fecha de la función sea una fecha válida (formato dia/mes/año)</text:p>
        <text:list xml:id="list586055682" text:style-name="WW8Num4">
          <text:list-item>
            <text:p text:style-name="P174">Si es una fecha invalida, rechazar el registro con Motivo = Fecha invalida. Ir a RECHAZAR ESTA RESERVA</text:p>
          </text:list-item>
        </text:list>
        <text:list xml:id="list891210730" text:continue-list="list2157831428" text:style-name="WW8Num13">
          <text:list-item>
            <text:p text:style-name="P205">No se toman reservas de funciones vencidas, ni reservas para el mismo día de la función</text:p>
          </text:list-item>
        </text:list>
        <text:p text:style-name="P66">Para realizar esta verificación comparar la fecha de la función con la fecha del día.</text:p>
        <text:list xml:id="list1359810947" text:continue-list="list586055682" text:style-name="WW8Num4">
          <text:list-item>
            <text:p text:style-name="P174">Si está vencida o es para el mismo día: rechazar el registro con Motivo = Reserva vencida o Motivo = Reserva tardía. Ir a RECHAZAR ESTA RESERVA</text:p>
          </text:list-item>
        </text:list>
        <text:list xml:id="list750622794" text:continue-list="list891210730" text:style-name="WW8Num13">
          <text:list-item>
            <text:p text:style-name="P205">No se toman reservas con más de 45 días de anticipación. </text:p>
          </text:list-item>
        </text:list>
        <text:p text:style-name="P66">Para realizar esta verificación comparar la fecha de la función con la fecha del día + 45 dias</text:p>
        <text:list xml:id="list303664555" text:continue-list="list1359810947" text:style-name="WW8Num4">
          <text:list-item>
            <text:p text:style-name="P174">Si es una fecha con más de 45 dias de anticipación entonces rechazar el registro con Motivo = Reserva anticipada. Aun no se pueden confirmar reservas para esta función. Ir a RECHAZAR ESTA RESERVA</text:p>
          </text:list-item>
        </text:list>
        <text:list xml:id="list1476684452" text:continue-list="list1054899701" text:style-name="WW8Num28">
          <text:list-item>
            <text:list>
              <text:list-item>
                <text:list>
                  <text:list-item>
                    <text:list>
                      <text:list-item>
                        <text:list>
                          <text:list-item>
                            <text:list>
                              <text:list-item>
                                <text:p text:style-name="P235"><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1728128679" text:style-name="WW8Num30">
          <text:list-item>
            <text:p text:style-name="P206">No se toman reservas que tengan la hora <text:s/>invalida </text:p>
          </text:list-item>
        </text:list>
        <text:p text:style-name="P66">Para realizar esta verificación validar que la hora de la función sea una hora válida (formato hh:mm)</text:p>
        <text:list xml:id="list2093067564" text:continue-list="list303664555" text:style-name="WW8Num4">
          <text:list-item>
            <text:p text:style-name="P174">Si es una hora invalida, rechazar el registro con Motivo = hora invalida. Ir a RECHAZAR ESTA RESERVA</text:p>
          </text:list-item>
        </text:list>
        <text:list xml:id="list235024046" text:continue-list="list1476684452" text:style-name="WW8Num28">
          <text:list-item>
            <text:list>
              <text:list-item>
                <text:list>
                  <text:list-item>
                    <text:list>
                      <text:list-item>
                        <text:list>
                          <text:list-item>
                            <text:list>
                              <text:list-item>
                                <text:p text:style-name="P234"><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66">Para verificar la existencia del evento cuya reserva es solicitada, buscar si existe un combo en el archivo de disponibilidad <text:span text:style-name="T47">$</text:span><text:span text:style-name="T52">PROCDIR</text:span><text:span text:style-name="T22">/combos.dis </text:span><text:span text:style-name="T47">que sea de la obra-fecha-hora ó de la sala-fecha-hora según los datos que se dispongan</text:span></text:p>
        <text:p text:style-name="P66"><text:span text:style-name="T47">Por obra: </text:span><text:span text:style-name="T60">ID DE LA OBRA </text:span><text:span text:style-name="T33">(del nombre del archivo)</text:span><text:span text:style-name="T60"> + FECHA DE FUNCIÓN </text:span><text:span text:style-name="T33">(del registro)</text:span><text:span text:style-name="T60"> + HORA DE FUNCIÓN </text:span><text:span text:style-name="T33">(del registro)</text:span></text:p>
        <text:p text:style-name="P66">Por sala: <text:span text:style-name="T60">ID DE LA SALA </text:span><text:span text:style-name="T33">(del nombre del archivo)</text:span><text:span text:style-name="T60"> + FECHA DE FUNCIÓN </text:span><text:span text:style-name="T33">(del registro) </text:span><text:span text:style-name="T60">+ HORA DE FUNCIÓN </text:span><text:span text:style-name="T33">(del registro)</text:span></text:p>
        <text:list xml:id="list1378972547" text:continue-list="list1497448175" text:style-name="WW8Num5">
          <text:list-item>
            <text:p text:style-name="P175">Si existe, continuar</text:p>
          </text:list-item>
          <text:list-item>
            <text:p text:style-name="P175"><text:soft-page-break/>Si no existe, entonces Motivo de Rechazo = No existe el evento solicitado. Ir a RECHAZAR ESTA RESERVA</text:p>
          </text:list-item>
        </text:list>
        <text:list xml:id="list1252087702" text:continue-list="list235024046" text:style-name="WW8Num28">
          <text:list-item>
            <text:list>
              <text:list-item>
                <text:list>
                  <text:list-item>
                    <text:list>
                      <text:list-item>
                        <text:list>
                          <text:list-item>
                            <text:list>
                              <text:list-item>
                                <text:p text:style-name="P234"><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66">El DISPONIBLE se obtiene:</text:p>
        <text:list xml:id="list844887967" text:style-name="WW8Num35">
          <text:list-item>
            <text:p text:style-name="P176">Si es la primera reserva de ese combo en este ciclo de proceso del comando <text:span text:style-name="T12"><text:user-defined style:data-style-name="N0" text:name="Proceso">Reservar_A</text:user-defined></text:span>, entonces la cantidad de butacas disponibles se toma del archivo de disponibilidad <text:span text:style-name="T60">(BUTACAS DISPONIBLES)</text:span></text:p>
          </text:list-item>
        </text:list>
        <text:list xml:id="list1438361309" text:continue-list="list2093067564" text:style-name="WW8Num4">
          <text:list-item>
            <text:p text:style-name="P174">Si en este ciclo de proceso ya se confirmaron reservas para ese combo, entonces la cantidad de butacas disponibles se toma del valor calculado (y que está en memoria) hasta este momento. </text:p>
          </text:list-item>
        </text:list>
        <text:p text:style-name="P66">Si no hay disponibilidad, rechazar ese registro con Motivo de Rechazo = falta de disponibilidad. Ir a RECHAZAR ESTA RESERVA</text:p>
        <text:p text:style-name="P66">Si hay disponibilidad, pero no alcanza para cubrir toda la cantidad solicitada, rechazar ese registro con Motivo de Rechazo = falta de disponibilidad. Ir a RECHAZAR ESTA RESERVA</text:p>
        <text:list xml:id="list374618881" text:continue-list="list1252087702" text:style-name="WW8Num28">
          <text:list-item>
            <text:list>
              <text:list-item>
                <text:list>
                  <text:list-item>
                    <text:list>
                      <text:list-item>
                        <text:list>
                          <text:list-item>
                            <text:list>
                              <text:list-item>
                                <text:p text:style-name="P234"><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67">Efectuar las validaciones a nivel de campo que considere necesarias y en el momento que lo crea conveniente. Se recuerda que lo descripto son sugerencias para el desarrollador, puede llevar a cabo el análisis del registro en el orden que lo desee.</text:p>
        <text:p text:style-name="P67">Cualquier error que se detecte y provoque el rechazo del registro, debe quedar documentado en el motivo y grabar el registro en reservas.nok</text:p>
        <text:list xml:id="list1240934490" text:continue-numbering="true" text:style-name="WW8Num28">
          <text:list-item>
            <text:list>
              <text:list-item>
                <text:list>
                  <text:list-item>
                    <text:list>
                      <text:list-item>
                        <text:list>
                          <text:list-item>
                            <text:list>
                              <text:list-item>
                                <text:p text:style-name="P234"><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93">Estructura</text:p>
            </table:table-cell>
            <table:covered-table-cell/>
            <table:covered-table-cell/>
          </table:table-row>
          <table:table-row table:style-name="Table24.1">
            <table:table-cell table:style-name="Table24.A2" office:value-type="string">
              <text:p text:style-name="P92">campo1</text:p>
            </table:table-cell>
            <table:table-cell table:style-name="Table24.A2" office:value-type="string">
              <text:p text:style-name="P94">ID de la OBRA</text:p>
            </table:table-cell>
            <table:table-cell table:style-name="Table24.A2" office:value-type="string">
              <text:p text:style-name="P94">Según lo determinado previamente (en 5.3)</text:p>
            </table:table-cell>
          </table:table-row>
          <table:table-row table:style-name="Table24.1">
            <table:table-cell table:style-name="Table24.A3" office:value-type="string">
              <text:p text:style-name="P92">Campo2</text:p>
            </table:table-cell>
            <table:table-cell table:style-name="Table24.B3" office:value-type="string">
              <text:p text:style-name="P94">NOMBRE DE LA OBRA</text:p>
            </table:table-cell>
            <table:table-cell table:style-name="Table24.C3" office:value-type="string">
              <text:p text:style-name="P94">Del Archivo de Obras</text:p>
            </table:table-cell>
          </table:table-row>
          <table:table-row table:style-name="Table24.1">
            <table:table-cell table:style-name="Table24.A2" office:value-type="string">
              <text:p text:style-name="P92">Campo3</text:p>
            </table:table-cell>
            <table:table-cell table:style-name="Table24.A2" office:value-type="string">
              <text:p text:style-name="P94">FECHA DE FUNCIÓN</text:p>
            </table:table-cell>
            <table:table-cell table:style-name="Table24.A2" office:value-type="string">
              <text:p text:style-name="P94">Del Archivo de Reservas solicitadas</text:p>
            </table:table-cell>
          </table:table-row>
          <table:table-row table:style-name="Table24.1">
            <table:table-cell table:style-name="Table24.A5" office:value-type="string">
              <text:p text:style-name="P92">Campo4</text:p>
            </table:table-cell>
            <table:table-cell table:style-name="Table24.B5" office:value-type="string">
              <text:p text:style-name="P94"><text:span text:style-name="T43"><text:s/></text:span>HORA DE FUNCIÓN</text:p>
            </table:table-cell>
            <table:table-cell table:style-name="Table24.C5" office:value-type="string">
              <text:p text:style-name="P94">Del Archivo de Reservas solicitadas</text:p>
            </table:table-cell>
          </table:table-row>
          <table:table-row table:style-name="Table24.1">
            <table:table-cell table:style-name="Table24.A2" office:value-type="string">
              <text:p text:style-name="P92">Campo5</text:p>
            </table:table-cell>
            <table:table-cell table:style-name="Table24.A2" office:value-type="string">
              <text:p text:style-name="P94">ID de la SALA</text:p>
            </table:table-cell>
            <table:table-cell table:style-name="Table24.A2" office:value-type="string">
              <text:p text:style-name="P94">Según lo determinado previamente (en 5.3)</text:p>
            </table:table-cell>
          </table:table-row>
          <table:table-row table:style-name="Table24.1">
            <table:table-cell table:style-name="Table24.A7" office:value-type="string">
              <text:p text:style-name="P92">Campo6</text:p>
            </table:table-cell>
            <table:table-cell table:style-name="Table24.B7" office:value-type="string">
              <text:p text:style-name="P94">NOMBRE DE LA SALA</text:p>
            </table:table-cell>
            <table:table-cell table:style-name="Table24.C7" office:value-type="string">
              <text:p text:style-name="P94">Del Archivo de Salas</text:p>
            </table:table-cell>
          </table:table-row>
          <table:table-row table:style-name="Table24.1">
            <table:table-cell table:style-name="Table24.A2" office:value-type="string">
              <text:p text:style-name="P92">Campo7</text:p>
            </table:table-cell>
            <table:table-cell table:style-name="Table24.A2" office:value-type="string">
              <text:p text:style-name="P95">CANTIDAD DE BUTACAS CONFIRMADAS</text:p>
            </table:table-cell>
            <table:table-cell table:style-name="Table24.A2" office:value-type="string">
              <text:p text:style-name="P94">= a CANTIDAD DE BUTACAS SOLICITADAS</text:p>
            </table:table-cell>
          </table:table-row>
          <table:table-row table:style-name="Table24.1">
            <table:table-cell table:style-name="Table24.A9" office:value-type="string">
              <text:p text:style-name="P92">Campo8</text:p>
            </table:table-cell>
            <table:table-cell table:style-name="Table24.B9" office:value-type="string">
              <text:p text:style-name="P94">ID del COMBO</text:p>
            </table:table-cell>
            <table:table-cell table:style-name="Table24.C9" office:value-type="string">
              <text:p text:style-name="P94">Según lo determinado previamente (en 5.3)</text:p>
            </table:table-cell>
          </table:table-row>
          <table:table-row table:style-name="Table24.1">
            <table:table-cell table:style-name="Table24.A2" office:value-type="string">
              <text:p text:style-name="P92">Campo9</text:p>
            </table:table-cell>
            <table:table-cell table:style-name="Table24.A2" office:value-type="string">
              <text:p text:style-name="P95">REFERENCIA INTERNA DEL SOLICITANTE</text:p>
            </table:table-cell>
            <table:table-cell table:style-name="Table24.A2" office:value-type="string">
              <text:p text:style-name="P94">Del Archivo de Reservas solicitadas</text:p>
            </table:table-cell>
          </table:table-row>
          <table:table-row table:style-name="Table24.1">
            <table:table-cell table:style-name="Table24.A11" office:value-type="string">
              <text:p text:style-name="P92">Campo10</text:p>
            </table:table-cell>
            <table:table-cell table:style-name="Table24.B11" office:value-type="string">
              <text:p text:style-name="P94">CANTIDAD DE BUTACAS SOLICITADAS</text:p>
            </table:table-cell>
            <table:table-cell table:style-name="Table24.C11" office:value-type="string">
              <text:p text:style-name="P94">Del Archivo de Reservas solicitadas</text:p>
            </table:table-cell>
          </table:table-row>
          <table:table-row table:style-name="Table24.1">
            <table:table-cell table:style-name="Table24.A2" office:value-type="string">
              <text:p text:style-name="P92">Campo11</text:p>
            </table:table-cell>
            <table:table-cell table:style-name="Table24.A2" office:value-type="string">
              <text:p text:style-name="P94">CORREO DEL SOLICITANTE</text:p>
            </table:table-cell>
            <table:table-cell table:style-name="Table24.A2" office:value-type="string">
              <text:p text:style-name="P94">Del Nombre del Archivo</text:p>
            </table:table-cell>
          </table:table-row>
          <table:table-row table:style-name="Table24.1">
            <table:table-cell table:style-name="Table24.A13" office:value-type="string">
              <text:p text:style-name="P92">campo12</text:p>
            </table:table-cell>
            <table:table-cell table:style-name="Table24.B13" office:value-type="string">
              <text:p text:style-name="P94">USUARIO GRABACION </text:p>
            </table:table-cell>
            <table:table-cell table:style-name="Table24.C13" office:value-type="string">
              <text:p text:style-name="P94">Usuario de Grabación </text:p>
            </table:table-cell>
          </table:table-row>
          <table:table-row table:style-name="Table24.1">
            <table:table-cell table:style-name="Table24.A14" office:value-type="string">
              <text:p text:style-name="P92">campo13</text:p>
            </table:table-cell>
            <table:table-cell table:style-name="Table24.A14" office:value-type="string">
              <text:p text:style-name="P94">FECHA GRABACION</text:p>
            </table:table-cell>
            <table:table-cell table:style-name="Table24.A14" office:value-type="string">
              <text:p text:style-name="P94">Fecha y Hora de Grabación, formato a elección</text:p>
            </table:table-cell>
          </table:table-row>
        </table:table>
        <text:list xml:id="list1523818085" text:continue-numbering="true" text:style-name="WW8Num28">
          <text:list-item>
            <text:list>
              <text:list-item>
                <text:list>
                  <text:list-item>
                    <text:list>
                      <text:list-item>
                        <text:list>
                          <text:list-item>
                            <text:list>
                              <text:list-item>
                                <text:p text:style-name="P234"><text:bookmark-start text:name="__RefHeading__3543_1261753169"/>Grabar el registro en reservas.ok<text:bookmark-end text:name="__RefHeading__3543_1261753169"/></text:p>
                              </text:list-item>
                              <text:list-item>
                                <text:p text:style-name="P234"><text:soft-page-break/></text:p>
                              </text:list-item>
                            </text:list>
                          </text:list-item>
                        </text:list>
                      </text:list-item>
                    </text:list>
                  </text:list-item>
                </text:list>
              </text:list-item>
            </text:list>
          </text:list-item>
        </text:list>
        <text:p text:style-name="P67">Grabar el registro en el archivo $<text:span text:style-name="T53">PROCDIR</text:span><text:span text:style-name="T23">/reservas.ok</text:span> </text:p>
        <text:p text:style-name="P67">Si el Archivo ya existe, agregarle los nuevos registros. Si no existe, crearlo.</text:p>
        <text:p text:style-name="P67">Contabilizar la cantidad de registros grabados.</text:p>
        <text:p text:style-name="P66"><text:span text:style-name="T47">Actualizar el </text:span>DISPONIBLE de ese combo</text:p>
        <text:p text:style-name="P67">Repetir el paso 5 hasta que se termine el archivo. </text:p>
        <text:list xml:id="list1156454150" text:continue-numbering="true" text:style-name="WW8Num28">
          <text:list-item>
            <text:list>
              <text:list-item>
                <text:list>
                  <text:list-item>
                    <text:list>
                      <text:list-item>
                        <text:list>
                          <text:list-item>
                            <text:list>
                              <text:list-item>
                                <text:p text:style-name="P234"><text:bookmark-start text:name="__RefHeading__3545_1261753169"/>RECHAZAR ESTA RESERVA<text:bookmark-end text:name="__RefHeading__3545_1261753169"/></text:p>
                              </text:list-item>
                              <text:list-item>
                                <text:p text:style-name="P234"><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93">Estructura</text:p>
            </table:table-cell>
            <table:covered-table-cell/>
            <table:covered-table-cell/>
          </table:table-row>
          <table:table-row table:style-name="Table25.1">
            <table:table-cell table:style-name="Table25.A2" office:value-type="string">
              <text:p text:style-name="P92">campo1</text:p>
            </table:table-cell>
            <table:table-cell table:style-name="Table25.A2" office:value-type="string">
              <text:p text:style-name="P95">REFERENCIA INTERNA DEL SOLICITANTE</text:p>
            </table:table-cell>
            <table:table-cell table:style-name="Table25.A2" office:value-type="string">
              <text:p text:style-name="P94">Del Archivo de Reservas solicitadas</text:p>
            </table:table-cell>
          </table:table-row>
          <table:table-row table:style-name="Table25.1">
            <table:table-cell table:style-name="Table25.A3" office:value-type="string">
              <text:p text:style-name="P92">campo2</text:p>
            </table:table-cell>
            <table:table-cell table:style-name="Table25.B3" office:value-type="string">
              <text:p text:style-name="P94">FECHA DE FUNCIÓN</text:p>
            </table:table-cell>
            <table:table-cell table:style-name="Table25.C3" office:value-type="string">
              <text:p text:style-name="P94">Del Archivo de Reservas solicitadas</text:p>
            </table:table-cell>
          </table:table-row>
          <table:table-row table:style-name="Table25.1">
            <table:table-cell table:style-name="Table25.A2" office:value-type="string">
              <text:p text:style-name="P92">campo3</text:p>
            </table:table-cell>
            <table:table-cell table:style-name="Table25.A2" office:value-type="string">
              <text:p text:style-name="P94"><text:span text:style-name="T43"><text:s/></text:span>HORA DE FUNCIÓN</text:p>
            </table:table-cell>
            <table:table-cell table:style-name="Table25.A2" office:value-type="string">
              <text:p text:style-name="P94">Del Archivo de Reservas solicitadas</text:p>
            </table:table-cell>
          </table:table-row>
          <table:table-row table:style-name="Table25.1">
            <table:table-cell table:style-name="Table25.A5" office:value-type="string">
              <text:p text:style-name="P92">campo4</text:p>
            </table:table-cell>
            <table:table-cell table:style-name="Table25.B5" office:value-type="string">
              <text:p text:style-name="P94">NRO. DE FILA</text:p>
            </table:table-cell>
            <table:table-cell table:style-name="Table25.C5" office:value-type="string">
              <text:p text:style-name="P94">Del Archivo de Reservas solicitadas</text:p>
            </table:table-cell>
          </table:table-row>
          <table:table-row table:style-name="Table25.1">
            <table:table-cell table:style-name="Table25.A2" office:value-type="string">
              <text:p text:style-name="P92">campo5</text:p>
            </table:table-cell>
            <table:table-cell table:style-name="Table25.A2" office:value-type="string">
              <text:p text:style-name="P94">NRO. DE BUTACA</text:p>
            </table:table-cell>
            <table:table-cell table:style-name="Table25.A2" office:value-type="string">
              <text:p text:style-name="P94">Del Archivo de Reservas solicitadas</text:p>
            </table:table-cell>
          </table:table-row>
          <table:table-row table:style-name="Table25.1">
            <table:table-cell table:style-name="Table25.A7" office:value-type="string">
              <text:p text:style-name="P92">campo6</text:p>
            </table:table-cell>
            <table:table-cell table:style-name="Table25.B7" office:value-type="string">
              <text:p text:style-name="P95">CANTIDAD DE BUTACAS SOLICITADAS</text:p>
            </table:table-cell>
            <table:table-cell table:style-name="Table25.C7" office:value-type="string">
              <text:p text:style-name="P94">Del Archivo de Reservas solicitadas</text:p>
            </table:table-cell>
          </table:table-row>
          <table:table-row table:style-name="Table25.1">
            <table:table-cell table:style-name="Table25.A2" office:value-type="string">
              <text:p text:style-name="P92">campo7</text:p>
            </table:table-cell>
            <table:table-cell table:style-name="Table25.A2" office:value-type="string">
              <text:p text:style-name="P94">SECCION</text:p>
            </table:table-cell>
            <table:table-cell table:style-name="Table25.A2" office:value-type="string">
              <text:p text:style-name="P94">Del Archivo de Reservas solicitadas</text:p>
            </table:table-cell>
          </table:table-row>
          <table:table-row table:style-name="Table25.1">
            <table:table-cell table:style-name="Table25.A9" office:value-type="string">
              <text:p text:style-name="P92">Campo8</text:p>
            </table:table-cell>
            <table:table-cell table:style-name="Table25.B9" office:value-type="string">
              <text:p text:style-name="P94">MOTIVO</text:p>
            </table:table-cell>
            <table:table-cell table:style-name="Table25.C9" office:value-type="string">
              <text:p text:style-name="P94">lo determinado previamente</text:p>
            </table:table-cell>
          </table:table-row>
          <table:table-row table:style-name="Table25.1">
            <table:table-cell table:style-name="Table25.A2" office:value-type="string">
              <text:p text:style-name="P92">campo9</text:p>
            </table:table-cell>
            <table:table-cell table:style-name="Table25.A2" office:value-type="string">
              <text:p text:style-name="P94">ID de la SALA</text:p>
            </table:table-cell>
            <table:table-cell table:style-name="Table25.A2" office:value-type="string">
              <text:p text:style-name="P94">Del Nombre del Archivo o lo determinado previamente (en 5.3) o “falta SALA”, según corresponda</text:p>
            </table:table-cell>
          </table:table-row>
          <table:table-row table:style-name="Table25.1">
            <table:table-cell table:style-name="Table25.A11" office:value-type="string">
              <text:p text:style-name="P92">campo10</text:p>
            </table:table-cell>
            <table:table-cell table:style-name="Table25.B11" office:value-type="string">
              <text:p text:style-name="P94">ID de la OBRA</text:p>
            </table:table-cell>
            <table:table-cell table:style-name="Table25.C11" office:value-type="string">
              <text:p text:style-name="P94">Del Nombre del Archivo o lo determinado previamente (en 5.3) o “falta OBRA”, según corresponda</text:p>
            </table:table-cell>
          </table:table-row>
          <table:table-row table:style-name="Table25.1">
            <table:table-cell table:style-name="Table25.A2" office:value-type="string">
              <text:p text:style-name="P92">campo11</text:p>
            </table:table-cell>
            <table:table-cell table:style-name="Table25.A2" office:value-type="string">
              <text:p text:style-name="P94">CORREO DEL SOLICITANTE</text:p>
            </table:table-cell>
            <table:table-cell table:style-name="Table25.A2" office:value-type="string">
              <text:p text:style-name="P94">Del Nombre del Archivo</text:p>
            </table:table-cell>
          </table:table-row>
          <table:table-row table:style-name="Table25.1">
            <table:table-cell table:style-name="Table25.A13" office:value-type="string">
              <text:p text:style-name="P92">campo12</text:p>
            </table:table-cell>
            <table:table-cell table:style-name="Table25.B13" office:value-type="string">
              <text:p text:style-name="P94">USUARIO GRABACION </text:p>
            </table:table-cell>
            <table:table-cell table:style-name="Table25.C13" office:value-type="string">
              <text:p text:style-name="P94">Usuario de Grabación </text:p>
            </table:table-cell>
          </table:table-row>
          <table:table-row table:style-name="Table25.1">
            <table:table-cell table:style-name="Table25.A14" office:value-type="string">
              <text:p text:style-name="P92">campo13</text:p>
            </table:table-cell>
            <table:table-cell table:style-name="Table25.A14" office:value-type="string">
              <text:p text:style-name="P94">FECHA GRABACION</text:p>
            </table:table-cell>
            <table:table-cell table:style-name="Table25.A14" office:value-type="string">
              <text:p text:style-name="P94">Fecha y Hora de Grabación, formato a elección</text:p>
            </table:table-cell>
          </table:table-row>
        </table:table>
        <text:list xml:id="list961266430" text:continue-numbering="true" text:style-name="WW8Num28">
          <text:list-item>
            <text:list>
              <text:list-item>
                <text:list>
                  <text:list-item>
                    <text:list>
                      <text:list-item>
                        <text:list>
                          <text:list-item>
                            <text:list>
                              <text:list-item>
                                <text:p text:style-name="P234"><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67">Grabar el registro en el archivo $<text:span text:style-name="T53">PROCDIR</text:span><text:span text:style-name="T23">/reservas.nok</text:span> </text:p>
        <text:p text:style-name="P67">Si el Archivo ya existe, agregarle los nuevos registros. Si no existe, crearlo.</text:p>
        <text:p text:style-name="P67">Contabilizar la cantidad de registros grabados.</text:p>
        <text:p text:style-name="P67">Repetir el paso 5 hasta que se termine el archivo. </text:p>
        <text:list xml:id="list2022445836" text:continue-numbering="true" text:style-name="WW8Num28">
          <text:list-item>
            <text:list>
              <text:list-item>
                <text:list>
                  <text:list-item>
                    <text:list>
                      <text:list-item>
                        <text:list>
                          <text:list-item>
                            <text:list>
                              <text:list-item>
                                <text:p text:style-name="P234"><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66"><text:span text:style-name="T47">P</text:span><text:span text:style-name="T47">ara evitar el reprocesamiento de un mismo archivo, mover el archivo procesado a: $</text:span><text:span text:style-name="T52">PROCDIR</text:span> <text:span text:style-name="T26">empleando la función </text:span><text:span text:style-name="T21"><text:user-defined style:data-style-name="N0" text:name="Mover">Mover_A</text:user-defined></text:span><text:span text:style-name="T26">.</text:span></text:p>
        <text:p text:style-name="P67">Grabar en el Log la cantidad de Registros grabados en ok y la cantidad de Registros grabados en nok</text:p>
        <text:p text:style-name="P105"><text:soft-page-break/>NOTA: en tiempos de testing verifique que la cantidad de Registros grabados en ok + la cantidad de Registros grabados en nok coincida con el total de registros del archivo</text:p>
        <text:p text:style-name="P67">Repetir hasta que se terminen todos los archivos.</text:p>
        <text:list xml:id="list945615558" text:continue-numbering="true" text:style-name="WW8Num28">
          <text:list-item>
            <text:list>
              <text:list-item>
                <text:list>
                  <text:list-item>
                    <text:list>
                      <text:list-item>
                        <text:list>
                          <text:list-item>
                            <text:list>
                              <text:list-item>
                                <text:p text:style-name="P234"><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59">De acuerdo a su elección algorítmica, en el momento que lo considere adecuado, PERO SIEMPRE ANTES de terminar la ejecución de este comando, debe actualizar en el archivo de disponibilidad el nuevo DISPONIBLE en todos los registros afectados.</text:p>
        <text:p text:style-name="P59">Cada vez que lo hace debe grabar en el log “Actualización del archivo de disponibilidad”</text:p>
        <text:list xml:id="list2100418806" text:continue-numbering="true" text:style-name="WW8Num28">
          <text:list-item>
            <text:list>
              <text:list-item>
                <text:list>
                  <text:list-item>
                    <text:list>
                      <text:list-item>
                        <text:list>
                          <text:list-item>
                            <text:list>
                              <text:list-item>
                                <text:p text:style-name="P234"><text:bookmark-start text:name="__RefHeading__3555_1261753169"/>Cerrar el Log<text:bookmark-end text:name="__RefHeading__3555_1261753169"/></text:p>
                              </text:list-item>
                            </text:list>
                          </text:list-item>
                        </text:list>
                      </text:list-item>
                    </text:list>
                  </text:list-item>
                </text:list>
              </text:list-item>
            </text:list>
          </text:list-item>
        </text:list>
        <text:p text:style-name="P66"><text:span text:style-name="T24">Cerrar el log grabando “Fin de </text:span><text:user-defined style:data-style-name="N0" text:name="Proceso">Reservar_A</text:user-defined><text:span text:style-name="T24">”</text:span></text:p>
        <text:p text:style-name="P122"><text:bookmark-start text:name="__RefHeading__1708_1261753169"/><text:bookmark-start text:name="__RefHeading__87_1096232427"/>Impresión de Listados, Tickets, Vales: <text:span text:style-name="T11"><text:user-defined style:data-style-name="N0" text:name="Listador">Imprimir_A</text:user-defined></text:span><text:bookmark-end text:name="__RefHeading__1708_1261753169"/><text:bookmark-end text:name="__RefHeading__87_1096232427"/></text:p>
        <text:p text:style-name="Text_20_body"><text:bookmark-start text:name="__RefHeading__1710_1261753169"/>Input<text:bookmark-end text:name="__RefHeading__1710_1261753169"/></text:p>
        <text:list xml:id="list373702750" text:continue-list="list1438361309" text:style-name="WW8Num4">
          <text:list-item>
            <text:p text:style-name="P164">Maestro de Salas $<text:span text:style-name="T53">MAEDIR</text:span>/salas.mae</text:p>
          </text:list-item>
          <text:list-item>
            <text:p text:style-name="P164">Maestro de Obras $<text:span text:style-name="T53">MAEDIR</text:span>/obras.mae</text:p>
          </text:list-item>
          <text:list-item>
            <text:p text:style-name="P164">Archivo de Reservas Confirmadas $<text:span text:style-name="T53">PROCDIR</text:span>/reservas.ok</text:p>
          </text:list-item>
          <text:list-item>
            <text:p text:style-name="P164">Archivo de Reservas No Confirmadas $<text:span text:style-name="T53">PROCDIR</text:span>/reservas.nok</text:p>
          </text:list-item>
          <text:list-item>
            <text:p text:style-name="P164">Archivo de Disponibilidad $<text:span text:style-name="T53">PROCDIR</text:span>/combos.dis</text:p>
          </text:list-item>
          <text:list-item>
            <text:p text:style-name="P164">Archivos de Invitados $<text:span text:style-name="T53">REPODIR</text:span>/&lt;Referencia Interna Del Solicitante&gt;.inv</text:p>
          </text:list-item>
        </text:list>
        <text:p text:style-name="Text_20_body"><text:bookmark-start text:name="__RefHeading__1712_1261753169"/>Output<text:bookmark-end text:name="__RefHeading__1712_1261753169"/></text:p>
        <text:list xml:id="list317753311" text:continue-list="list1378972547" text:style-name="WW8Num5">
          <text:list-item>
            <text:p text:style-name="P199">Listado de Invitados Confirmados: $<text:span text:style-name="T53">REPODIR</text:span>/&lt;id del combo&gt;.inv</text:p>
          </text:list-item>
          <text:list-item>
            <text:p text:style-name="P199">Listado de Disponibilidad: $<text:span text:style-name="T53">REPODIR</text:span>/&lt;nombre ingresado&gt;.dis</text:p>
          </text:list-item>
          <text:list-item>
            <text:p text:style-name="P199">Ranking $<text:span text:style-name="T53">REPODIR</text:span>/ranking.nnn</text:p>
          </text:list-item>
          <text:list-item>
            <text:p text:style-name="P200">Tickets: $<text:span text:style-name="T53">REPODIR</text:span>/&lt;Id Del Combo&gt;.tck</text:p>
          </text:list-item>
        </text:list>
        <text:p text:style-name="Text_20_body"><text:bookmark-start text:name="__RefHeading__1714_1261753169"/>Opciones y Parámetros <text:bookmark-end text:name="__RefHeading__1714_1261753169"/></text:p>
        <text:list xml:id="list1010566799" text:continue-numbering="true" text:style-name="WW8Num5">
          <text:list-item>
            <text:p text:style-name="P199">-a (ayuda)</text:p>
          </text:list-item>
          <text:list-item>
            <text:p text:style-name="P199">-w (grabar)</text:p>
          </text:list-item>
          <text:list-item>
            <text:p text:style-name="P199">-i (invitados)</text:p>
          </text:list-item>
          <text:list-item>
            <text:p text:style-name="P199">-d (disponibilidad)</text:p>
          </text:list-item>
          <text:list-item>
            <text:p text:style-name="P199">-r (ranking)</text:p>
          </text:list-item>
          <text:list-item>
            <text:p text:style-name="P199">-t (ticket)</text:p>
          </text:list-item>
          <text:list-item>
            <text:p text:style-name="P199">Otros parámetros a especificar por el desarrollador</text:p>
          </text:list-item>
        </text:list>
        <text:p text:style-name="P120"><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923713849" text:style-name="WW8Num24">
          <text:list-item>
            <text:p text:style-name="P165">Es el cuarto en orden de ejecución</text:p>
          </text:list-item>
          <text:list-item>
            <text:p text:style-name="P165">Se dispara manualmente</text:p>
          </text:list-item>
          <text:list-item>
            <text:p text:style-name="P165">No graba en el archivo de log</text:p>
          </text:list-item>
        </text:list>
        <text:p text:style-name="P54">Llamaremos evento a la combinación obra-fecha-hora-sala (combo) a los fines de simplificar la explicación</text:p>
        <text:p text:style-name="P117"><text:bookmark-start text:name="__RefHeading__3557_1261753169"/>Opción a: opción de ayuda del comando<text:bookmark-end text:name="__RefHeading__3557_1261753169"/></text:p>
        <text:p text:style-name="P54">Se debe presentar un menú amigable y una opción de ayuda del comando</text:p>
        <text:p text:style-name="P118"><text:bookmark-start text:name="__RefHeading__3559_1261753169"/>Opción w: opción de grabación<text:bookmark-end text:name="__RefHeading__3559_1261753169"/></text:p>
        <text:p text:style-name="P54"><text:span text:style-name="T10"><text:s/></text:span>Esta opción es combinable con las opciones –i –d –r –t </text:p>
        <text:p text:style-name="P54">Cuando se indica w, se debe grabar el archivo</text:p>
        <text:p text:style-name="P54"/>
        <text:p text:style-name="P54"><text:soft-page-break/>Si no se indica w, solo mostrar por pantalla</text:p>
        <text:p text:style-name="P119"><text:bookmark-start text:name="__RefHeading__3561_1261753169"/>Opción i: generación del listado de invitados a un evento<text:bookmark-end text:name="__RefHeading__3561_1261753169"/></text:p>
        <text:p text:style-name="P54">Para generar este listado se deben cruzar los datos del archivo de reservas.ok y los archivos de invitados a través de la referencia interna del solicitante, teniendo en cuenta que:</text:p>
        <text:list xml:id="list1788010420" text:style-name="WW8Num10">
          <text:list-item>
            <text:p text:style-name="P166">No todos los registros de reservas.ok tienen referencia interna del solicitante</text:p>
          </text:list-item>
          <text:list-item>
            <text:p text:style-name="P166">No todos los registros de reservas.ok con referencia interna del solicitante tienen archivos de invitados</text:p>
          </text:list-item>
          <text:list-item>
            <text:p text:style-name="P166">No todos los archivos de invitados tienen reservas confirmadas</text:p>
          </text:list-item>
        </text:list>
        <text:p text:style-name="P54">Es por ello que si el usuario elige esta opción se le debe presentar una lista de eventos “candidatos” y solicitar que elija uno de ellos para generar el listado de invitados</text:p>
        <text:p text:style-name="P54">Una vez seleccionado el evento mostrar por pantalla y grabar (si se indico opción w) lo siguiente.</text:p>
        <text:p text:style-name="Standard"><text:span text:style-name="T24">Primera línea: </text:span><text:span text:style-name="T61">Evento: &lt;ID DEL COMBO&gt; Obra:&lt;ID de la OBRA-NOMBRE DE LA OBRA&gt; Fecha y Hora:&lt;FECHA DE FUNCIÓN-HORA DE FUNCIÓN&gt; Hs. Sala: &lt;ID de la SALA-NOMBRE DE LA SALA&gt;</text:span></text:p>
        <text:p text:style-name="Standard"><text:span text:style-name="T24">Segunda línea: </text:span><text:span text:style-name="T61">REFERENCIA INTERNA DEL SOLICITANTE</text:span><text:span text:style-name="T24"> (corte de control por referencia interna del solicitante)</text:span></text:p>
        <text:list xml:id="list881392303" text:style-name="WW8Num15">
          <text:list-item>
            <text:p text:style-name="P167">Si no existe un listado, mostrar la leyenda “sin listado de invitados” y seguir con la siguiente referencia interna del solicitante</text:p>
          </text:list-item>
          <text:list-item>
            <text:p text:style-name="P181"><text:span text:style-name="T24">Si existe un listado de invitados para esa referencia interna, mostrar en líneas sucesivas </text:span><text:span text:style-name="T61">NOMBRE DEL INVITADO, CANTIDAD DE ACOMPAÑANTES, TOTAL ACUMULADO</text:span><text:span text:style-name="T24"> (valor anterior + 1 + cantidad de acompañantes)</text:span></text:p>
          </text:list-item>
        </text:list>
        <text:p text:style-name="P54">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4">Seguir con la siguiente referencia interna hasta terminar todas las que corresponden al evento.</text:p>
        <text:p text:style-name="P54">El nombre del archivo debe ser &lt;id del combo&gt;.inv. Si ya existe un archivo del mismo nombre, reemplazarlo</text:p>
        <text:p text:style-name="P117"><text:bookmark-start text:name="__RefHeading__3563_1261753169"/>Opción d: listado de disponibilidades <text:bookmark-end text:name="__RefHeading__3563_1261753169"/></text:p>
        <text:p text:style-name="P54">Para generar este listado se emplea el archivo combos.dis</text:p>
        <text:p text:style-name="Standard"><text:span text:style-name="T24">Solicitar al usuario que ingrese: un </text:span><text:span text:style-name="T61">ID DE LA OBRA</text:span><text:span text:style-name="T24"> ó un </text:span><text:span text:style-name="T61">ID DE LA SALA</text:span><text:span text:style-name="T60"> </text:span><text:span text:style-name="T33">ó un rango de </text:span><text:span text:style-name="T61">ID DE LA OBRA</text:span><text:span text:style-name="T24"> ó un rango de </text:span><text:span text:style-name="T61">ID DE LA SALA</text:span></text:p>
        <text:p text:style-name="P54">Si no existe la clave o el rango de claves mostrar mensaje y volver a solicitar. </text:p>
        <text:p text:style-name="P54">Si existe la clave y/o el rango de claves mostrar mostrar por pantalla y grabar (si se indico opción w) lo siguiente.</text:p>
        <text:p text:style-name="P69">ID DEL COMBO - ID DE LA OBRA - FECHA DE FUNCIÓN - HORA DE FUNCIÓN - ID DE LA SALA – BUTACAS HABILITADAS - BUTACAS DISPONIBLES</text:p>
        <text:p text:style-name="Standard"><text:span text:style-name="T24">Si se debe grabar el listado, solicitar al usuario un nombre para el listado y grabar </text:span>$<text:span text:style-name="T24">REPODIR/&lt;</text:span>nombre<text:span text:style-name="T24"> ingresado&gt;.dis. </text:span><text:span text:style-name="T9">Jamas xx puede ser “combos”</text:span></text:p>
        <text:p text:style-name="P117"><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4">Para generar este listado se debe emplear el archivo de reservas.ok </text:p>
        <text:p text:style-name="Standard">Mostrar <text:span text:style-name="T61">CORREO ELECTRÓNICO, CANTIDAD</text:span> </text:p>
        <text:p text:style-name="Standard">Si el usuario solicita grabar, entonces el nombre del archivo <text:span text:style-name="T24">debe ser ranking.nnn</text:span><text:span text:style-name="T9"> dónde nnn es un </text:span>descriptor<text:span text:style-name="T9"> siempre distinto que asegura no sobrescribir ningún informe previo.</text:span></text:p>
        <text:p text:style-name="P116"><text:bookmark-start text:name="__RefHeading__3567_1261753169"/><text:soft-page-break/>Opción t: generar el listado de tickets a imprimir <text:bookmark-end text:name="__RefHeading__3567_1261753169"/></text:p>
        <text:p text:style-name="P54">Para generar este listado se debe emplear el archivo de reservas.ok </text:p>
        <text:p text:style-name="Standard"><text:span text:style-name="T24">Solicitar al usuario que ingrese: un </text:span><text:span text:style-name="T61">ID DEL COMBO</text:span></text:p>
        <text:p text:style-name="P54">Si no existe la clave volver a solicitar. </text:p>
        <text:p text:style-name="P54">Por cada registro del combo solicitado:</text:p>
        <text:p text:style-name="P76">Si la cantidad de butacas confirmadas es 1: grabar VALE POR 1 ENTRADA en TIPO DE COMPROBANTE</text:p>
        <text:p text:style-name="P76">Si la cantidad de butacas confirmadas es 2: grabar VALE POR 2 ENTRADAS en TIPO DE COMPROBANTE</text:p>
        <text:p text:style-name="P76">Si la cantidad de butacas confirmadas es MAYOR a 2: grabar:</text:p>
        <text:list xml:id="list990598932" text:style-name="WW8Num16">
          <text:list-item>
            <text:p text:style-name="P222">Tantos registros con VALE POR 2 ENTRADAS en TIPO DE COMPROBANTE como sea posible (hasta agotar el numero de butacas confirmadas)</text:p>
          </text:list-item>
          <text:list-item>
            <text:p text:style-name="P222">En caso de que quede un remanente de 1 entrada para completar el numero de butacas confirmadas grabar otro registro con VALE POR 1 ENTRADA en TIPO DE COMPROBANTE</text:p>
          </text:list-item>
        </text:list>
        <text:p text:style-name="P76">El resto de los campos según la estructura solicitada</text:p>
        <text:p text:style-name="P54">El nombre del archivo debe ser &lt;id del combo&gt;.tck. Si ya existe un archivo del mismo nombre, reemplazarlo</text:p>
        <text:p text:style-name="P58"><draw:frame draw:style-name="fr1" draw:name="Frame1" text:anchor-type="char" svg:x="-0.191cm" svg:y="0.111cm" svg:width="16.305cm" svg:height="8.289cm" draw:z-index="129"><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3"><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0"><text:s/></text:p></draw:text-box></draw:frame></text:p>
        <text:p text:style-name="Text_20_body"><text:bookmark-start text:name="__RefHeading__1718_1261753169"/>Requisitos<text:bookmark-end text:name="__RefHeading__1718_1261753169"/></text:p>
        <text:p text:style-name="P54"><text:user-defined style:data-style-name="N0" text:name="Listador">Imprimir_A</text:user-defined><text:span text:style-name="T10"> </text:span>No debe ejecutar si la inicialización de ambiente no fue realizada</text:p>
        <text:p text:style-name="P54"><text:user-defined style:data-style-name="N0" text:name="Listador">Imprimir_A</text:user-defined><text:span text:style-name="T10"> </text:span>No debe ejecutar si ya existe otro comando <text:user-defined style:data-style-name="N0" text:name="Listador">Imprimir_A</text:user-defined> en ejecución</text:p>
        <text:p text:style-name="P54">Se deben emplear estructuras Hash en la resolución (requisito indispensable), indicar en las hipótesis generales del TP que opciones resuelven con esta herramienta.</text:p>
        <text:p text:style-name="P68"/>
        <text:p text:style-name="P68"/>
        <text:p text:style-name="P68"/>
        <text:p text:style-name="Text_20_body"><text:bookmark-start text:name="__RefHeading__3569_1261753169"/><text:soft-page-break/>Especificación de Funciones<text:bookmark-end text:name="__RefHeading__3569_1261753169"/></text:p>
        <text:p text:style-name="P99">A continuación se brinda una descripción de cada función solicitada. </text:p>
        <text:p text:style-name="P99">Los pasos de ejecución sugeridos son solo a los efectos de ordenar la explicación, por lo cual deben considerarse meramente indicativos. </text:p>
        <text:p text:style-name="P99">Si el equipo de desarrollo lo considera pertinente, puede modificarlos tanto sea en el orden de ejecución como en la forma de resolverlo, siempre y cuando esto no afecte el resultado final esperado y lo aclare debidamente en las hipótesis.</text:p>
        <text:p text:style-name="P99">Si el equipo de desarrollo lo considera pertinente puede aumentar la funcionalidad requerida de las funciones o crear nuevas funciones de librería que crea conveniente</text:p>
        <text:p text:style-name="P99">Estos cambios deben estar documentados en la carpeta que entrega el día de vencimiento del tp</text:p>
        <text:p text:style-name="P115"><text:bookmark-start text:name="__RefHeading__1722_1261753169"/><text:bookmark-start text:name="__RefHeading__91_1096232427"/><text:user-defined style:data-style-name="N0" text:name="Start">Start_A</text:user-defined><text:bookmark-end text:name="__RefHeading__1722_1261753169"/><text:bookmark-end text:name="__RefHeading__91_1096232427"/></text:p>
        <text:p text:style-name="P120"><text:bookmark-start text:name="__RefHeading__1724_1261753169"/>Opciones y Parámetros<text:bookmark-end text:name="__RefHeading__1724_1261753169"/></text:p>
        <text:list xml:id="list1686191839" text:style-name="WW8Num26">
          <text:list-item>
            <text:p text:style-name="P182">parámetros u opciones a especificar por el desarrollador</text:p>
          </text:list-item>
        </text:list>
        <text:p text:style-name="P120"><text:bookmark-start text:name="__RefHeading__1726_1261753169"/>Descripción<text:bookmark-end text:name="__RefHeading__1726_1261753169"/></text:p>
        <text:p text:style-name="P98">Esta función tiene por objeto <text:span text:style-name="T32">disparar procesos. Es complementaria a </text:span><text:span text:style-name="T12"><text:user-defined style:data-style-name="N0" text:name="Stop">Stop_A</text:user-defined></text:span><text:span text:style-name="T12">.</text:span></text:p>
        <text:p text:style-name="P98">Puede ser invocada desde la línea de comando o bien desde otro comando.</text:p>
        <text:p text:style-name="P98">No se puede arrancar un proceso si éste ya se encuentra corriendo. No se puede arrancar un proceso si la inicialización de ambiente no fue realizada. Indicar en las Hipótesis Globales donde se realizan estos controles</text:p>
        <text:list xml:id="list1526460831" text:style-name="WW8Num7">
          <text:list-item>
            <text:p text:style-name="P223">en forma centralizada en esta función</text:p>
          </text:list-item>
          <text:list-item>
            <text:p text:style-name="P223">el control se delega al comando llamador</text:p>
          </text:list-item>
        </text:list>
        <text:p text:style-name="P98">Si esta función es invocada por un comando que graba en un archivo de log, actualizarlo indicando el resultado de la operación</text:p>
        <text:p text:style-name="P98">Explicar claramente su invocación y uso en el README.</text:p>
        <text:p text:style-name="Text_20_body"><text:bookmark-start text:name="__RefHeading__1728_1261753169"/><text:bookmark-start text:name="__RefHeading__93_1096232427"/><text:user-defined style:data-style-name="N0" text:name="Stop">Stop_A</text:user-defined><text:bookmark-end text:name="__RefHeading__1728_1261753169"/><text:bookmark-end text:name="__RefHeading__93_1096232427"/></text:p>
        <text:p text:style-name="Text_20_body"><text:bookmark-start text:name="__RefHeading__1730_1261753169"/>Opciones y Parámetros<text:bookmark-end text:name="__RefHeading__1730_1261753169"/></text:p>
        <text:list xml:id="list246684468" text:continue-list="list1686191839" text:style-name="WW8Num26">
          <text:list-item>
            <text:p text:style-name="P182">parámetros u opciones a especificar por el desarrollador</text:p>
          </text:list-item>
        </text:list>
        <text:p text:style-name="Text_20_body"><text:bookmark-start text:name="__RefHeading__1732_1261753169"/>Descripción<text:bookmark-end text:name="__RefHeading__1732_1261753169"/></text:p>
        <text:p text:style-name="P98">Esta función tiene por objeto <text:span text:style-name="T32">detener procesos. Es complementaria a </text:span><text:span text:style-name="T12"><text:user-defined style:data-style-name="N0" text:name="Start">Start_A</text:user-defined></text:span></text:p>
        <text:p text:style-name="P98">Puede ser invocada desde la línea de comando o bien desde otro comando.</text:p>
        <text:p text:style-name="P98">Si esta función es invocada por un comando que graba en un archivo de log, actualizarlo indicando el resultado de la operación</text:p>
        <text:p text:style-name="P98">Explicar claramente su invocación y uso en el README.</text:p>
        <text:p text:style-name="P121"><text:bookmark-start text:name="__RefHeading__1734_1261753169"/><text:bookmark-start text:name="__RefHeading__95_1096232427"/><text:user-defined style:data-style-name="N0" text:name="Mover">Mover_A</text:user-defined><text:bookmark-end text:name="__RefHeading__1734_1261753169"/><text:bookmark-end text:name="__RefHeading__95_1096232427"/></text:p>
        <text:p text:style-name="Text_20_body"><text:bookmark-start text:name="__RefHeading__1736_1261753169"/>Opciones y Parámetros<text:bookmark-end text:name="__RefHeading__1736_1261753169"/></text:p>
        <text:list xml:id="list2160177563" text:style-name="WW8Num11">
          <text:list-item>
            <text:p text:style-name="P168">Parámetro 1 (obligatorio): origen</text:p>
          </text:list-item>
          <text:list-item>
            <text:p text:style-name="P168">Parámetro 2 (obligatorio): destino</text:p>
          </text:list-item>
          <text:list-item>
            <text:p text:style-name="P168">Parámetro 3 (opcional): comando que la invoca</text:p>
          </text:list-item>
          <text:list-item>
            <text:p text:style-name="P183">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2"><text:user-defined style:data-style-name="N0" text:name="Mover">Mover_A</text:user-defined></text:span><text:span text:style-name="T19"> </text:span>debe devolver un código de retorno cero (0) si fue exitoso el movimiento o distinto de cero si tuvo errores. </text:p>
        <text:p text:style-name="P129"><text:bookmark-start text:name="__RefHeading__1740_1261753169"/>Pasos Sugeridos<text:bookmark-end text:name="__RefHeading__1740_1261753169"/></text:p>
        <text:list xml:id="list1908356874" text:style-name="WW8Num8">
          <text:list-item>
            <text:p text:style-name="P185">Antes de efectuar el movimiento, debe:</text:p>
            <text:list>
              <text:list-item>
                <text:p text:style-name="P185">Verificar si el origen y el destino son iguales. Si este fuera el caso, no mover</text:p>
              </text:list-item>
              <text:list-item>
                <text:p text:style-name="P185">Si el origen no existe o el destino no existe, es un error. Si este fuera el caso, no mover</text:p>
              </text:list-item>
              <text:list-item>
                <text:p text:style-name="P185">Verificar si es un archivo duplicado, es decir, si en el destino ya existe un archivo con ese mismo nombre. En este caso debe:</text:p>
                <text:list>
                  <text:list-item>
                    <text:p text:style-name="P185"><text:span text:style-name="T24">Ver si </text:span>existe dentro del directorio destino un subdirectorio /dup</text:p>
                    <text:list>
                      <text:list-item>
                        <text:p text:style-name="P153">si no existe, crearlo</text:p>
                      </text:list-item>
                    </text:list>
                  </text:list-item>
                  <text:list-item>
                    <text:p text:style-name="P185">Mover el archivo a ese subdirectorio con el siguiente nombre: &lt;nombre del archivo original&gt;.nnn dónde nnn es un número de secuencia que evita nombres duplicados, es decir, evita “sobreescribir” archivos.</text:p>
                  </text:list-item>
                  <text:list-item>
                    <text:p text:style-name="P185">Eliminar el archivo del directorio de origen</text:p>
                  </text:list-item>
                </text:list>
              </text:list-item>
            </text:list>
          </text:list-item>
        </text:list>
        <text:p text:style-name="P113">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83">Antes de MOVER</text:p>
            </table:table-cell>
            <table:table-cell table:style-name="Table27.A1" office:value-type="string">
              <text:p text:style-name="P83">Luego de MOVER</text:p>
            </table:table-cell>
          </table:table-row>
          <table:table-row table:style-name="Table27.1">
            <table:table-cell table:style-name="Table27.A2" office:value-type="string">
              <text:p text:style-name="P96">/data1/<text:span text:style-name="T62">arch.txt</text:span></text:p>
              <text:p text:style-name="P96">/data2/arch.txt</text:p>
              <text:p text:style-name="P96"/>
            </table:table-cell>
            <table:table-cell table:style-name="Table27.A2" office:value-type="string">
              <text:p text:style-name="P96">/data1</text:p>
              <text:p text:style-name="P96">/data2/arch.txt</text:p>
              <text:p text:style-name="P96">/data2/dup/<text:span text:style-name="T62">arch.txt.1</text:span></text:p>
            </table:table-cell>
          </table:table-row>
        </table:table>
        <text:list xml:id="list30799234" text:continue-numbering="true" text:style-name="WW8Num8">
          <text:list-item>
            <text:list>
              <text:list-item>
                <text:p text:style-name="P224">si no es un archivo duplicado, entonces hacer el move al destino indicado. </text:p>
              </text:list-item>
            </text:list>
          </text:list-item>
        </text:list>
        <text:p text:style-name="P113">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83">Antes de MOVER</text:p>
            </table:table-cell>
            <table:table-cell table:style-name="Table28.A1" office:value-type="string">
              <text:p text:style-name="P83">Luego de MOVER</text:p>
            </table:table-cell>
          </table:table-row>
          <table:table-row table:style-name="Table28.1">
            <table:table-cell table:style-name="Table28.A2" office:value-type="string">
              <text:p text:style-name="P96">/data1/<text:span text:style-name="T62">arch.txt</text:span></text:p>
              <text:p text:style-name="P96">/data2</text:p>
            </table:table-cell>
            <table:table-cell table:style-name="Table28.A2" office:value-type="string">
              <text:p text:style-name="P96">/data1</text:p>
              <text:p text:style-name="P83">/data2/<text:span text:style-name="T62">arch.txt</text:span></text:p>
            </table:table-cell>
          </table:table-row>
        </table:table>
        <text:p text:style-name="P133"/>
        <text:p text:style-name="P133"><text:bookmark-start text:name="__RefHeading__1742_1261753169"/><text:bookmark-start text:name="__RefHeading__97_1096232427"/><text:soft-page-break/><text:user-defined style:data-style-name="N0" text:name="Glog">Grabar_L</text:user-defined><text:bookmark-end text:name="__RefHeading__1742_1261753169"/><text:bookmark-end text:name="__RefHeading__97_1096232427"/></text:p>
        <text:p text:style-name="P134"><text:bookmark-start text:name="__RefHeading__1744_1261753169"/>Opciones y Parámetros<text:bookmark-end text:name="__RefHeading__1744_1261753169"/></text:p>
        <text:list xml:id="list393236794" text:style-name="WW8Num17">
          <text:list-item>
            <text:p text:style-name="P169">Parámetro 1 (obligatorio): comando</text:p>
          </text:list-item>
          <text:list-item>
            <text:p text:style-name="P169">Parámetro 2 (opcional): tipo de mensaje</text:p>
          </text:list-item>
          <text:list-item>
            <text:p text:style-name="P169">Parámetro 3 (obligatorio): mensaje</text:p>
          </text:list-item>
          <text:list-item>
            <text:p text:style-name="P184">Otros parámetros u opciones a especificar por el desarrollador</text:p>
          </text:list-item>
        </text:list>
        <text:p text:style-name="P117"><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28"><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4"><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3">LOGEXT</text:span> se construye el nombre del <text:span text:style-name="T63">Archivo de Log, </text:span>excepto para el log de la instalación que la extensión es siempre .log</text:p>
        <text:p text:style-name="Standard">El directorio donde se graba el log se indica en la variable de ambiente $<text:span text:style-name="T53">LOGDIR, </text:span>excepto para el log de la instalación que se graba en el directorio <text:span text:style-name="T53">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1"> LOGSIZE</text:span>.</text:p>
        <text:p text:style-name="Standard">Este tamaño máximo es un valor de referencia, en la práctica es posible encontrar archivos de log que superan el valor $<text:span text:style-name="T51">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50">¿Cuándo?</text:p>
        <text:p text:style-name="P114">Fecha y Hora, en el formato que deseen y calculada justo antes de la grabación.</text:p>
        <text:p text:style-name="P150">¿Quién?</text:p>
        <text:p text:style-name="P114"><text:soft-page-break/>Usuario, es el login del usuario</text:p>
        <text:p text:style-name="P150">¿Dónde?</text:p>
        <text:p text:style-name="P114">Comando, nombre del comando o función que genera el mensaje. </text:p>
        <text:p text:style-name="P114">Se apreciará la utilidad de este parámetro cuando la función <text:span text:style-name="T12"><text:user-defined style:data-style-name="N0" text:name="Mover">Mover_A</text:user-defined></text:span><text:span text:style-name="T12"> </text:span>deba generar mensajes de log </text:p>
        <text:p text:style-name="P150">¿Qué?</text:p>
        <text:p text:style-name="P114">Tipo de Mensaje: Existen cuatro tipos de mensajes: <text:s text:c="82"/></text:p>
        <text:list xml:id="list456610137" text:style-name="WW8Num31">
          <text:list-item>
            <text:p text:style-name="P186">I = INFORMATIVO: mensajes explicativos sobre el curso de ejecución del comando. Ej: Inicio de Ejecución</text:p>
          </text:list-item>
          <text:list-item>
            <text:p text:style-name="P186">W = WARNING (de alerta): mensajes de advertencia pero que no afectan la continuidad de ejecución del comando. Ej: Archivo duplicado</text:p>
          </text:list-item>
          <text:list-item>
            <text:p text:style-name="P186">E = ERROR: mensajes de error Ej: Archivo Inexistente.</text:p>
          </text:list-item>
          <text:list-item>
            <text:p text:style-name="P186">SE = SEVERAL ERROR: mensajes severos de error que provocarán la cancelación del comando: Ej: Archivo Maestro no encontrado</text:p>
          </text:list-item>
        </text:list>
        <text:p text:style-name="P150">¿Por qué?</text:p>
        <text:p text:style-name="P114">Mensaje, string de hasta 120 caracteres.</text:p>
        <text:p text:style-name="Standard"><text:span text:style-name="T24">Todo el mensaje debe registrarse en una sola línea, e</text:span>l separador de registros debe ser new line.</text:p>
        <text:p text:style-name="P54">ATENCION: Como el comando de instalación también debe grabar un log respetando la forma de escritura aquí indicada, aclare en las hipótesis generales del sistema que solución adoptaron para evitar duplicar este código</text:p>
        <text:p text:style-name="P106">FIN</text:p>
        <text:p text:style-name="P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212cm" fo:margin-bottom="0.176cm"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12cm" fo:margin-bottom="0.176cm"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12cm" fo:margin-bottom="0.176cm"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212cm" fo:margin-bottom="0.176cm"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2.498cm" fo:margin-right="0cm" fo:margin-top="0cm" fo:margin-bottom="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1.249cm" fo:margin-right="0cm" fo:margin-top="0cm" fo:margin-bottom="0cm" fo:text-indent="0cm" style:auto-text-indent="false"/>
    </style:style>
    <style:style style:name="Sangría_20_3_20_de_20_t._20_independiente" style:display-name="Sangría 3 de t. independiente" style:family="paragraph" style:parent-style-name="Standard">
      <style:paragraph-properties fo:margin="100%" fo:margin-left="1.905cm" fo:margin-right="0cm" fo:margin-top="0cm" fo:margin-bottom="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635cm" fo:margin-right="0cm" fo:margin-top="0.212cm" fo:margin-bottom="0.176cm" fo:text-indent="0cm" style:auto-text-indent="false"/>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ndex_20_2" style:display-name="Index 2" style:family="paragraph" style:parent-style-name="Standard" style:next-style-name="Standard" style:class="index">
      <style:paragraph-properties fo:margin="100%" fo:margin-left="0.706cm" fo:margin-right="0cm" fo:margin-top="0cm" fo:margin-bottom="0cm" fo:text-indent="-0.353cm" style:auto-text-indent="false"/>
    </style:style>
    <style:style style:name="Index_20_3" style:display-name="Index 3" style:family="paragraph" style:parent-style-name="Standard" style:next-style-name="Standard" style:class="index">
      <style:paragraph-properties fo:margin="100%" fo:margin-left="1.058cm" fo:margin-right="0cm" fo:margin-top="0cm" fo:margin-bottom="0cm" fo:text-indent="-0.353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176cm" fo:margin-bottom="0.176cm" fo:text-align="center" style:justify-single-word="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176cm" fo:margin-bottom="0.176cm"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176cm" fo:margin-bottom="0.176cm" fo:text-align="center" style:justify-single-word="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176cm" fo:margin-bottom="0.176cm"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176cm" fo:margin-bottom="0.176cm" fo:text-align="center" style:justify-single-word="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176cm" fo:margin-bottom="0.176cm"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176cm" fo:margin-bottom="0.176cm" fo:text-align="center" style:justify-single-word="false" fo:background-color="#ff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176cm" fo:margin-bottom="0.176cm" fo:text-align="center" style:justify-single-word="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176cm" fo:margin-bottom="0.176cm"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176cm" fo:margin-bottom="0.176cm" fo:text-align="center" style:justify-single-word="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176cm" fo:margin-bottom="0.176cm"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176cm" fo:margin-bottom="0.176cm" fo:text-align="center" style:justify-single-word="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176cm" fo:margin-bottom="0.176cm"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176cm" fo:margin-bottom="0.176cm" fo:text-align="center" style:justify-single-word="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176cm" fo:margin-bottom="0.176cm"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176cm" fo:margin-bottom="0.176cm"/>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1.524cm" fo:margin-right="0cm" fo:margin-top="0.212cm" fo:margin-bottom="0.176cm" fo:text-align="justify" style:justify-single-word="false" fo:orphans="0" fo:widows="0" fo:text-indent="-1.524cm" style:auto-text-indent="false">
        <style:tab-stops>
          <style:tab-stop style:position="1.524cm"/>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1.87cm" fo:text-indent="-0.201cm" fo:margin-left="0.801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16.877cm" fo:margin-left="-0.123cm" table:align="left" style:writing-mode="lr-tb"/>
    </style:style>
    <style:style style:name="Table29.A" style:family="table-column">
      <style:table-column-properties style:column-width="2.625cm"/>
    </style:style>
    <style:style style:name="Table29.B" style:family="table-column">
      <style:table-column-properties style:column-width="6.625cm"/>
    </style:style>
    <style:style style:name="Table29.C" style:family="table-column">
      <style:table-column-properties style:column-width="7.627cm"/>
    </style:style>
    <style:style style:name="Table29.1" style:family="table-row">
      <style:table-row-properties fo:keep-together="always"/>
    </style:style>
    <style:style style:name="Table29.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cm" fo:margin-bottom="0.176cm"/>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cm" fo:margin-bottom="0.176cm" fo:text-align="center" style:justify-single-word="false"/>
      <style:text-properties fo:font-style="italic" style:font-style-asian="italic"/>
    </style:style>
    <style:style style:name="MP6" style:family="paragraph" style:parent-style-name="Header">
      <style:paragraph-properties fo:margin-top="0cm" fo:margin-bottom="0.176cm"/>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cm" fo:margin-bottom="0.176cm"/>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672cm" fo:margin-left="0cm" fo:margin-right="0cm" fo:margin-top="1.573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1.058cm" svg:height="1.667cm" draw:z-index="0"><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28" draw:style-name="Mgr1" draw:text-style-name="MP7" svg:x1="0.048cm" svg:y1="0.129cm" svg:x2="15.542cm" svg:y2="0.129cm"><text:p/></draw:line></text:p>
      </style:header>
      <style:footer>
        <text:p text:style-name="MP8"><draw:line text:anchor-type="char" draw:z-index="85" draw:style-name="Mgr1" draw:text-style-name="MP7" svg:x1="0.048cm" svg:y1="0.095cm" svg:x2="15.542cm" svg:y2="0.095cm"><text:p/></draw:line></text:p>
        <text:p text:style-name="Header">Grupo: <text:span text:style-name="MT3">3</text:span> Tema: <text:user-defined style:data-style-name="N0" text:name="Tema">A</text:user-defined> <text:tab/><text:tab/>Página <text:span text:style-name="Page_20_Number"><text:page-number text:select-page="current">43</text:page-number></text:span><text:span text:style-name="Page_20_Number"> de </text:span><text:span text:style-name="Page_20_Number"><text:page-count style:num-format="1">43</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Nicolas </dc:creator>
    <dc:date>2013-10-16T00:35:49</dc:date>
    <meta:print-date>2013-09-16T22:59:00</meta:print-date>
    <meta:editing-cycles>31</meta:editing-cycles>
    <meta:editing-duration>P2171DT10H39M19S</meta:editing-duration>
    <meta:generator>LibreOffice/3.5$Linux_x86 LibreOffice_project/350m1$Build-2</meta:generator>
    <meta:document-statistic meta:table-count="29" meta:image-count="1" meta:object-count="0" meta:page-count="43" meta:paragraph-count="1635" meta:word-count="11289" meta:character-count="71010" meta:non-whitespace-character-count="61148"/>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